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59.99mm" svg:height="89.99mm" svg:x="304.49mm" svg:y="18.01mm">
            <loext:p draw:notify-on-update-of-ranges="graph.A1:graph.A800 graph.B1:graph.B800 graph.A1:graph.A800 graph.C1:graph.C800 graph.A1:graph.A800 graph.D1:graph.D800 graph.A1:graph.A800 graph.E1:graph.E8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9.96mm" svg:y="15.35mm">
            <loext:p draw:notify-on-update-of-ranges="graph.A1:graph.A800 graph.F1:graph.F8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-299" calcext:value-type="float">
            <text:p>-299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-298" calcext:value-type="float">
            <text:p>-2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,5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-297" calcext:value-type="float">
            <text:p>-297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-296" calcext:value-type="float">
            <text:p>-2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,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-295" calcext:value-type="float">
            <text:p>-295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-294" calcext:value-type="float">
            <text:p>-29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5" calcext:value-type="float">
            <text:p>-3,5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-293" calcext:value-type="float">
            <text:p>-293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-292" calcext:value-type="float">
            <text:p>-29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.5" calcext:value-type="float">
            <text:p>-4,5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-291" calcext:value-type="float">
            <text:p>-291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-290" calcext:value-type="float">
            <text:p>-29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.5" calcext:value-type="float">
            <text:p>-5,5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-289" calcext:value-type="float">
            <text:p>-289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-288" calcext:value-type="float">
            <text:p>-28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5" calcext:value-type="float">
            <text:p>-6,5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-287" calcext:value-type="float">
            <text:p>-287</text:p>
          </table:table-cell>
          <table:table-cell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-286" calcext:value-type="float">
            <text:p>-28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5" calcext:value-type="float">
            <text:p>-7,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-285" calcext:value-type="float">
            <text:p>-285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-284" calcext:value-type="float">
            <text:p>-28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5" calcext:value-type="float">
            <text:p>-8,5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-283" calcext:value-type="float">
            <text:p>-283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-282" calcext:value-type="float">
            <text:p>-28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.5" calcext:value-type="float">
            <text:p>-9,5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-281" calcext:value-type="float">
            <text:p>-281</text:p>
          </table:table-cell>
          <table:table-cell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-280" calcext:value-type="float">
            <text:p>-28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.5" calcext:value-type="float">
            <text:p>-10,5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-279" calcext:value-type="float">
            <text:p>-279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-278" calcext:value-type="float">
            <text:p>-27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.5" calcext:value-type="float">
            <text:p>-11,5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-277" calcext:value-type="float">
            <text:p>-277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-276" calcext:value-type="float">
            <text:p>-27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5" calcext:value-type="float">
            <text:p>-12,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-275" calcext:value-type="float">
            <text:p>-275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-274" calcext:value-type="float">
            <text:p>-27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.5" calcext:value-type="float">
            <text:p>-13,5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-273" calcext:value-type="float">
            <text:p>-273</text:p>
          </table:table-cell>
          <table:table-cell office:value-type="float" office:value="-13.5" calcext:value-type="float">
            <text:p>-13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-272" calcext:value-type="float">
            <text:p>-27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.5" calcext:value-type="float">
            <text:p>-14,5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-271" calcext:value-type="float">
            <text:p>-271</text:p>
          </table:table-cell>
          <table:table-cell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-270" calcext:value-type="float">
            <text:p>-27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.5" calcext:value-type="float">
            <text:p>-15,5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-269" calcext:value-type="float">
            <text:p>-269</text:p>
          </table:table-cell>
          <table:table-cell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-268" calcext:value-type="float">
            <text:p>-26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.5" calcext:value-type="float">
            <text:p>-16,5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-267" calcext:value-type="float">
            <text:p>-267</text:p>
          </table:table-cell>
          <table:table-cell office:value-type="float" office:value="-16.5" calcext:value-type="float">
            <text:p>-16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-266" calcext:value-type="float">
            <text:p>-26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5" calcext:value-type="float">
            <text:p>-17,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-265" calcext:value-type="float">
            <text:p>-265</text:p>
          </table:table-cell>
          <table:table-cell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-264" calcext:value-type="float">
            <text:p>-26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.5" calcext:value-type="float">
            <text:p>-18,5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-263" calcext:value-type="float">
            <text:p>-263</text:p>
          </table:table-cell>
          <table:table-cell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-262" calcext:value-type="float">
            <text:p>-26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.5" calcext:value-type="float">
            <text:p>-19,5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-261" calcext:value-type="float">
            <text:p>-261</text:p>
          </table:table-cell>
          <table:table-cell office:value-type="float" office:value="-19.5" calcext:value-type="float">
            <text:p>-19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-260" calcext:value-type="float">
            <text:p>-26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.5" calcext:value-type="float">
            <text:p>-20,5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-259" calcext:value-type="float">
            <text:p>-259</text:p>
          </table:table-cell>
          <table:table-cell office:value-type="float" office:value="-20.5" calcext:value-type="float">
            <text:p>-20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" calcext:value-type="float">
            <text:p>-21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-258" calcext:value-type="float">
            <text:p>-2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1.5" calcext:value-type="float">
            <text:p>-21,5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-257" calcext:value-type="float">
            <text:p>-257</text:p>
          </table:table-cell>
          <table:table-cell office:value-type="float" office:value="-21.5" calcext:value-type="float">
            <text:p>-21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" calcext:value-type="float">
            <text:p>-22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-256" calcext:value-type="float">
            <text:p>-25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.5" calcext:value-type="float">
            <text:p>-22,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-255" calcext:value-type="float">
            <text:p>-255</text:p>
          </table:table-cell>
          <table:table-cell office:value-type="float" office:value="-22.5" calcext:value-type="float">
            <text:p>-22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3" calcext:value-type="float">
            <text:p>-23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-254" calcext:value-type="float">
            <text:p>-25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3.5" calcext:value-type="float">
            <text:p>-23,5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-253" calcext:value-type="float">
            <text:p>-253</text:p>
          </table:table-cell>
          <table:table-cell office:value-type="float" office:value="-23.5" calcext:value-type="float">
            <text:p>-23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4" calcext:value-type="float">
            <text:p>-24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-252" calcext:value-type="float">
            <text:p>-25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4.5" calcext:value-type="float">
            <text:p>-24,5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-251" calcext:value-type="float">
            <text:p>-251</text:p>
          </table:table-cell>
          <table:table-cell office:value-type="float" office:value="-24.5" calcext:value-type="float">
            <text:p>-24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-250" calcext:value-type="float">
            <text:p>-25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5.5" calcext:value-type="float">
            <text:p>-25,5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-249" calcext:value-type="float">
            <text:p>-249</text:p>
          </table:table-cell>
          <table:table-cell office:value-type="float" office:value="-25.5" calcext:value-type="float">
            <text:p>-25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-248" calcext:value-type="float">
            <text:p>-2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6.5" calcext:value-type="float">
            <text:p>-26,5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-247" calcext:value-type="float">
            <text:p>-247</text:p>
          </table:table-cell>
          <table:table-cell office:value-type="float" office:value="-26.5" calcext:value-type="float">
            <text:p>-26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7" calcext:value-type="float">
            <text:p>-27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-246" calcext:value-type="float">
            <text:p>-24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7.5" calcext:value-type="float">
            <text:p>-27,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-245" calcext:value-type="float">
            <text:p>-245</text:p>
          </table:table-cell>
          <table:table-cell office:value-type="float" office:value="-27.5" calcext:value-type="float">
            <text:p>-2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8" calcext:value-type="float">
            <text:p>-28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-244" calcext:value-type="float">
            <text:p>-24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8.5" calcext:value-type="float">
            <text:p>-28,5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-243" calcext:value-type="float">
            <text:p>-243</text:p>
          </table:table-cell>
          <table:table-cell office:value-type="float" office:value="-28.5" calcext:value-type="float">
            <text:p>-2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9" calcext:value-type="float">
            <text:p>-29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-242" calcext:value-type="float">
            <text:p>-24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9.5" calcext:value-type="float">
            <text:p>-29,5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-241" calcext:value-type="float">
            <text:p>-241</text:p>
          </table:table-cell>
          <table:table-cell office:value-type="float" office:value="-29.5" calcext:value-type="float">
            <text:p>-29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-240" calcext:value-type="float">
            <text:p>-24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0.5" calcext:value-type="float">
            <text:p>-30,5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-239" calcext:value-type="float">
            <text:p>-239</text:p>
          </table:table-cell>
          <table:table-cell office:value-type="float" office:value="-30.5" calcext:value-type="float">
            <text:p>-30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1" calcext:value-type="float">
            <text:p>-31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-238" calcext:value-type="float">
            <text:p>-23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1.5" calcext:value-type="float">
            <text:p>-31,5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-237" calcext:value-type="float">
            <text:p>-237</text:p>
          </table:table-cell>
          <table:table-cell office:value-type="float" office:value="-31.5" calcext:value-type="float">
            <text:p>-31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2" calcext:value-type="float">
            <text:p>-32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-236" calcext:value-type="float">
            <text:p>-23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2.5" calcext:value-type="float">
            <text:p>-32,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-235" calcext:value-type="float">
            <text:p>-235</text:p>
          </table:table-cell>
          <table:table-cell office:value-type="float" office:value="-32.5" calcext:value-type="float">
            <text:p>-32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-234" calcext:value-type="float">
            <text:p>-23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3.5" calcext:value-type="float">
            <text:p>-33,5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-233" calcext:value-type="float">
            <text:p>-23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-232" calcext:value-type="float">
            <text:p>-23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4.5" calcext:value-type="float">
            <text:p>-34,5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-231" calcext:value-type="float">
            <text:p>-23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-230" calcext:value-type="float">
            <text:p>-23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5.5" calcext:value-type="float">
            <text:p>-35,5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-229" calcext:value-type="float">
            <text:p>-229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-228" calcext:value-type="float">
            <text:p>-22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6.5" calcext:value-type="float">
            <text:p>-36,5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-227" calcext:value-type="float">
            <text:p>-22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7" calcext:value-type="float">
            <text:p>-37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-226" calcext:value-type="float">
            <text:p>-22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7.5" calcext:value-type="float">
            <text:p>-37,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-225" calcext:value-type="float">
            <text:p>-22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8" calcext:value-type="float">
            <text:p>-38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-224" calcext:value-type="float">
            <text:p>-22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8.5" calcext:value-type="float">
            <text:p>-38,5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-223" calcext:value-type="float">
            <text:p>-22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9" calcext:value-type="float">
            <text:p>-39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-222" calcext:value-type="float">
            <text:p>-22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9.5" calcext:value-type="float">
            <text:p>-39,5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-221" calcext:value-type="float">
            <text:p>-22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-220" calcext:value-type="float">
            <text:p>-22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0.5" calcext:value-type="float">
            <text:p>-40,5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219" calcext:value-type="float">
            <text:p>-21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1" calcext:value-type="float">
            <text:p>-41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-218" calcext:value-type="float">
            <text:p>-21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1.5" calcext:value-type="float">
            <text:p>-41,5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-217" calcext:value-type="float">
            <text:p>-21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-216" calcext:value-type="float">
            <text:p>-2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2.5" calcext:value-type="float">
            <text:p>-42,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-215" calcext:value-type="float">
            <text:p>-2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-214" calcext:value-type="float">
            <text:p>-21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3.5" calcext:value-type="float">
            <text:p>-43,5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4" calcext:value-type="float">
            <text:p>-44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-212" calcext:value-type="float">
            <text:p>-21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4.5" calcext:value-type="float">
            <text:p>-44,5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-210" calcext:value-type="float">
            <text:p>-2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5.5" calcext:value-type="float">
            <text:p>-45,5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-209" calcext:value-type="float">
            <text:p>-20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6" calcext:value-type="float">
            <text:p>-46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208" calcext:value-type="float">
            <text:p>-20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6.5" calcext:value-type="float">
            <text:p>-46,5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-207" calcext:value-type="float">
            <text:p>-20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7" calcext:value-type="float">
            <text:p>-47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-206" calcext:value-type="float">
            <text:p>-20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7.5" calcext:value-type="float">
            <text:p>-47,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-205" calcext:value-type="float">
            <text:p>-20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8.5" calcext:value-type="float">
            <text:p>-48,5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9" calcext:value-type="float">
            <text:p>-49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-202" calcext:value-type="float">
            <text:p>-2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9.5" calcext:value-type="float">
            <text:p>-49,5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0.5" calcext:value-type="float">
            <text:p>-50,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51.5" calcext:value-type="float">
            <text:p>-51,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2.5" calcext:value-type="float">
            <text:p>-52,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53" calcext:value-type="float">
            <text:p>-53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53.5" calcext:value-type="float">
            <text:p>-53,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4.5" calcext:value-type="float">
            <text:p>-54,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5.5" calcext:value-type="float">
            <text:p>-55,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6" calcext:value-type="float">
            <text:p>-56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6.5" calcext:value-type="float">
            <text:p>-56,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57" calcext:value-type="float">
            <text:p>-57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7.5" calcext:value-type="float">
            <text:p>-57,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58.5" calcext:value-type="float">
            <text:p>-58,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59" calcext:value-type="float">
            <text:p>-59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9.5" calcext:value-type="float">
            <text:p>-59,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0" calcext:value-type="float">
            <text:p>-6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0.5" calcext:value-type="float">
            <text:p>-60,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1" calcext:value-type="float">
            <text:p>-61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1.5" calcext:value-type="float">
            <text:p>-61,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2" calcext:value-type="float">
            <text:p>-62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2.5" calcext:value-type="float">
            <text:p>-62,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3" calcext:value-type="float">
            <text:p>-63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3.5" calcext:value-type="float">
            <text:p>-63,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4" calcext:value-type="float">
            <text:p>-64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4.5" calcext:value-type="float">
            <text:p>-64,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5" calcext:value-type="float">
            <text:p>-65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5.5" calcext:value-type="float">
            <text:p>-65,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6" calcext:value-type="float">
            <text:p>-66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6.5" calcext:value-type="float">
            <text:p>-66,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7" calcext:value-type="float">
            <text:p>-67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7.5" calcext:value-type="float">
            <text:p>-67,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8" calcext:value-type="float">
            <text:p>-68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8.5" calcext:value-type="float">
            <text:p>-68,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9" calcext:value-type="float">
            <text:p>-69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9.5" calcext:value-type="float">
            <text:p>-69,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0" calcext:value-type="float">
            <text:p>-7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0.5" calcext:value-type="float">
            <text:p>-70,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1" calcext:value-type="float">
            <text:p>-71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71.5" calcext:value-type="float">
            <text:p>-71,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72" calcext:value-type="float">
            <text:p>-72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2.5" calcext:value-type="float">
            <text:p>-72,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3" calcext:value-type="float">
            <text:p>-73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73.5" calcext:value-type="float">
            <text:p>-73,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74" calcext:value-type="float">
            <text:p>-74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74.5" calcext:value-type="float">
            <text:p>-74,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75" calcext:value-type="float">
            <text:p>-7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75.5" calcext:value-type="float">
            <text:p>-75,5</text:p>
          </table:table-cell>
          <table:table-cell office:value-type="float" office:value="49.5" calcext:value-type="float">
            <text:p>49,5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76" calcext:value-type="float">
            <text:p>-76</text:p>
          </table:table-cell>
          <table:table-cell office:value-type="float" office:value="49" calcext:value-type="float">
            <text:p>49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76.5" calcext:value-type="float">
            <text:p>-76,5</text:p>
          </table:table-cell>
          <table:table-cell office:value-type="float" office:value="48.5" calcext:value-type="float">
            <text:p>48,5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77" calcext:value-type="float">
            <text:p>-77</text:p>
          </table:table-cell>
          <table:table-cell office:value-type="float" office:value="48" calcext:value-type="float">
            <text:p>48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77.5" calcext:value-type="float">
            <text:p>-77,5</text:p>
          </table:table-cell>
          <table:table-cell office:value-type="float" office:value="47.5" calcext:value-type="float">
            <text:p>47,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78" calcext:value-type="float">
            <text:p>-78</text:p>
          </table:table-cell>
          <table:table-cell office:value-type="float" office:value="47" calcext:value-type="float">
            <text:p>47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8.5" calcext:value-type="float">
            <text:p>-78,5</text:p>
          </table:table-cell>
          <table:table-cell office:value-type="float" office:value="46.5" calcext:value-type="float">
            <text:p>46,5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79" calcext:value-type="float">
            <text:p>-79</text:p>
          </table:table-cell>
          <table:table-cell office:value-type="float" office:value="46" calcext:value-type="float">
            <text:p>46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79.5" calcext:value-type="float">
            <text:p>-79,5</text:p>
          </table:table-cell>
          <table:table-cell office:value-type="float" office:value="45.5" calcext:value-type="float">
            <text:p>45,5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0" calcext:value-type="float">
            <text:p>-80</text:p>
          </table:table-cell>
          <table:table-cell office:value-type="float" office:value="45" calcext:value-type="float">
            <text:p>45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0.5" calcext:value-type="float">
            <text:p>-80,5</text:p>
          </table:table-cell>
          <table:table-cell office:value-type="float" office:value="44.5" calcext:value-type="float">
            <text:p>44,5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1" calcext:value-type="float">
            <text:p>-81</text:p>
          </table:table-cell>
          <table:table-cell office:value-type="float" office:value="44" calcext:value-type="float">
            <text:p>44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1.5" calcext:value-type="float">
            <text:p>-81,5</text:p>
          </table:table-cell>
          <table:table-cell office:value-type="float" office:value="43.5" calcext:value-type="float">
            <text:p>43,5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2" calcext:value-type="float">
            <text:p>-82</text:p>
          </table:table-cell>
          <table:table-cell office:value-type="float" office:value="43" calcext:value-type="float">
            <text:p>43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2.5" calcext:value-type="float">
            <text:p>-82,5</text:p>
          </table:table-cell>
          <table:table-cell office:value-type="float" office:value="42.5" calcext:value-type="float">
            <text:p>42,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3" calcext:value-type="float">
            <text:p>-83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3.5" calcext:value-type="float">
            <text:p>-83,5</text:p>
          </table:table-cell>
          <table:table-cell office:value-type="float" office:value="41.5" calcext:value-type="float">
            <text:p>41,5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4" calcext:value-type="float">
            <text:p>-84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4.5" calcext:value-type="float">
            <text:p>-84,5</text:p>
          </table:table-cell>
          <table:table-cell office:value-type="float" office:value="40.5" calcext:value-type="float">
            <text:p>40,5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5" calcext:value-type="float">
            <text:p>-85</text:p>
          </table:table-cell>
          <table:table-cell office:value-type="float" office:value="40" calcext:value-type="float">
            <text:p>40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5.5" calcext:value-type="float">
            <text:p>-85,5</text:p>
          </table:table-cell>
          <table:table-cell office:value-type="float" office:value="39.5" calcext:value-type="float">
            <text:p>39,5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6" calcext:value-type="float">
            <text:p>-86</text:p>
          </table:table-cell>
          <table:table-cell office:value-type="float" office:value="39" calcext:value-type="float">
            <text:p>39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6.5" calcext:value-type="float">
            <text:p>-86,5</text:p>
          </table:table-cell>
          <table:table-cell office:value-type="float" office:value="38.5" calcext:value-type="float">
            <text:p>38,5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7" calcext:value-type="float">
            <text:p>-87</text:p>
          </table:table-cell>
          <table:table-cell office:value-type="float" office:value="38" calcext:value-type="float">
            <text:p>38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7.5" calcext:value-type="float">
            <text:p>-87,5</text:p>
          </table:table-cell>
          <table:table-cell office:value-type="float" office:value="37.5" calcext:value-type="float">
            <text:p>37,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8" calcext:value-type="float">
            <text:p>-88</text:p>
          </table:table-cell>
          <table:table-cell office:value-type="float" office:value="37" calcext:value-type="float">
            <text:p>37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8.5" calcext:value-type="float">
            <text:p>-88,5</text:p>
          </table:table-cell>
          <table:table-cell office:value-type="float" office:value="36.5" calcext:value-type="float">
            <text:p>36,5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9" calcext:value-type="float">
            <text:p>-89</text:p>
          </table:table-cell>
          <table:table-cell office:value-type="float" office:value="36" calcext:value-type="float">
            <text:p>36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9.5" calcext:value-type="float">
            <text:p>-89,5</text:p>
          </table:table-cell>
          <table:table-cell office:value-type="float" office:value="35.5" calcext:value-type="float">
            <text:p>35,5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35" calcext:value-type="float">
            <text:p>35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90.5" calcext:value-type="float">
            <text:p>-90,5</text:p>
          </table:table-cell>
          <table:table-cell office:value-type="float" office:value="34.5" calcext:value-type="float">
            <text:p>34,5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91" calcext:value-type="float">
            <text:p>-91</text:p>
          </table:table-cell>
          <table:table-cell office:value-type="float" office:value="34" calcext:value-type="float">
            <text:p>34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91.5" calcext:value-type="float">
            <text:p>-91,5</text:p>
          </table:table-cell>
          <table:table-cell office:value-type="float" office:value="33.5" calcext:value-type="float">
            <text:p>33,5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92" calcext:value-type="float">
            <text:p>-92</text:p>
          </table:table-cell>
          <table:table-cell office:value-type="float" office:value="33" calcext:value-type="float">
            <text:p>33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92.5" calcext:value-type="float">
            <text:p>-92,5</text:p>
          </table:table-cell>
          <table:table-cell office:value-type="float" office:value="32.5" calcext:value-type="float">
            <text:p>32,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93" calcext:value-type="float">
            <text:p>-93</text:p>
          </table:table-cell>
          <table:table-cell office:value-type="float" office:value="32" calcext:value-type="float">
            <text:p>32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93.5" calcext:value-type="float">
            <text:p>-93,5</text:p>
          </table:table-cell>
          <table:table-cell office:value-type="float" office:value="31.5" calcext:value-type="float">
            <text:p>31,5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94" calcext:value-type="float">
            <text:p>-94</text:p>
          </table:table-cell>
          <table:table-cell office:value-type="float" office:value="31" calcext:value-type="float">
            <text:p>31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94.5" calcext:value-type="float">
            <text:p>-94,5</text:p>
          </table:table-cell>
          <table:table-cell office:value-type="float" office:value="30.5" calcext:value-type="float">
            <text:p>30,5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95" calcext:value-type="float">
            <text:p>-95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95.5" calcext:value-type="float">
            <text:p>-95,5</text:p>
          </table:table-cell>
          <table:table-cell office:value-type="float" office:value="29.5" calcext:value-type="float">
            <text:p>29,5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96" calcext:value-type="float">
            <text:p>-96</text:p>
          </table:table-cell>
          <table:table-cell office:value-type="float" office:value="29" calcext:value-type="float">
            <text:p>29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96.5" calcext:value-type="float">
            <text:p>-96,5</text:p>
          </table:table-cell>
          <table:table-cell office:value-type="float" office:value="28.5" calcext:value-type="float">
            <text:p>28,5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97" calcext:value-type="float">
            <text:p>-97</text:p>
          </table:table-cell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97.5" calcext:value-type="float">
            <text:p>-97,5</text:p>
          </table:table-cell>
          <table:table-cell office:value-type="float" office:value="27.5" calcext:value-type="float">
            <text:p>27,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98" calcext:value-type="float">
            <text:p>-98</text:p>
          </table:table-cell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98.5" calcext:value-type="float">
            <text:p>-98,5</text:p>
          </table:table-cell>
          <table:table-cell office:value-type="float" office:value="26.5" calcext:value-type="float">
            <text:p>26,5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99" calcext:value-type="float">
            <text:p>-99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99.5" calcext:value-type="float">
            <text:p>-99,5</text:p>
          </table:table-cell>
          <table:table-cell office:value-type="float" office:value="25.5" calcext:value-type="float">
            <text:p>25,5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25.5" calcext:value-type="float">
            <text:p>25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00" calcext:value-type="float">
            <text:p>-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00.5" calcext:value-type="float">
            <text:p>-100,5</text:p>
          </table:table-cell>
          <table:table-cell office:value-type="float" office:value="24.5" calcext:value-type="float">
            <text:p>24,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01" calcext:value-type="float">
            <text:p>-10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01.5" calcext:value-type="float">
            <text:p>-101,5</text:p>
          </table:table-cell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02" calcext:value-type="float">
            <text:p>-10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02.5" calcext:value-type="float">
            <text:p>-102,5</text:p>
          </table:table-cell>
          <table:table-cell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03" calcext:value-type="float">
            <text:p>-10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03.5" calcext:value-type="float">
            <text:p>-103,5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04" calcext:value-type="float">
            <text:p>-10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04.5" calcext:value-type="float">
            <text:p>-104,5</text:p>
          </table:table-cell>
          <table:table-cell office:value-type="float" office:value="20.5" calcext:value-type="float">
            <text:p>20,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05" calcext:value-type="float">
            <text:p>-10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5.5" calcext:value-type="float">
            <text:p>-105,5</text:p>
          </table:table-cell>
          <table:table-cell office:value-type="float" office:value="19.5" calcext:value-type="float">
            <text:p>19,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06" calcext:value-type="float">
            <text:p>-10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06.5" calcext:value-type="float">
            <text:p>-106,5</text:p>
          </table:table-cell>
          <table:table-cell office:value-type="float" office:value="18.5" calcext:value-type="float">
            <text:p>18,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07" calcext:value-type="float">
            <text:p>-10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07.5" calcext:value-type="float">
            <text:p>-107,5</text:p>
          </table:table-cell>
          <table:table-cell office:value-type="float" office:value="17.5" calcext:value-type="float">
            <text:p>17,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08" calcext:value-type="float">
            <text:p>-10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08.5" calcext:value-type="float">
            <text:p>-108,5</text:p>
          </table:table-cell>
          <table:table-cell office:value-type="float" office:value="16.5" calcext:value-type="float">
            <text:p>16,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09" calcext:value-type="float">
            <text:p>-10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09.5" calcext:value-type="float">
            <text:p>-109,5</text:p>
          </table:table-cell>
          <table:table-cell office:value-type="float" office:value="15.5" calcext:value-type="float">
            <text:p>15,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10" calcext:value-type="float">
            <text:p>-1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0.5" calcext:value-type="float">
            <text:p>-110,5</text:p>
          </table:table-cell>
          <table:table-cell office:value-type="float" office:value="14.5" calcext:value-type="float">
            <text:p>14,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11" calcext:value-type="float">
            <text:p>-1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1.5" calcext:value-type="float">
            <text:p>-111,5</text:p>
          </table:table-cell>
          <table:table-cell office:value-type="float" office:value="13.5" calcext:value-type="float">
            <text:p>13,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12" calcext:value-type="float">
            <text:p>-1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2.5" calcext:value-type="float">
            <text:p>12,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13" calcext:value-type="float">
            <text:p>-11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1.5" calcext:value-type="float">
            <text:p>11,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14" calcext:value-type="float">
            <text:p>-11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4.5" calcext:value-type="float">
            <text:p>-114,5</text:p>
          </table:table-cell>
          <table:table-cell office:value-type="float" office:value="10.5" calcext:value-type="float">
            <text:p>10,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15" calcext:value-type="float">
            <text:p>-1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5.5" calcext:value-type="float">
            <text:p>-115,5</text:p>
          </table:table-cell>
          <table:table-cell office:value-type="float" office:value="9.5" calcext:value-type="float">
            <text:p>9,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16" calcext:value-type="float">
            <text:p>-11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6.5" calcext:value-type="float">
            <text:p>-116,5</text:p>
          </table:table-cell>
          <table:table-cell office:value-type="float" office:value="8.5" calcext:value-type="float">
            <text:p>8,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17" calcext:value-type="float">
            <text:p>-11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7.5" calcext:value-type="float">
            <text:p>-117,5</text:p>
          </table:table-cell>
          <table:table-cell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18" calcext:value-type="float">
            <text:p>-11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8.5" calcext:value-type="float">
            <text:p>-118,5</text:p>
          </table:table-cell>
          <table:table-cell office:value-type="float" office:value="6.5" calcext:value-type="float">
            <text:p>6,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19" calcext:value-type="float">
            <text:p>-11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9.5" calcext:value-type="float">
            <text:p>-119,5</text:p>
          </table:table-cell>
          <table:table-cell office:value-type="float" office:value="5.5" calcext:value-type="float">
            <text:p>5,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20" calcext:value-type="float">
            <text:p>-1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0.5" calcext:value-type="float">
            <text:p>-120,5</text:p>
          </table:table-cell>
          <table:table-cell office:value-type="float" office:value="4.5" calcext:value-type="float">
            <text:p>4,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1.5" calcext:value-type="float">
            <text:p>-121,5</text:p>
          </table:table-cell>
          <table:table-cell office:value-type="float" office:value="3.5" calcext:value-type="float">
            <text:p>3,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22" calcext:value-type="float">
            <text:p>-12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2.5" calcext:value-type="float">
            <text:p>-122,5</text:p>
          </table:table-cell>
          <table:table-cell office:value-type="float" office:value="2.5" calcext:value-type="float">
            <text:p>2,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23" calcext:value-type="float">
            <text:p>-1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3.5" calcext:value-type="float">
            <text:p>-123,5</text:p>
          </table:table-cell>
          <table:table-cell office:value-type="float" office:value="1.5" calcext:value-type="float">
            <text:p>1,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4.5" calcext:value-type="float">
            <text:p>-124,5</text:p>
          </table:table-cell>
          <table:table-cell office:value-type="float" office:value="0.5" calcext:value-type="float">
            <text:p>0,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25" calcext:value-type="float">
            <text:p>-1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5.5" calcext:value-type="float">
            <text:p>-125,5</text:p>
          </table:table-cell>
          <table:table-cell office:value-type="float" office:value="-0.5" calcext:value-type="float">
            <text:p>-0,5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26" calcext:value-type="float">
            <text:p>-126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26.5" calcext:value-type="float">
            <text:p>-126,5</text:p>
          </table:table-cell>
          <table:table-cell office:value-type="float" office:value="-1.5" calcext:value-type="float">
            <text:p>-1,5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27" calcext:value-type="float">
            <text:p>-127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27.5" calcext:value-type="float">
            <text:p>-127,5</text:p>
          </table:table-cell>
          <table:table-cell office:value-type="float" office:value="-2.5" calcext:value-type="float">
            <text:p>-2,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28" calcext:value-type="float">
            <text:p>-128</text:p>
          </table:table-cell>
          <table:table-cell office:value-type="float" office:value="-3" calcext:value-type="float">
            <text:p>-3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.5" calcext:value-type="float">
            <text:p>-128,5</text:p>
          </table:table-cell>
          <table:table-cell office:value-type="float" office:value="-3.5" calcext:value-type="float">
            <text:p>-3,5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9" calcext:value-type="float">
            <text:p>-129</text:p>
          </table:table-cell>
          <table:table-cell office:value-type="float" office:value="-4" calcext:value-type="float">
            <text:p>-4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9.5" calcext:value-type="float">
            <text:p>-129,5</text:p>
          </table:table-cell>
          <table:table-cell office:value-type="float" office:value="-4.5" calcext:value-type="float">
            <text:p>-4,5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30" calcext:value-type="float">
            <text:p>-130</text:p>
          </table:table-cell>
          <table:table-cell office:value-type="float" office:value="-5" calcext:value-type="float">
            <text:p>-5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30.5" calcext:value-type="float">
            <text:p>-130,5</text:p>
          </table:table-cell>
          <table:table-cell office:value-type="float" office:value="-5.5" calcext:value-type="float">
            <text:p>-5,5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31" calcext:value-type="float">
            <text:p>-131</text:p>
          </table:table-cell>
          <table:table-cell office:value-type="float" office:value="-6" calcext:value-type="float">
            <text:p>-6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31.5" calcext:value-type="float">
            <text:p>-131,5</text:p>
          </table:table-cell>
          <table:table-cell office:value-type="float" office:value="-6.5" calcext:value-type="float">
            <text:p>-6,5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32" calcext:value-type="float">
            <text:p>-132</text:p>
          </table:table-cell>
          <table:table-cell office:value-type="float" office:value="-7" calcext:value-type="float">
            <text:p>-7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32.5" calcext:value-type="float">
            <text:p>-132,5</text:p>
          </table:table-cell>
          <table:table-cell office:value-type="float" office:value="-7.5" calcext:value-type="float">
            <text:p>-7,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33" calcext:value-type="float">
            <text:p>-133</text:p>
          </table:table-cell>
          <table:table-cell office:value-type="float" office:value="-8" calcext:value-type="float">
            <text:p>-8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3.5" calcext:value-type="float">
            <text:p>-133,5</text:p>
          </table:table-cell>
          <table:table-cell office:value-type="float" office:value="-8.5" calcext:value-type="float">
            <text:p>-8,5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4" calcext:value-type="float">
            <text:p>-134</text:p>
          </table:table-cell>
          <table:table-cell office:value-type="float" office:value="-9" calcext:value-type="float">
            <text:p>-9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34.5" calcext:value-type="float">
            <text:p>-134,5</text:p>
          </table:table-cell>
          <table:table-cell office:value-type="float" office:value="-9.5" calcext:value-type="float">
            <text:p>-9,5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35" calcext:value-type="float">
            <text:p>-135</text:p>
          </table:table-cell>
          <table:table-cell office:value-type="float" office:value="-10" calcext:value-type="float">
            <text:p>-1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35.5" calcext:value-type="float">
            <text:p>-135,5</text:p>
          </table:table-cell>
          <table:table-cell office:value-type="float" office:value="-10.5" calcext:value-type="float">
            <text:p>-10,5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36" calcext:value-type="float">
            <text:p>-136</text:p>
          </table:table-cell>
          <table:table-cell office:value-type="float" office:value="-11" calcext:value-type="float">
            <text:p>-11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36.5" calcext:value-type="float">
            <text:p>-136,5</text:p>
          </table:table-cell>
          <table:table-cell office:value-type="float" office:value="-11.5" calcext:value-type="float">
            <text:p>-11,5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37" calcext:value-type="float">
            <text:p>-137</text:p>
          </table:table-cell>
          <table:table-cell office:value-type="float" office:value="-12" calcext:value-type="float">
            <text:p>-12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7.5" calcext:value-type="float">
            <text:p>-137,5</text:p>
          </table:table-cell>
          <table:table-cell office:value-type="float" office:value="-12.5" calcext:value-type="float">
            <text:p>-12,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38" calcext:value-type="float">
            <text:p>-138</text:p>
          </table:table-cell>
          <table:table-cell office:value-type="float" office:value="-13" calcext:value-type="float">
            <text:p>-13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38.5" calcext:value-type="float">
            <text:p>-138,5</text:p>
          </table:table-cell>
          <table:table-cell office:value-type="float" office:value="-13.5" calcext:value-type="float">
            <text:p>-13,5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39" calcext:value-type="float">
            <text:p>-139</text:p>
          </table:table-cell>
          <table:table-cell office:value-type="float" office:value="-14" calcext:value-type="float">
            <text:p>-14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39.5" calcext:value-type="float">
            <text:p>-139,5</text:p>
          </table:table-cell>
          <table:table-cell office:value-type="float" office:value="-14.5" calcext:value-type="float">
            <text:p>-14,5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40" calcext:value-type="float">
            <text:p>-140</text:p>
          </table:table-cell>
          <table:table-cell office:value-type="float" office:value="-15" calcext:value-type="float">
            <text:p>-15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0.5" calcext:value-type="float">
            <text:p>-140,5</text:p>
          </table:table-cell>
          <table:table-cell office:value-type="float" office:value="-15.5" calcext:value-type="float">
            <text:p>-15,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41" calcext:value-type="float">
            <text:p>-141</text:p>
          </table:table-cell>
          <table:table-cell office:value-type="float" office:value="-16" calcext:value-type="float">
            <text:p>-16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1.5" calcext:value-type="float">
            <text:p>-141,5</text:p>
          </table:table-cell>
          <table:table-cell office:value-type="float" office:value="-16.5" calcext:value-type="float">
            <text:p>-16,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42" calcext:value-type="float">
            <text:p>-142</text:p>
          </table:table-cell>
          <table:table-cell office:value-type="float" office:value="-17" calcext:value-type="float">
            <text:p>-17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42.5" calcext:value-type="float">
            <text:p>-142,5</text:p>
          </table:table-cell>
          <table:table-cell office:value-type="float" office:value="-17.5" calcext:value-type="float">
            <text:p>-17,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43" calcext:value-type="float">
            <text:p>-143</text:p>
          </table:table-cell>
          <table:table-cell office:value-type="float" office:value="-18" calcext:value-type="float">
            <text:p>-18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43.5" calcext:value-type="float">
            <text:p>-143,5</text:p>
          </table:table-cell>
          <table:table-cell office:value-type="float" office:value="-18.5" calcext:value-type="float">
            <text:p>-18,5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44" calcext:value-type="float">
            <text:p>-144</text:p>
          </table:table-cell>
          <table:table-cell office:value-type="float" office:value="-19" calcext:value-type="float">
            <text:p>-19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44.5" calcext:value-type="float">
            <text:p>-144,5</text:p>
          </table:table-cell>
          <table:table-cell office:value-type="float" office:value="-19.5" calcext:value-type="float">
            <text:p>-19,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45" calcext:value-type="float">
            <text:p>-145</text:p>
          </table:table-cell>
          <table:table-cell office:value-type="float" office:value="-20" calcext:value-type="float">
            <text:p>-20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45.5" calcext:value-type="float">
            <text:p>-145,5</text:p>
          </table:table-cell>
          <table:table-cell office:value-type="float" office:value="-20.5" calcext:value-type="float">
            <text:p>-20,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46" calcext:value-type="float">
            <text:p>-146</text:p>
          </table:table-cell>
          <table:table-cell office:value-type="float" office:value="-21" calcext:value-type="float">
            <text:p>-21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46.5" calcext:value-type="float">
            <text:p>-146,5</text:p>
          </table:table-cell>
          <table:table-cell office:value-type="float" office:value="-21.5" calcext:value-type="float">
            <text:p>-21,5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47" calcext:value-type="float">
            <text:p>-147</text:p>
          </table:table-cell>
          <table:table-cell office:value-type="float" office:value="-22" calcext:value-type="float">
            <text:p>-22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47.5" calcext:value-type="float">
            <text:p>-147,5</text:p>
          </table:table-cell>
          <table:table-cell office:value-type="float" office:value="-22.5" calcext:value-type="float">
            <text:p>-22,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48" calcext:value-type="float">
            <text:p>-148</text:p>
          </table:table-cell>
          <table:table-cell office:value-type="float" office:value="-23" calcext:value-type="float">
            <text:p>-23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48.5" calcext:value-type="float">
            <text:p>-148,5</text:p>
          </table:table-cell>
          <table:table-cell office:value-type="float" office:value="-23.5" calcext:value-type="float">
            <text:p>-23,5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9" calcext:value-type="float">
            <text:p>-149</text:p>
          </table:table-cell>
          <table:table-cell office:value-type="float" office:value="-24" calcext:value-type="float">
            <text:p>-24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9.5" calcext:value-type="float">
            <text:p>-149,5</text:p>
          </table:table-cell>
          <table:table-cell office:value-type="float" office:value="-24.5" calcext:value-type="float">
            <text:p>-24,5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50" calcext:value-type="float">
            <text:p>-150</text:p>
          </table:table-cell>
          <table:table-cell office:value-type="float" office:value="-25" calcext:value-type="float">
            <text:p>-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50.5" calcext:value-type="float">
            <text:p>-150,5</text:p>
          </table:table-cell>
          <table:table-cell office:value-type="float" office:value="-25.5" calcext:value-type="float">
            <text:p>-25,5</text:p>
          </table:table-cell>
          <table:table-cell office:value-type="float" office:value="99.5" calcext:value-type="float">
            <text:p>99,5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51" calcext:value-type="float">
            <text:p>-151</text:p>
          </table:table-cell>
          <table:table-cell office:value-type="float" office:value="-26" calcext:value-type="float">
            <text:p>-2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1.5" calcext:value-type="float">
            <text:p>-151,5</text:p>
          </table:table-cell>
          <table:table-cell office:value-type="float" office:value="-26.5" calcext:value-type="float">
            <text:p>-26,5</text:p>
          </table:table-cell>
          <table:table-cell office:value-type="float" office:value="98.5" calcext:value-type="float">
            <text:p>98,5</text:p>
          </table:table-cell>
          <table:table-cell office:value-type="float" office:value="3" calcext:value-type="float">
            <text:p>3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52" calcext:value-type="float">
            <text:p>-152</text:p>
          </table:table-cell>
          <table:table-cell office:value-type="float" office:value="-27" calcext:value-type="float">
            <text:p>-2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52.5" calcext:value-type="float">
            <text:p>-152,5</text:p>
          </table:table-cell>
          <table:table-cell office:value-type="float" office:value="-27.5" calcext:value-type="float">
            <text:p>-27,5</text:p>
          </table:table-cell>
          <table:table-cell office:value-type="float" office:value="97.5" calcext:value-type="float">
            <text:p>97,5</text:p>
          </table:table-cell>
          <table:table-cell office:value-type="float" office:value="5" calcext:value-type="float">
            <text:p>5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53" calcext:value-type="float">
            <text:p>-153</text:p>
          </table:table-cell>
          <table:table-cell office:value-type="float" office:value="-28" calcext:value-type="float">
            <text:p>-28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3.5" calcext:value-type="float">
            <text:p>-153,5</text:p>
          </table:table-cell>
          <table:table-cell office:value-type="float" office:value="-28.5" calcext:value-type="float">
            <text:p>-28,5</text:p>
          </table:table-cell>
          <table:table-cell office:value-type="float" office:value="96.5" calcext:value-type="float">
            <text:p>96,5</text:p>
          </table:table-cell>
          <table:table-cell office:value-type="float" office:value="7" calcext:value-type="float">
            <text:p>7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54" calcext:value-type="float">
            <text:p>-154</text:p>
          </table:table-cell>
          <table:table-cell office:value-type="float" office:value="-29" calcext:value-type="float">
            <text:p>-29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4.5" calcext:value-type="float">
            <text:p>-154,5</text:p>
          </table:table-cell>
          <table:table-cell office:value-type="float" office:value="-29.5" calcext:value-type="float">
            <text:p>-29,5</text:p>
          </table:table-cell>
          <table:table-cell office:value-type="float" office:value="95.5" calcext:value-type="float">
            <text:p>95,5</text:p>
          </table:table-cell>
          <table:table-cell office:value-type="float" office:value="9" calcext:value-type="float">
            <text:p>9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5" calcext:value-type="float">
            <text:p>-155</text:p>
          </table:table-cell>
          <table:table-cell office:value-type="float" office:value="-30" calcext:value-type="float">
            <text:p>-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5.5" calcext:value-type="float">
            <text:p>-155,5</text:p>
          </table:table-cell>
          <table:table-cell office:value-type="float" office:value="-30.5" calcext:value-type="float">
            <text:p>-30,5</text:p>
          </table:table-cell>
          <table:table-cell office:value-type="float" office:value="94.5" calcext:value-type="float">
            <text:p>94,5</text:p>
          </table:table-cell>
          <table:table-cell office:value-type="float" office:value="11" calcext:value-type="float">
            <text:p>11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6" calcext:value-type="float">
            <text:p>-156</text:p>
          </table:table-cell>
          <table:table-cell office:value-type="float" office:value="-31" calcext:value-type="float">
            <text:p>-31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56.5" calcext:value-type="float">
            <text:p>-156,5</text:p>
          </table:table-cell>
          <table:table-cell office:value-type="float" office:value="-31.5" calcext:value-type="float">
            <text:p>-31,5</text:p>
          </table:table-cell>
          <table:table-cell office:value-type="float" office:value="93.5" calcext:value-type="float">
            <text:p>93,5</text:p>
          </table:table-cell>
          <table:table-cell office:value-type="float" office:value="13" calcext:value-type="float">
            <text:p>13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57" calcext:value-type="float">
            <text:p>-157</text:p>
          </table:table-cell>
          <table:table-cell office:value-type="float" office:value="-32" calcext:value-type="float">
            <text:p>-32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7.5" calcext:value-type="float">
            <text:p>-157,5</text:p>
          </table:table-cell>
          <table:table-cell office:value-type="float" office:value="-32.5" calcext:value-type="float">
            <text:p>-32,5</text:p>
          </table:table-cell>
          <table:table-cell office:value-type="float" office:value="92.5" calcext:value-type="float">
            <text:p>92,5</text:p>
          </table:table-cell>
          <table:table-cell office:value-type="float" office:value="15" calcext:value-type="float">
            <text:p>15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58" calcext:value-type="float">
            <text:p>-158</text:p>
          </table:table-cell>
          <table:table-cell office:value-type="float" office:value="-33" calcext:value-type="float">
            <text:p>-33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8.5" calcext:value-type="float">
            <text:p>-158,5</text:p>
          </table:table-cell>
          <table:table-cell office:value-type="float" office:value="-33.5" calcext:value-type="float">
            <text:p>-33,5</text:p>
          </table:table-cell>
          <table:table-cell office:value-type="float" office:value="91.5" calcext:value-type="float">
            <text:p>91,5</text:p>
          </table:table-cell>
          <table:table-cell office:value-type="float" office:value="17" calcext:value-type="float">
            <text:p>17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59" calcext:value-type="float">
            <text:p>-159</text:p>
          </table:table-cell>
          <table:table-cell office:value-type="float" office:value="-34" calcext:value-type="float">
            <text:p>-34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9.5" calcext:value-type="float">
            <text:p>-159,5</text:p>
          </table:table-cell>
          <table:table-cell office:value-type="float" office:value="-34.5" calcext:value-type="float">
            <text:p>-34,5</text:p>
          </table:table-cell>
          <table:table-cell office:value-type="float" office:value="90.5" calcext:value-type="float">
            <text:p>90,5</text:p>
          </table:table-cell>
          <table:table-cell office:value-type="float" office:value="19" calcext:value-type="float">
            <text:p>19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0" calcext:value-type="float">
            <text:p>-160</text:p>
          </table:table-cell>
          <table:table-cell office:value-type="float" office:value="-35" calcext:value-type="float">
            <text:p>-3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0.5" calcext:value-type="float">
            <text:p>-160,5</text:p>
          </table:table-cell>
          <table:table-cell office:value-type="float" office:value="-35.5" calcext:value-type="float">
            <text:p>-35,5</text:p>
          </table:table-cell>
          <table:table-cell office:value-type="float" office:value="89.5" calcext:value-type="float">
            <text:p>89,5</text:p>
          </table:table-cell>
          <table:table-cell office:value-type="float" office:value="21" calcext:value-type="float">
            <text:p>21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1" calcext:value-type="float">
            <text:p>-161</text:p>
          </table:table-cell>
          <table:table-cell office:value-type="float" office:value="-36" calcext:value-type="float">
            <text:p>-36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1.5" calcext:value-type="float">
            <text:p>-161,5</text:p>
          </table:table-cell>
          <table:table-cell office:value-type="float" office:value="-36.5" calcext:value-type="float">
            <text:p>-36,5</text:p>
          </table:table-cell>
          <table:table-cell office:value-type="float" office:value="88.5" calcext:value-type="float">
            <text:p>88,5</text:p>
          </table:table-cell>
          <table:table-cell office:value-type="float" office:value="23" calcext:value-type="float">
            <text:p>23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2" calcext:value-type="float">
            <text:p>-162</text:p>
          </table:table-cell>
          <table:table-cell office:value-type="float" office:value="-37" calcext:value-type="float">
            <text:p>-37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2.5" calcext:value-type="float">
            <text:p>-162,5</text:p>
          </table:table-cell>
          <table:table-cell office:value-type="float" office:value="-37.5" calcext:value-type="float">
            <text:p>-37,5</text:p>
          </table:table-cell>
          <table:table-cell office:value-type="float" office:value="87.5" calcext:value-type="float">
            <text:p>87,5</text:p>
          </table:table-cell>
          <table:table-cell office:value-type="float" office:value="25" calcext:value-type="float">
            <text:p>2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3" calcext:value-type="float">
            <text:p>-163</text:p>
          </table:table-cell>
          <table:table-cell office:value-type="float" office:value="-38" calcext:value-type="float">
            <text:p>-38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3.5" calcext:value-type="float">
            <text:p>-163,5</text:p>
          </table:table-cell>
          <table:table-cell office:value-type="float" office:value="-38.5" calcext:value-type="float">
            <text:p>-38,5</text:p>
          </table:table-cell>
          <table:table-cell office:value-type="float" office:value="86.5" calcext:value-type="float">
            <text:p>86,5</text:p>
          </table:table-cell>
          <table:table-cell office:value-type="float" office:value="27" calcext:value-type="float">
            <text:p>27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4" calcext:value-type="float">
            <text:p>-164</text:p>
          </table:table-cell>
          <table:table-cell office:value-type="float" office:value="-39" calcext:value-type="float">
            <text:p>-39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4.5" calcext:value-type="float">
            <text:p>-164,5</text:p>
          </table:table-cell>
          <table:table-cell office:value-type="float" office:value="-39.5" calcext:value-type="float">
            <text:p>-39,5</text:p>
          </table:table-cell>
          <table:table-cell office:value-type="float" office:value="85.5" calcext:value-type="float">
            <text:p>85,5</text:p>
          </table:table-cell>
          <table:table-cell office:value-type="float" office:value="29" calcext:value-type="float">
            <text:p>29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5" calcext:value-type="float">
            <text:p>-165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5.5" calcext:value-type="float">
            <text:p>-165,5</text:p>
          </table:table-cell>
          <table:table-cell office:value-type="float" office:value="-40.5" calcext:value-type="float">
            <text:p>-40,5</text:p>
          </table:table-cell>
          <table:table-cell office:value-type="float" office:value="84.5" calcext:value-type="float">
            <text:p>84,5</text:p>
          </table:table-cell>
          <table:table-cell office:value-type="float" office:value="31" calcext:value-type="float">
            <text:p>31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" calcext:value-type="float">
            <text:p>-166</text:p>
          </table:table-cell>
          <table:table-cell office:value-type="float" office:value="-41" calcext:value-type="float">
            <text:p>-41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6.5" calcext:value-type="float">
            <text:p>-166,5</text:p>
          </table:table-cell>
          <table:table-cell office:value-type="float" office:value="-41.5" calcext:value-type="float">
            <text:p>-41,5</text:p>
          </table:table-cell>
          <table:table-cell office:value-type="float" office:value="83.5" calcext:value-type="float">
            <text:p>83,5</text:p>
          </table:table-cell>
          <table:table-cell office:value-type="float" office:value="33" calcext:value-type="float">
            <text:p>33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7" calcext:value-type="float">
            <text:p>-167</text:p>
          </table:table-cell>
          <table:table-cell office:value-type="float" office:value="-42" calcext:value-type="float">
            <text:p>-42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7.5" calcext:value-type="float">
            <text:p>-167,5</text:p>
          </table:table-cell>
          <table:table-cell office:value-type="float" office:value="-42.5" calcext:value-type="float">
            <text:p>-42,5</text:p>
          </table:table-cell>
          <table:table-cell office:value-type="float" office:value="82.5" calcext:value-type="float">
            <text:p>82,5</text:p>
          </table:table-cell>
          <table:table-cell office:value-type="float" office:value="35" calcext:value-type="float">
            <text:p>35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8" calcext:value-type="float">
            <text:p>-168</text:p>
          </table:table-cell>
          <table:table-cell office:value-type="float" office:value="-43" calcext:value-type="float">
            <text:p>-43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8.5" calcext:value-type="float">
            <text:p>-168,5</text:p>
          </table:table-cell>
          <table:table-cell office:value-type="float" office:value="-43.5" calcext:value-type="float">
            <text:p>-43,5</text:p>
          </table:table-cell>
          <table:table-cell office:value-type="float" office:value="81.5" calcext:value-type="float">
            <text:p>81,5</text:p>
          </table:table-cell>
          <table:table-cell office:value-type="float" office:value="37" calcext:value-type="float">
            <text:p>37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9" calcext:value-type="float">
            <text:p>-169</text:p>
          </table:table-cell>
          <table:table-cell office:value-type="float" office:value="-44" calcext:value-type="float">
            <text:p>-44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9.5" calcext:value-type="float">
            <text:p>-169,5</text:p>
          </table:table-cell>
          <table:table-cell office:value-type="float" office:value="-44.5" calcext:value-type="float">
            <text:p>-44,5</text:p>
          </table:table-cell>
          <table:table-cell office:value-type="float" office:value="80.5" calcext:value-type="float">
            <text:p>80,5</text:p>
          </table:table-cell>
          <table:table-cell office:value-type="float" office:value="39" calcext:value-type="float">
            <text:p>39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70" calcext:value-type="float">
            <text:p>-170</text:p>
          </table:table-cell>
          <table:table-cell office:value-type="float" office:value="-45" calcext:value-type="float">
            <text:p>-4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0.5" calcext:value-type="float">
            <text:p>-170,5</text:p>
          </table:table-cell>
          <table:table-cell office:value-type="float" office:value="-45.5" calcext:value-type="float">
            <text:p>-45,5</text:p>
          </table:table-cell>
          <table:table-cell office:value-type="float" office:value="79.5" calcext:value-type="float">
            <text:p>79,5</text:p>
          </table:table-cell>
          <table:table-cell office:value-type="float" office:value="41" calcext:value-type="float">
            <text:p>41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71" calcext:value-type="float">
            <text:p>-171</text:p>
          </table:table-cell>
          <table:table-cell office:value-type="float" office:value="-46" calcext:value-type="float">
            <text:p>-46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71.5" calcext:value-type="float">
            <text:p>-171,5</text:p>
          </table:table-cell>
          <table:table-cell office:value-type="float" office:value="-46.5" calcext:value-type="float">
            <text:p>-46,5</text:p>
          </table:table-cell>
          <table:table-cell office:value-type="float" office:value="78.5" calcext:value-type="float">
            <text:p>78,5</text:p>
          </table:table-cell>
          <table:table-cell office:value-type="float" office:value="43" calcext:value-type="float">
            <text:p>43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72" calcext:value-type="float">
            <text:p>-172</text:p>
          </table:table-cell>
          <table:table-cell office:value-type="float" office:value="-47" calcext:value-type="float">
            <text:p>-47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2.5" calcext:value-type="float">
            <text:p>-172,5</text:p>
          </table:table-cell>
          <table:table-cell office:value-type="float" office:value="-47.5" calcext:value-type="float">
            <text:p>-47,5</text:p>
          </table:table-cell>
          <table:table-cell office:value-type="float" office:value="77.5" calcext:value-type="float">
            <text:p>77,5</text:p>
          </table:table-cell>
          <table:table-cell office:value-type="float" office:value="45" calcext:value-type="float">
            <text:p>45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73" calcext:value-type="float">
            <text:p>-173</text:p>
          </table:table-cell>
          <table:table-cell office:value-type="float" office:value="-48" calcext:value-type="float">
            <text:p>-48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3.5" calcext:value-type="float">
            <text:p>-173,5</text:p>
          </table:table-cell>
          <table:table-cell office:value-type="float" office:value="-48.5" calcext:value-type="float">
            <text:p>-48,5</text:p>
          </table:table-cell>
          <table:table-cell office:value-type="float" office:value="76.5" calcext:value-type="float">
            <text:p>76,5</text:p>
          </table:table-cell>
          <table:table-cell office:value-type="float" office:value="47" calcext:value-type="float">
            <text:p>47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74" calcext:value-type="float">
            <text:p>-174</text:p>
          </table:table-cell>
          <table:table-cell office:value-type="float" office:value="-49" calcext:value-type="float">
            <text:p>-49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4.5" calcext:value-type="float">
            <text:p>-174,5</text:p>
          </table:table-cell>
          <table:table-cell office:value-type="float" office:value="-49.5" calcext:value-type="float">
            <text:p>-49,5</text:p>
          </table:table-cell>
          <table:table-cell office:value-type="float" office:value="75.5" calcext:value-type="float">
            <text:p>75,5</text:p>
          </table:table-cell>
          <table:table-cell office:value-type="float" office:value="49" calcext:value-type="float">
            <text:p>49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75" calcext:value-type="float">
            <text:p>-175</text:p>
          </table:table-cell>
          <table:table-cell office:value-type="float" office:value="-50" calcext:value-type="float">
            <text:p>-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75.5" calcext:value-type="float">
            <text:p>-175,5</text:p>
          </table:table-cell>
          <table:table-cell office:value-type="float" office:value="-50.5" calcext:value-type="float">
            <text:p>-50,5</text:p>
          </table:table-cell>
          <table:table-cell office:value-type="float" office:value="74.5" calcext:value-type="float">
            <text:p>74,5</text:p>
          </table:table-cell>
          <table:table-cell office:value-type="float" office:value="51" calcext:value-type="float">
            <text:p>51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76" calcext:value-type="float">
            <text:p>-176</text:p>
          </table:table-cell>
          <table:table-cell office:value-type="float" office:value="-51" calcext:value-type="float">
            <text:p>-51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76.5" calcext:value-type="float">
            <text:p>-176,5</text:p>
          </table:table-cell>
          <table:table-cell office:value-type="float" office:value="-51.5" calcext:value-type="float">
            <text:p>-51,5</text:p>
          </table:table-cell>
          <table:table-cell office:value-type="float" office:value="73.5" calcext:value-type="float">
            <text:p>73,5</text:p>
          </table:table-cell>
          <table:table-cell office:value-type="float" office:value="53" calcext:value-type="float">
            <text:p>53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77" calcext:value-type="float">
            <text:p>-177</text:p>
          </table:table-cell>
          <table:table-cell office:value-type="float" office:value="-52" calcext:value-type="float">
            <text:p>-52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77.5" calcext:value-type="float">
            <text:p>-177,5</text:p>
          </table:table-cell>
          <table:table-cell office:value-type="float" office:value="-52.5" calcext:value-type="float">
            <text:p>-52,5</text:p>
          </table:table-cell>
          <table:table-cell office:value-type="float" office:value="72.5" calcext:value-type="float">
            <text:p>72,5</text:p>
          </table:table-cell>
          <table:table-cell office:value-type="float" office:value="55" calcext:value-type="float">
            <text:p>55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78" calcext:value-type="float">
            <text:p>-178</text:p>
          </table:table-cell>
          <table:table-cell office:value-type="float" office:value="-53" calcext:value-type="float">
            <text:p>-5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78.5" calcext:value-type="float">
            <text:p>-178,5</text:p>
          </table:table-cell>
          <table:table-cell office:value-type="float" office:value="-53.5" calcext:value-type="float">
            <text:p>-53,5</text:p>
          </table:table-cell>
          <table:table-cell office:value-type="float" office:value="71.5" calcext:value-type="float">
            <text:p>71,5</text:p>
          </table:table-cell>
          <table:table-cell office:value-type="float" office:value="57" calcext:value-type="float">
            <text:p>57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79" calcext:value-type="float">
            <text:p>-179</text:p>
          </table:table-cell>
          <table:table-cell office:value-type="float" office:value="-54" calcext:value-type="float">
            <text:p>-54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79.5" calcext:value-type="float">
            <text:p>-179,5</text:p>
          </table:table-cell>
          <table:table-cell office:value-type="float" office:value="-54.5" calcext:value-type="float">
            <text:p>-54,5</text:p>
          </table:table-cell>
          <table:table-cell office:value-type="float" office:value="70.5" calcext:value-type="float">
            <text:p>70,5</text:p>
          </table:table-cell>
          <table:table-cell office:value-type="float" office:value="59" calcext:value-type="float">
            <text:p>59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80" calcext:value-type="float">
            <text:p>-180</text:p>
          </table:table-cell>
          <table:table-cell office:value-type="float" office:value="-55" calcext:value-type="float">
            <text:p>-5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80.5" calcext:value-type="float">
            <text:p>-180,5</text:p>
          </table:table-cell>
          <table:table-cell office:value-type="float" office:value="-55.5" calcext:value-type="float">
            <text:p>-55,5</text:p>
          </table:table-cell>
          <table:table-cell office:value-type="float" office:value="69.5" calcext:value-type="float">
            <text:p>69,5</text:p>
          </table:table-cell>
          <table:table-cell office:value-type="float" office:value="61" calcext:value-type="float">
            <text:p>61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81" calcext:value-type="float">
            <text:p>-181</text:p>
          </table:table-cell>
          <table:table-cell office:value-type="float" office:value="-56" calcext:value-type="float">
            <text:p>-56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81.5" calcext:value-type="float">
            <text:p>-181,5</text:p>
          </table:table-cell>
          <table:table-cell office:value-type="float" office:value="-56.5" calcext:value-type="float">
            <text:p>-56,5</text:p>
          </table:table-cell>
          <table:table-cell office:value-type="float" office:value="68.5" calcext:value-type="float">
            <text:p>68,5</text:p>
          </table:table-cell>
          <table:table-cell office:value-type="float" office:value="63" calcext:value-type="float">
            <text:p>6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82" calcext:value-type="float">
            <text:p>-182</text:p>
          </table:table-cell>
          <table:table-cell office:value-type="float" office:value="-57" calcext:value-type="float">
            <text:p>-5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82.5" calcext:value-type="float">
            <text:p>-182,5</text:p>
          </table:table-cell>
          <table:table-cell office:value-type="float" office:value="-57.5" calcext:value-type="float">
            <text:p>-57,5</text:p>
          </table:table-cell>
          <table:table-cell office:value-type="float" office:value="67.5" calcext:value-type="float">
            <text:p>67,5</text:p>
          </table:table-cell>
          <table:table-cell office:value-type="float" office:value="65" calcext:value-type="float">
            <text:p>6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83" calcext:value-type="float">
            <text:p>-183</text:p>
          </table:table-cell>
          <table:table-cell office:value-type="float" office:value="-58" calcext:value-type="float">
            <text:p>-5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83.5" calcext:value-type="float">
            <text:p>-183,5</text:p>
          </table:table-cell>
          <table:table-cell office:value-type="float" office:value="-58.5" calcext:value-type="float">
            <text:p>-58,5</text:p>
          </table:table-cell>
          <table:table-cell office:value-type="float" office:value="66.5" calcext:value-type="float">
            <text:p>66,5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84" calcext:value-type="float">
            <text:p>-184</text:p>
          </table:table-cell>
          <table:table-cell office:value-type="float" office:value="-59" calcext:value-type="float">
            <text:p>-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84.5" calcext:value-type="float">
            <text:p>-184,5</text:p>
          </table:table-cell>
          <table:table-cell office:value-type="float" office:value="-59.5" calcext:value-type="float">
            <text:p>-59,5</text:p>
          </table:table-cell>
          <table:table-cell office:value-type="float" office:value="65.5" calcext:value-type="float">
            <text:p>65,5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85" calcext:value-type="float">
            <text:p>-185</text:p>
          </table:table-cell>
          <table:table-cell office:value-type="float" office:value="-60" calcext:value-type="float">
            <text:p>-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85.5" calcext:value-type="float">
            <text:p>-185,5</text:p>
          </table:table-cell>
          <table:table-cell office:value-type="float" office:value="-60.5" calcext:value-type="float">
            <text:p>-60,5</text:p>
          </table:table-cell>
          <table:table-cell office:value-type="float" office:value="64.5" calcext:value-type="float">
            <text:p>64,5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86" calcext:value-type="float">
            <text:p>-186</text:p>
          </table:table-cell>
          <table:table-cell office:value-type="float" office:value="-61" calcext:value-type="float">
            <text:p>-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86.5" calcext:value-type="float">
            <text:p>-186,5</text:p>
          </table:table-cell>
          <table:table-cell office:value-type="float" office:value="-61.5" calcext:value-type="float">
            <text:p>-61,5</text:p>
          </table:table-cell>
          <table:table-cell office:value-type="float" office:value="63.5" calcext:value-type="float">
            <text:p>63,5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87" calcext:value-type="float">
            <text:p>-187</text:p>
          </table:table-cell>
          <table:table-cell office:value-type="float" office:value="-62" calcext:value-type="float">
            <text:p>-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87.5" calcext:value-type="float">
            <text:p>-187,5</text:p>
          </table:table-cell>
          <table:table-cell office:value-type="float" office:value="-62.5" calcext:value-type="float">
            <text:p>-62,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88" calcext:value-type="float">
            <text:p>-188</text:p>
          </table:table-cell>
          <table:table-cell office:value-type="float" office:value="-63" calcext:value-type="float">
            <text:p>-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8.5" calcext:value-type="float">
            <text:p>-188,5</text:p>
          </table:table-cell>
          <table:table-cell office:value-type="float" office:value="-63.5" calcext:value-type="float">
            <text:p>-63,5</text:p>
          </table:table-cell>
          <table:table-cell office:value-type="float" office:value="61.5" calcext:value-type="float">
            <text:p>61,5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89" calcext:value-type="float">
            <text:p>-189</text:p>
          </table:table-cell>
          <table:table-cell office:value-type="float" office:value="-64" calcext:value-type="float">
            <text:p>-6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9.5" calcext:value-type="float">
            <text:p>-189,5</text:p>
          </table:table-cell>
          <table:table-cell office:value-type="float" office:value="-64.5" calcext:value-type="float">
            <text:p>-64,5</text:p>
          </table:table-cell>
          <table:table-cell office:value-type="float" office:value="60.5" calcext:value-type="float">
            <text:p>60,5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90" calcext:value-type="float">
            <text:p>-190</text:p>
          </table:table-cell>
          <table:table-cell office:value-type="float" office:value="-65" calcext:value-type="float">
            <text:p>-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90.5" calcext:value-type="float">
            <text:p>-190,5</text:p>
          </table:table-cell>
          <table:table-cell office:value-type="float" office:value="-65.5" calcext:value-type="float">
            <text:p>-65,5</text:p>
          </table:table-cell>
          <table:table-cell office:value-type="float" office:value="59.5" calcext:value-type="float">
            <text:p>59,5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91" calcext:value-type="float">
            <text:p>-191</text:p>
          </table:table-cell>
          <table:table-cell office:value-type="float" office:value="-66" calcext:value-type="float">
            <text:p>-6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91.5" calcext:value-type="float">
            <text:p>-191,5</text:p>
          </table:table-cell>
          <table:table-cell office:value-type="float" office:value="-66.5" calcext:value-type="float">
            <text:p>-66,5</text:p>
          </table:table-cell>
          <table:table-cell office:value-type="float" office:value="58.5" calcext:value-type="float">
            <text:p>58,5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92" calcext:value-type="float">
            <text:p>-192</text:p>
          </table:table-cell>
          <table:table-cell office:value-type="float" office:value="-67" calcext:value-type="float">
            <text:p>-6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92.5" calcext:value-type="float">
            <text:p>-192,5</text:p>
          </table:table-cell>
          <table:table-cell office:value-type="float" office:value="-67.5" calcext:value-type="float">
            <text:p>-67,5</text:p>
          </table:table-cell>
          <table:table-cell office:value-type="float" office:value="57.5" calcext:value-type="float">
            <text:p>57,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93" calcext:value-type="float">
            <text:p>-193</text:p>
          </table:table-cell>
          <table:table-cell office:value-type="float" office:value="-68" calcext:value-type="float">
            <text:p>-6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93.5" calcext:value-type="float">
            <text:p>-193,5</text:p>
          </table:table-cell>
          <table:table-cell office:value-type="float" office:value="-68.5" calcext:value-type="float">
            <text:p>-68,5</text:p>
          </table:table-cell>
          <table:table-cell office:value-type="float" office:value="56.5" calcext:value-type="float">
            <text:p>56,5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94" calcext:value-type="float">
            <text:p>-194</text:p>
          </table:table-cell>
          <table:table-cell office:value-type="float" office:value="-69" calcext:value-type="float">
            <text:p>-6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94.5" calcext:value-type="float">
            <text:p>-194,5</text:p>
          </table:table-cell>
          <table:table-cell office:value-type="float" office:value="-69.5" calcext:value-type="float">
            <text:p>-69,5</text:p>
          </table:table-cell>
          <table:table-cell office:value-type="float" office:value="55.5" calcext:value-type="float">
            <text:p>55,5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95" calcext:value-type="float">
            <text:p>-195</text:p>
          </table:table-cell>
          <table:table-cell office:value-type="float" office:value="-70" calcext:value-type="float">
            <text:p>-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95.5" calcext:value-type="float">
            <text:p>-195,5</text:p>
          </table:table-cell>
          <table:table-cell office:value-type="float" office:value="-70.5" calcext:value-type="float">
            <text:p>-70,5</text:p>
          </table:table-cell>
          <table:table-cell office:value-type="float" office:value="54.5" calcext:value-type="float">
            <text:p>54,5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96" calcext:value-type="float">
            <text:p>-196</text:p>
          </table:table-cell>
          <table:table-cell office:value-type="float" office:value="-71" calcext:value-type="float">
            <text:p>-7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96.5" calcext:value-type="float">
            <text:p>-196,5</text:p>
          </table:table-cell>
          <table:table-cell office:value-type="float" office:value="-71.5" calcext:value-type="float">
            <text:p>-71,5</text:p>
          </table:table-cell>
          <table:table-cell office:value-type="float" office:value="53.5" calcext:value-type="float">
            <text:p>53,5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97" calcext:value-type="float">
            <text:p>-197</text:p>
          </table:table-cell>
          <table:table-cell office:value-type="float" office:value="-72" calcext:value-type="float">
            <text:p>-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97.5" calcext:value-type="float">
            <text:p>-197,5</text:p>
          </table:table-cell>
          <table:table-cell office:value-type="float" office:value="-72.5" calcext:value-type="float">
            <text:p>-72,5</text:p>
          </table:table-cell>
          <table:table-cell office:value-type="float" office:value="52.5" calcext:value-type="float">
            <text:p>52,5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98" calcext:value-type="float">
            <text:p>-198</text:p>
          </table:table-cell>
          <table:table-cell office:value-type="float" office:value="-73" calcext:value-type="float">
            <text:p>-7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98.5" calcext:value-type="float">
            <text:p>-198,5</text:p>
          </table:table-cell>
          <table:table-cell office:value-type="float" office:value="-73.5" calcext:value-type="float">
            <text:p>-73,5</text:p>
          </table:table-cell>
          <table:table-cell office:value-type="float" office:value="51.5" calcext:value-type="float">
            <text:p>51,5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99" calcext:value-type="float">
            <text:p>-199</text:p>
          </table:table-cell>
          <table:table-cell office:value-type="float" office:value="-74" calcext:value-type="float">
            <text:p>-7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99.5" calcext:value-type="float">
            <text:p>-199,5</text:p>
          </table:table-cell>
          <table:table-cell office:value-type="float" office:value="-74.5" calcext:value-type="float">
            <text:p>-74,5</text:p>
          </table:table-cell>
          <table:table-cell office:value-type="float" office:value="50.5" calcext:value-type="float">
            <text:p>50,5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00" calcext:value-type="float">
            <text:p>-200</text:p>
          </table:table-cell>
          <table:table-cell office:value-type="float" office:value="-75" calcext:value-type="float">
            <text:p>-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00.5" calcext:value-type="float">
            <text:p>-200,5</text:p>
          </table:table-cell>
          <table:table-cell office:value-type="float" office:value="-75.5" calcext:value-type="float">
            <text:p>-75,5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01" calcext:value-type="float">
            <text:p>-201</text:p>
          </table:table-cell>
          <table:table-cell office:value-type="float" office:value="-76" calcext:value-type="float">
            <text:p>-7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01.5" calcext:value-type="float">
            <text:p>-201,5</text:p>
          </table:table-cell>
          <table:table-cell office:value-type="float" office:value="-76.5" calcext:value-type="float">
            <text:p>-76,5</text:p>
          </table:table-cell>
          <table:table-cell office:value-type="float" office:value="48.5" calcext:value-type="float">
            <text:p>48,5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02" calcext:value-type="float">
            <text:p>-202</text:p>
          </table:table-cell>
          <table:table-cell office:value-type="float" office:value="-77" calcext:value-type="float">
            <text:p>-7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202.5" calcext:value-type="float">
            <text:p>-202,5</text:p>
          </table:table-cell>
          <table:table-cell office:value-type="float" office:value="-77.5" calcext:value-type="float">
            <text:p>-77,5</text:p>
          </table:table-cell>
          <table:table-cell office:value-type="float" office:value="47.5" calcext:value-type="float">
            <text:p>47,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203" calcext:value-type="float">
            <text:p>-203</text:p>
          </table:table-cell>
          <table:table-cell office:value-type="float" office:value="-78" calcext:value-type="float">
            <text:p>-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03.5" calcext:value-type="float">
            <text:p>-203,5</text:p>
          </table:table-cell>
          <table:table-cell office:value-type="float" office:value="-78.5" calcext:value-type="float">
            <text:p>-78,5</text:p>
          </table:table-cell>
          <table:table-cell office:value-type="float" office:value="46.5" calcext:value-type="float">
            <text:p>46,5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204" calcext:value-type="float">
            <text:p>-204</text:p>
          </table:table-cell>
          <table:table-cell office:value-type="float" office:value="-79" calcext:value-type="float">
            <text:p>-7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204.5" calcext:value-type="float">
            <text:p>-204,5</text:p>
          </table:table-cell>
          <table:table-cell office:value-type="float" office:value="-79.5" calcext:value-type="float">
            <text:p>-79,5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05" calcext:value-type="float">
            <text:p>-205</text:p>
          </table:table-cell>
          <table:table-cell office:value-type="float" office:value="-80" calcext:value-type="float">
            <text:p>-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05.5" calcext:value-type="float">
            <text:p>-205,5</text:p>
          </table:table-cell>
          <table:table-cell office:value-type="float" office:value="-80.5" calcext:value-type="float">
            <text:p>-80,5</text:p>
          </table:table-cell>
          <table:table-cell office:value-type="float" office:value="44.5" calcext:value-type="float">
            <text:p>44,5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206" calcext:value-type="float">
            <text:p>-206</text:p>
          </table:table-cell>
          <table:table-cell office:value-type="float" office:value="-81" calcext:value-type="float">
            <text:p>-8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06.5" calcext:value-type="float">
            <text:p>-206,5</text:p>
          </table:table-cell>
          <table:table-cell office:value-type="float" office:value="-81.5" calcext:value-type="float">
            <text:p>-81,5</text:p>
          </table:table-cell>
          <table:table-cell office:value-type="float" office:value="43.5" calcext:value-type="float">
            <text:p>43,5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07" calcext:value-type="float">
            <text:p>-207</text:p>
          </table:table-cell>
          <table:table-cell office:value-type="float" office:value="-82" calcext:value-type="float">
            <text:p>-8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207.5" calcext:value-type="float">
            <text:p>-207,5</text:p>
          </table:table-cell>
          <table:table-cell office:value-type="float" office:value="-82.5" calcext:value-type="float">
            <text:p>-82,5</text:p>
          </table:table-cell>
          <table:table-cell office:value-type="float" office:value="42.5" calcext:value-type="float">
            <text:p>42,5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08" calcext:value-type="float">
            <text:p>-208</text:p>
          </table:table-cell>
          <table:table-cell office:value-type="float" office:value="-83" calcext:value-type="float">
            <text:p>-8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08.5" calcext:value-type="float">
            <text:p>-208,5</text:p>
          </table:table-cell>
          <table:table-cell office:value-type="float" office:value="-83.5" calcext:value-type="float">
            <text:p>-83,5</text:p>
          </table:table-cell>
          <table:table-cell office:value-type="float" office:value="41.5" calcext:value-type="float">
            <text:p>41,5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09" calcext:value-type="float">
            <text:p>-209</text:p>
          </table:table-cell>
          <table:table-cell office:value-type="float" office:value="-84" calcext:value-type="float">
            <text:p>-8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09.5" calcext:value-type="float">
            <text:p>-209,5</text:p>
          </table:table-cell>
          <table:table-cell office:value-type="float" office:value="-84.5" calcext:value-type="float">
            <text:p>-84,5</text:p>
          </table:table-cell>
          <table:table-cell office:value-type="float" office:value="40.5" calcext:value-type="float">
            <text:p>40,5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10" calcext:value-type="float">
            <text:p>-210</text:p>
          </table:table-cell>
          <table:table-cell office:value-type="float" office:value="-85" calcext:value-type="float">
            <text:p>-8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10.5" calcext:value-type="float">
            <text:p>-210,5</text:p>
          </table:table-cell>
          <table:table-cell office:value-type="float" office:value="-85.5" calcext:value-type="float">
            <text:p>-85,5</text:p>
          </table:table-cell>
          <table:table-cell office:value-type="float" office:value="39.5" calcext:value-type="float">
            <text:p>39,5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11" calcext:value-type="float">
            <text:p>-211</text:p>
          </table:table-cell>
          <table:table-cell office:value-type="float" office:value="-86" calcext:value-type="float">
            <text:p>-8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11.5" calcext:value-type="float">
            <text:p>-211,5</text:p>
          </table:table-cell>
          <table:table-cell office:value-type="float" office:value="-86.5" calcext:value-type="float">
            <text:p>-86,5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12" calcext:value-type="float">
            <text:p>-212</text:p>
          </table:table-cell>
          <table:table-cell office:value-type="float" office:value="-87" calcext:value-type="float">
            <text:p>-8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12.5" calcext:value-type="float">
            <text:p>-212,5</text:p>
          </table:table-cell>
          <table:table-cell office:value-type="float" office:value="-87.5" calcext:value-type="float">
            <text:p>-87,5</text:p>
          </table:table-cell>
          <table:table-cell office:value-type="float" office:value="37.5" calcext:value-type="float">
            <text:p>37,5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213" calcext:value-type="float">
            <text:p>-213</text:p>
          </table:table-cell>
          <table:table-cell office:value-type="float" office:value="-88" calcext:value-type="float">
            <text:p>-8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13.5" calcext:value-type="float">
            <text:p>-213,5</text:p>
          </table:table-cell>
          <table:table-cell office:value-type="float" office:value="-88.5" calcext:value-type="float">
            <text:p>-88,5</text:p>
          </table:table-cell>
          <table:table-cell office:value-type="float" office:value="36.5" calcext:value-type="float">
            <text:p>36,5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214" calcext:value-type="float">
            <text:p>-214</text:p>
          </table:table-cell>
          <table:table-cell office:value-type="float" office:value="-89" calcext:value-type="float">
            <text:p>-8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14.5" calcext:value-type="float">
            <text:p>-214,5</text:p>
          </table:table-cell>
          <table:table-cell office:value-type="float" office:value="-89.5" calcext:value-type="float">
            <text:p>-89,5</text:p>
          </table:table-cell>
          <table:table-cell office:value-type="float" office:value="35.5" calcext:value-type="float">
            <text:p>35,5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15" calcext:value-type="float">
            <text:p>-215</text:p>
          </table:table-cell>
          <table:table-cell office:value-type="float" office:value="-90" calcext:value-type="float">
            <text:p>-9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15.5" calcext:value-type="float">
            <text:p>-215,5</text:p>
          </table:table-cell>
          <table:table-cell office:value-type="float" office:value="-90.5" calcext:value-type="float">
            <text:p>-90,5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16" calcext:value-type="float">
            <text:p>-216</text:p>
          </table:table-cell>
          <table:table-cell office:value-type="float" office:value="-91" calcext:value-type="float">
            <text:p>-9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16.5" calcext:value-type="float">
            <text:p>-216,5</text:p>
          </table:table-cell>
          <table:table-cell office:value-type="float" office:value="-91.5" calcext:value-type="float">
            <text:p>-91,5</text:p>
          </table:table-cell>
          <table:table-cell office:value-type="float" office:value="33.5" calcext:value-type="float">
            <text:p>33,5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17" calcext:value-type="float">
            <text:p>-217</text:p>
          </table:table-cell>
          <table:table-cell office:value-type="float" office:value="-92" calcext:value-type="float">
            <text:p>-9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17.5" calcext:value-type="float">
            <text:p>-217,5</text:p>
          </table:table-cell>
          <table:table-cell office:value-type="float" office:value="-92.5" calcext:value-type="float">
            <text:p>-92,5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18" calcext:value-type="float">
            <text:p>-218</text:p>
          </table:table-cell>
          <table:table-cell office:value-type="float" office:value="-93" calcext:value-type="float">
            <text:p>-9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18.5" calcext:value-type="float">
            <text:p>-218,5</text:p>
          </table:table-cell>
          <table:table-cell office:value-type="float" office:value="-93.5" calcext:value-type="float">
            <text:p>-93,5</text:p>
          </table:table-cell>
          <table:table-cell office:value-type="float" office:value="31.5" calcext:value-type="float">
            <text:p>31,5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19" calcext:value-type="float">
            <text:p>-219</text:p>
          </table:table-cell>
          <table:table-cell office:value-type="float" office:value="-94" calcext:value-type="float">
            <text:p>-9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219.5" calcext:value-type="float">
            <text:p>-219,5</text:p>
          </table:table-cell>
          <table:table-cell office:value-type="float" office:value="-94.5" calcext:value-type="float">
            <text:p>-94,5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220" calcext:value-type="float">
            <text:p>-220</text:p>
          </table:table-cell>
          <table:table-cell office:value-type="float" office:value="-95" calcext:value-type="float">
            <text:p>-9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20.5" calcext:value-type="float">
            <text:p>-220,5</text:p>
          </table:table-cell>
          <table:table-cell office:value-type="float" office:value="-95.5" calcext:value-type="float">
            <text:p>-95,5</text:p>
          </table:table-cell>
          <table:table-cell office:value-type="float" office:value="29.5" calcext:value-type="float">
            <text:p>29,5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21" calcext:value-type="float">
            <text:p>-221</text:p>
          </table:table-cell>
          <table:table-cell office:value-type="float" office:value="-96" calcext:value-type="float">
            <text:p>-9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21.5" calcext:value-type="float">
            <text:p>-221,5</text:p>
          </table:table-cell>
          <table:table-cell office:value-type="float" office:value="-96.5" calcext:value-type="float">
            <text:p>-96,5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222" calcext:value-type="float">
            <text:p>-222</text:p>
          </table:table-cell>
          <table:table-cell office:value-type="float" office:value="-97" calcext:value-type="float">
            <text:p>-9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22.5" calcext:value-type="float">
            <text:p>-222,5</text:p>
          </table:table-cell>
          <table:table-cell office:value-type="float" office:value="-97.5" calcext:value-type="float">
            <text:p>-97,5</text:p>
          </table:table-cell>
          <table:table-cell office:value-type="float" office:value="27.5" calcext:value-type="float">
            <text:p>27,5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223" calcext:value-type="float">
            <text:p>-223</text:p>
          </table:table-cell>
          <table:table-cell office:value-type="float" office:value="-98" calcext:value-type="float">
            <text:p>-9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23.5" calcext:value-type="float">
            <text:p>-223,5</text:p>
          </table:table-cell>
          <table:table-cell office:value-type="float" office:value="-98.5" calcext:value-type="float">
            <text:p>-98,5</text:p>
          </table:table-cell>
          <table:table-cell office:value-type="float" office:value="26.5" calcext:value-type="float">
            <text:p>26,5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224" calcext:value-type="float">
            <text:p>-224</text:p>
          </table:table-cell>
          <table:table-cell office:value-type="float" office:value="-99" calcext:value-type="float">
            <text:p>-9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224.5" calcext:value-type="float">
            <text:p>-224,5</text:p>
          </table:table-cell>
          <table:table-cell office:value-type="float" office:value="-99.5" calcext:value-type="float">
            <text:p>-99,5</text:p>
          </table:table-cell>
          <table:table-cell office:value-type="float" office:value="25.5" calcext:value-type="float">
            <text:p>25,5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225" calcext:value-type="float">
            <text:p>-225</text:p>
          </table:table-cell>
          <table:table-cell office:value-type="float" office:value="-100" calcext:value-type="float">
            <text:p>-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25.5" calcext:value-type="float">
            <text:p>-225,5</text:p>
          </table:table-cell>
          <table:table-cell office:value-type="float" office:value="-100.5" calcext:value-type="float">
            <text:p>-100,5</text:p>
          </table:table-cell>
          <table:table-cell office:value-type="float" office:value="24.5" calcext:value-type="float">
            <text:p>24,5</text:p>
          </table:table-cell>
          <table:table-cell table:number-columns-repeated="2" office:value-type="float" office:value="149.5" calcext:value-type="float">
            <text:p>149,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226" calcext:value-type="float">
            <text:p>-226</text:p>
          </table:table-cell>
          <table:table-cell office:value-type="float" office:value="-101" calcext:value-type="float">
            <text:p>-10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226.5" calcext:value-type="float">
            <text:p>-226,5</text:p>
          </table:table-cell>
          <table:table-cell office:value-type="float" office:value="-101.5" calcext:value-type="float">
            <text:p>-101,5</text:p>
          </table:table-cell>
          <table:table-cell office:value-type="float" office:value="23.5" calcext:value-type="float">
            <text:p>23,5</text:p>
          </table:table-cell>
          <table:table-cell table:number-columns-repeated="2" office:value-type="float" office:value="148.5" calcext:value-type="float">
            <text:p>148,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27" calcext:value-type="float">
            <text:p>-227</text:p>
          </table:table-cell>
          <table:table-cell office:value-type="float" office:value="-102" calcext:value-type="float">
            <text:p>-10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227.5" calcext:value-type="float">
            <text:p>-227,5</text:p>
          </table:table-cell>
          <table:table-cell office:value-type="float" office:value="-102.5" calcext:value-type="float">
            <text:p>-102,5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147.5" calcext:value-type="float">
            <text:p>147,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28" calcext:value-type="float">
            <text:p>-228</text:p>
          </table:table-cell>
          <table:table-cell office:value-type="float" office:value="-103" calcext:value-type="float">
            <text:p>-10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28.5" calcext:value-type="float">
            <text:p>-228,5</text:p>
          </table:table-cell>
          <table:table-cell office:value-type="float" office:value="-103.5" calcext:value-type="float">
            <text:p>-103,5</text:p>
          </table:table-cell>
          <table:table-cell office:value-type="float" office:value="21.5" calcext:value-type="float">
            <text:p>21,5</text:p>
          </table:table-cell>
          <table:table-cell table:number-columns-repeated="2" office:value-type="float" office:value="146.5" calcext:value-type="float">
            <text:p>146,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29" calcext:value-type="float">
            <text:p>-229</text:p>
          </table:table-cell>
          <table:table-cell office:value-type="float" office:value="-104" calcext:value-type="float">
            <text:p>-10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229.5" calcext:value-type="float">
            <text:p>-229,5</text:p>
          </table:table-cell>
          <table:table-cell office:value-type="float" office:value="-104.5" calcext:value-type="float">
            <text:p>-104,5</text:p>
          </table:table-cell>
          <table:table-cell office:value-type="float" office:value="20.5" calcext:value-type="float">
            <text:p>20,5</text:p>
          </table:table-cell>
          <table:table-cell table:number-columns-repeated="2" office:value-type="float" office:value="145.5" calcext:value-type="float">
            <text:p>145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230" calcext:value-type="float">
            <text:p>-230</text:p>
          </table:table-cell>
          <table:table-cell office:value-type="float" office:value="-105" calcext:value-type="float">
            <text:p>-1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230.5" calcext:value-type="float">
            <text:p>-230,5</text:p>
          </table:table-cell>
          <table:table-cell office:value-type="float" office:value="-105.5" calcext:value-type="float">
            <text:p>-105,5</text:p>
          </table:table-cell>
          <table:table-cell office:value-type="float" office:value="19.5" calcext:value-type="float">
            <text:p>19,5</text:p>
          </table:table-cell>
          <table:table-cell table:number-columns-repeated="2" office:value-type="float" office:value="144.5" calcext:value-type="float">
            <text:p>144,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231" calcext:value-type="float">
            <text:p>-231</text:p>
          </table:table-cell>
          <table:table-cell office:value-type="float" office:value="-106" calcext:value-type="float">
            <text:p>-1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231.5" calcext:value-type="float">
            <text:p>-231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143.5" calcext:value-type="float">
            <text:p>143,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232" calcext:value-type="float">
            <text:p>-232</text:p>
          </table:table-cell>
          <table:table-cell office:value-type="float" office:value="-107" calcext:value-type="float">
            <text:p>-10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232.5" calcext:value-type="float">
            <text:p>-232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142.5" calcext:value-type="float">
            <text:p>142,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233" calcext:value-type="float">
            <text:p>-233</text:p>
          </table:table-cell>
          <table:table-cell office:value-type="float" office:value="-108" calcext:value-type="float">
            <text:p>-10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233.5" calcext:value-type="float">
            <text:p>-233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16.5" calcext:value-type="float">
            <text:p>16,5</text:p>
          </table:table-cell>
          <table:table-cell table:number-columns-repeated="2" office:value-type="float" office:value="141.5" calcext:value-type="float">
            <text:p>141,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234" calcext:value-type="float">
            <text:p>-234</text:p>
          </table:table-cell>
          <table:table-cell office:value-type="float" office:value="-109" calcext:value-type="float">
            <text:p>-10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34.5" calcext:value-type="float">
            <text:p>-234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15.5" calcext:value-type="float">
            <text:p>15,5</text:p>
          </table:table-cell>
          <table:table-cell table:number-columns-repeated="2" office:value-type="float" office:value="140.5" calcext:value-type="float">
            <text:p>140,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235" calcext:value-type="float">
            <text:p>-235</text:p>
          </table:table-cell>
          <table:table-cell office:value-type="float" office:value="-110" calcext:value-type="float">
            <text:p>-1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35.5" calcext:value-type="float">
            <text:p>-235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14.5" calcext:value-type="float">
            <text:p>14,5</text:p>
          </table:table-cell>
          <table:table-cell table:number-columns-repeated="2" office:value-type="float" office:value="139.5" calcext:value-type="float">
            <text:p>139,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36" calcext:value-type="float">
            <text:p>-236</text:p>
          </table:table-cell>
          <table:table-cell office:value-type="float" office:value="-111" calcext:value-type="float">
            <text:p>-1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236.5" calcext:value-type="float">
            <text:p>-236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13.5" calcext:value-type="float">
            <text:p>13,5</text:p>
          </table:table-cell>
          <table:table-cell table:number-columns-repeated="2" office:value-type="float" office:value="138.5" calcext:value-type="float">
            <text:p>138,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237" calcext:value-type="float">
            <text:p>-237</text:p>
          </table:table-cell>
          <table:table-cell office:value-type="float" office:value="-112" calcext:value-type="float">
            <text:p>-1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237.5" calcext:value-type="float">
            <text:p>-237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137.5" calcext:value-type="float">
            <text:p>137,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38" calcext:value-type="float">
            <text:p>-238</text:p>
          </table:table-cell>
          <table:table-cell office:value-type="float" office:value="-113" calcext:value-type="float">
            <text:p>-1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238.5" calcext:value-type="float">
            <text:p>-238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136.5" calcext:value-type="float">
            <text:p>136,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239" calcext:value-type="float">
            <text:p>-239</text:p>
          </table:table-cell>
          <table:table-cell office:value-type="float" office:value="-114" calcext:value-type="float">
            <text:p>-1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239.5" calcext:value-type="float">
            <text:p>-239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10.5" calcext:value-type="float">
            <text:p>10,5</text:p>
          </table:table-cell>
          <table:table-cell table:number-columns-repeated="2" office:value-type="float" office:value="135.5" calcext:value-type="float">
            <text:p>135,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240" calcext:value-type="float">
            <text:p>-240</text:p>
          </table:table-cell>
          <table:table-cell office:value-type="float" office:value="-115" calcext:value-type="float">
            <text:p>-1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240.5" calcext:value-type="float">
            <text:p>-240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34.5" calcext:value-type="float">
            <text:p>134,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241" calcext:value-type="float">
            <text:p>-241</text:p>
          </table:table-cell>
          <table:table-cell office:value-type="float" office:value="-116" calcext:value-type="float">
            <text:p>-1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241.5" calcext:value-type="float">
            <text:p>-241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133.5" calcext:value-type="float">
            <text:p>133,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242" calcext:value-type="float">
            <text:p>-242</text:p>
          </table:table-cell>
          <table:table-cell office:value-type="float" office:value="-117" calcext:value-type="float">
            <text:p>-1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242.5" calcext:value-type="float">
            <text:p>-242,5</text:p>
          </table:table-cell>
          <table:table-cell office:value-type="float" office:value="-117.5" calcext:value-type="float">
            <text:p>-117,5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132.5" calcext:value-type="float">
            <text:p>132,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43" calcext:value-type="float">
            <text:p>-243</text:p>
          </table:table-cell>
          <table:table-cell office:value-type="float" office:value="-118" calcext:value-type="float">
            <text:p>-1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243.5" calcext:value-type="float">
            <text:p>-243,5</text:p>
          </table:table-cell>
          <table:table-cell office:value-type="float" office:value="-118.5" calcext:value-type="float">
            <text:p>-118,5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131.5" calcext:value-type="float">
            <text:p>131,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244" calcext:value-type="float">
            <text:p>-244</text:p>
          </table:table-cell>
          <table:table-cell office:value-type="float" office:value="-119" calcext:value-type="float">
            <text:p>-1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244.5" calcext:value-type="float">
            <text:p>-244,5</text:p>
          </table:table-cell>
          <table:table-cell office:value-type="float" office:value="-119.5" calcext:value-type="float">
            <text:p>-119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30.5" calcext:value-type="float">
            <text:p>130,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245" calcext:value-type="float">
            <text:p>-245</text:p>
          </table:table-cell>
          <table:table-cell office:value-type="float" office:value="-120" calcext:value-type="float">
            <text:p>-1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245.5" calcext:value-type="float">
            <text:p>-245,5</text:p>
          </table:table-cell>
          <table:table-cell office:value-type="float" office:value="-120.5" calcext:value-type="float">
            <text:p>-120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29.5" calcext:value-type="float">
            <text:p>129,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246" calcext:value-type="float">
            <text:p>-246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246.5" calcext:value-type="float">
            <text:p>-246,5</text:p>
          </table:table-cell>
          <table:table-cell office:value-type="float" office:value="-121.5" calcext:value-type="float">
            <text:p>-121,5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28.5" calcext:value-type="float">
            <text:p>128,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247" calcext:value-type="float">
            <text:p>-247</text:p>
          </table:table-cell>
          <table:table-cell office:value-type="float" office:value="-122" calcext:value-type="float">
            <text:p>-1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247.5" calcext:value-type="float">
            <text:p>-247,5</text:p>
          </table:table-cell>
          <table:table-cell office:value-type="float" office:value="-122.5" calcext:value-type="float">
            <text:p>-122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127.5" calcext:value-type="float">
            <text:p>127,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248" calcext:value-type="float">
            <text:p>-248</text:p>
          </table:table-cell>
          <table:table-cell office:value-type="float" office:value="-123" calcext:value-type="float">
            <text:p>-1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248.5" calcext:value-type="float">
            <text:p>-248,5</text:p>
          </table:table-cell>
          <table:table-cell office:value-type="float" office:value="-123.5" calcext:value-type="float">
            <text:p>-123,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26.5" calcext:value-type="float">
            <text:p>126,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49" calcext:value-type="float">
            <text:p>-249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49.5" calcext:value-type="float">
            <text:p>-249,5</text:p>
          </table:table-cell>
          <table:table-cell office:value-type="float" office:value="-124.5" calcext:value-type="float">
            <text:p>-124,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25.5" calcext:value-type="float">
            <text:p>125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250" calcext:value-type="float">
            <text:p>-250</text:p>
          </table:table-cell>
          <table:table-cell office:value-type="float" office:value="-125" calcext:value-type="float">
            <text:p>-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50.5" calcext:value-type="float">
            <text:p>-250,5</text:p>
          </table:table-cell>
          <table:table-cell office:value-type="float" office:value="-125.5" calcext:value-type="float">
            <text:p>-125,5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124.5" calcext:value-type="float">
            <text:p>124,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251" calcext:value-type="float">
            <text:p>-251</text:p>
          </table:table-cell>
          <table:table-cell office:value-type="float" office:value="-126" calcext:value-type="float">
            <text:p>-1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251.5" calcext:value-type="float">
            <text:p>-251,5</text:p>
          </table:table-cell>
          <table:table-cell office:value-type="float" office:value="-126.5" calcext:value-type="float">
            <text:p>-126,5</text:p>
          </table:table-cell>
          <table:table-cell office:value-type="float" office:value="-1.5" calcext:value-type="float">
            <text:p>-1,5</text:p>
          </table:table-cell>
          <table:table-cell table:number-columns-repeated="2" office:value-type="float" office:value="123.5" calcext:value-type="float">
            <text:p>123,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52" calcext:value-type="float">
            <text:p>-252</text:p>
          </table:table-cell>
          <table:table-cell office:value-type="float" office:value="-127" calcext:value-type="float">
            <text:p>-12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252.5" calcext:value-type="float">
            <text:p>-252,5</text:p>
          </table:table-cell>
          <table:table-cell office:value-type="float" office:value="-127.5" calcext:value-type="float">
            <text:p>-127,5</text:p>
          </table:table-cell>
          <table:table-cell office:value-type="float" office:value="-2.5" calcext:value-type="float">
            <text:p>-2,5</text:p>
          </table:table-cell>
          <table:table-cell table:number-columns-repeated="2" office:value-type="float" office:value="122.5" calcext:value-type="float">
            <text:p>122,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253" calcext:value-type="float">
            <text:p>-253</text:p>
          </table:table-cell>
          <table:table-cell office:value-type="float" office:value="-128" calcext:value-type="float">
            <text:p>-128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253.5" calcext:value-type="float">
            <text:p>-253,5</text:p>
          </table:table-cell>
          <table:table-cell office:value-type="float" office:value="-128.5" calcext:value-type="float">
            <text:p>-128,5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121.5" calcext:value-type="float">
            <text:p>121,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254" calcext:value-type="float">
            <text:p>-254</text:p>
          </table:table-cell>
          <table:table-cell office:value-type="float" office:value="-129" calcext:value-type="float">
            <text:p>-12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54.5" calcext:value-type="float">
            <text:p>-254,5</text:p>
          </table:table-cell>
          <table:table-cell office:value-type="float" office:value="-129.5" calcext:value-type="float">
            <text:p>-129,5</text:p>
          </table:table-cell>
          <table:table-cell office:value-type="float" office:value="-4.5" calcext:value-type="float">
            <text:p>-4,5</text:p>
          </table:table-cell>
          <table:table-cell table:number-columns-repeated="2" office:value-type="float" office:value="120.5" calcext:value-type="float">
            <text:p>120,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55" calcext:value-type="float">
            <text:p>-255</text:p>
          </table:table-cell>
          <table:table-cell office:value-type="float" office:value="-130" calcext:value-type="float">
            <text:p>-13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55.5" calcext:value-type="float">
            <text:p>-255,5</text:p>
          </table:table-cell>
          <table:table-cell office:value-type="float" office:value="-130.5" calcext:value-type="float">
            <text:p>-130,5</text:p>
          </table:table-cell>
          <table:table-cell office:value-type="float" office:value="-5.5" calcext:value-type="float">
            <text:p>-5,5</text:p>
          </table:table-cell>
          <table:table-cell table:number-columns-repeated="2" office:value-type="float" office:value="119.5" calcext:value-type="float">
            <text:p>119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56" calcext:value-type="float">
            <text:p>-256</text:p>
          </table:table-cell>
          <table:table-cell office:value-type="float" office:value="-131" calcext:value-type="float">
            <text:p>-13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56.5" calcext:value-type="float">
            <text:p>-256,5</text:p>
          </table:table-cell>
          <table:table-cell office:value-type="float" office:value="-131.5" calcext:value-type="float">
            <text:p>-131,5</text:p>
          </table:table-cell>
          <table:table-cell office:value-type="float" office:value="-6.5" calcext:value-type="float">
            <text:p>-6,5</text:p>
          </table:table-cell>
          <table:table-cell table:number-columns-repeated="2" office:value-type="float" office:value="118.5" calcext:value-type="float">
            <text:p>118,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57" calcext:value-type="float">
            <text:p>-257</text:p>
          </table:table-cell>
          <table:table-cell office:value-type="float" office:value="-132" calcext:value-type="float">
            <text:p>-13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57.5" calcext:value-type="float">
            <text:p>-257,5</text:p>
          </table:table-cell>
          <table:table-cell office:value-type="float" office:value="-132.5" calcext:value-type="float">
            <text:p>-132,5</text:p>
          </table:table-cell>
          <table:table-cell office:value-type="float" office:value="-7.5" calcext:value-type="float">
            <text:p>-7,5</text:p>
          </table:table-cell>
          <table:table-cell table:number-columns-repeated="2" office:value-type="float" office:value="117.5" calcext:value-type="float">
            <text:p>117,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258" calcext:value-type="float">
            <text:p>-258</text:p>
          </table:table-cell>
          <table:table-cell office:value-type="float" office:value="-133" calcext:value-type="float">
            <text:p>-13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258.5" calcext:value-type="float">
            <text:p>-258,5</text:p>
          </table:table-cell>
          <table:table-cell office:value-type="float" office:value="-133.5" calcext:value-type="float">
            <text:p>-133,5</text:p>
          </table:table-cell>
          <table:table-cell office:value-type="float" office:value="-8.5" calcext:value-type="float">
            <text:p>-8,5</text:p>
          </table:table-cell>
          <table:table-cell table:number-columns-repeated="2" office:value-type="float" office:value="116.5" calcext:value-type="float">
            <text:p>116,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259" calcext:value-type="float">
            <text:p>-259</text:p>
          </table:table-cell>
          <table:table-cell office:value-type="float" office:value="-134" calcext:value-type="float">
            <text:p>-13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59.5" calcext:value-type="float">
            <text:p>-259,5</text:p>
          </table:table-cell>
          <table:table-cell office:value-type="float" office:value="-134.5" calcext:value-type="float">
            <text:p>-134,5</text:p>
          </table:table-cell>
          <table:table-cell office:value-type="float" office:value="-9.5" calcext:value-type="float">
            <text:p>-9,5</text:p>
          </table:table-cell>
          <table:table-cell table:number-columns-repeated="2" office:value-type="float" office:value="115.5" calcext:value-type="float">
            <text:p>115,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260" calcext:value-type="float">
            <text:p>-260</text:p>
          </table:table-cell>
          <table:table-cell office:value-type="float" office:value="-135" calcext:value-type="float">
            <text:p>-13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260.5" calcext:value-type="float">
            <text:p>-260,5</text:p>
          </table:table-cell>
          <table:table-cell office:value-type="float" office:value="-135.5" calcext:value-type="float">
            <text:p>-135,5</text:p>
          </table:table-cell>
          <table:table-cell office:value-type="float" office:value="-10.5" calcext:value-type="float">
            <text:p>-10,5</text:p>
          </table:table-cell>
          <table:table-cell table:number-columns-repeated="2" office:value-type="float" office:value="114.5" calcext:value-type="float">
            <text:p>114,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261" calcext:value-type="float">
            <text:p>-261</text:p>
          </table:table-cell>
          <table:table-cell office:value-type="float" office:value="-136" calcext:value-type="float">
            <text:p>-136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261.5" calcext:value-type="float">
            <text:p>-261,5</text:p>
          </table:table-cell>
          <table:table-cell office:value-type="float" office:value="-136.5" calcext:value-type="float">
            <text:p>-136,5</text:p>
          </table:table-cell>
          <table:table-cell office:value-type="float" office:value="-11.5" calcext:value-type="float">
            <text:p>-11,5</text:p>
          </table:table-cell>
          <table:table-cell table:number-columns-repeated="2"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262" calcext:value-type="float">
            <text:p>-262</text:p>
          </table:table-cell>
          <table:table-cell office:value-type="float" office:value="-137" calcext:value-type="float">
            <text:p>-137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62.5" calcext:value-type="float">
            <text:p>-262,5</text:p>
          </table:table-cell>
          <table:table-cell office:value-type="float" office:value="-137.5" calcext:value-type="float">
            <text:p>-137,5</text:p>
          </table:table-cell>
          <table:table-cell office:value-type="float" office:value="-12.5" calcext:value-type="float">
            <text:p>-12,5</text:p>
          </table:table-cell>
          <table:table-cell table:number-columns-repeated="2" office:value-type="float" office:value="112.5" calcext:value-type="float">
            <text:p>112,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263" calcext:value-type="float">
            <text:p>-263</text:p>
          </table:table-cell>
          <table:table-cell office:value-type="float" office:value="-138" calcext:value-type="float">
            <text:p>-138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63.5" calcext:value-type="float">
            <text:p>-263,5</text:p>
          </table:table-cell>
          <table:table-cell office:value-type="float" office:value="-138.5" calcext:value-type="float">
            <text:p>-138,5</text:p>
          </table:table-cell>
          <table:table-cell office:value-type="float" office:value="-13.5" calcext:value-type="float">
            <text:p>-13,5</text:p>
          </table:table-cell>
          <table:table-cell table:number-columns-repeated="2" office:value-type="float" office:value="111.5" calcext:value-type="float">
            <text:p>111,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264" calcext:value-type="float">
            <text:p>-264</text:p>
          </table:table-cell>
          <table:table-cell office:value-type="float" office:value="-139" calcext:value-type="float">
            <text:p>-139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264.5" calcext:value-type="float">
            <text:p>-264,5</text:p>
          </table:table-cell>
          <table:table-cell office:value-type="float" office:value="-139.5" calcext:value-type="float">
            <text:p>-139,5</text:p>
          </table:table-cell>
          <table:table-cell office:value-type="float" office:value="-14.5" calcext:value-type="float">
            <text:p>-14,5</text:p>
          </table:table-cell>
          <table:table-cell table:number-columns-repeated="2" office:value-type="float" office:value="110.5" calcext:value-type="float">
            <text:p>110,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265" calcext:value-type="float">
            <text:p>-265</text:p>
          </table:table-cell>
          <table:table-cell office:value-type="float" office:value="-140" calcext:value-type="float">
            <text:p>-140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265.5" calcext:value-type="float">
            <text:p>-265,5</text:p>
          </table:table-cell>
          <table:table-cell office:value-type="float" office:value="-140.5" calcext:value-type="float">
            <text:p>-140,5</text:p>
          </table:table-cell>
          <table:table-cell office:value-type="float" office:value="-15.5" calcext:value-type="float">
            <text:p>-15,5</text:p>
          </table:table-cell>
          <table:table-cell table:number-columns-repeated="2" office:value-type="float" office:value="109.5" calcext:value-type="float">
            <text:p>109,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266" calcext:value-type="float">
            <text:p>-266</text:p>
          </table:table-cell>
          <table:table-cell office:value-type="float" office:value="-141" calcext:value-type="float">
            <text:p>-141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66.5" calcext:value-type="float">
            <text:p>-266,5</text:p>
          </table:table-cell>
          <table:table-cell office:value-type="float" office:value="-141.5" calcext:value-type="float">
            <text:p>-141,5</text:p>
          </table:table-cell>
          <table:table-cell office:value-type="float" office:value="-16.5" calcext:value-type="float">
            <text:p>-16,5</text:p>
          </table:table-cell>
          <table:table-cell table:number-columns-repeated="2" office:value-type="float" office:value="108.5" calcext:value-type="float">
            <text:p>108,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267" calcext:value-type="float">
            <text:p>-267</text:p>
          </table:table-cell>
          <table:table-cell office:value-type="float" office:value="-142" calcext:value-type="float">
            <text:p>-142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267.5" calcext:value-type="float">
            <text:p>-267,5</text:p>
          </table:table-cell>
          <table:table-cell office:value-type="float" office:value="-142.5" calcext:value-type="float">
            <text:p>-142,5</text:p>
          </table:table-cell>
          <table:table-cell office:value-type="float" office:value="-17.5" calcext:value-type="float">
            <text:p>-17,5</text:p>
          </table:table-cell>
          <table:table-cell table:number-columns-repeated="2" office:value-type="float" office:value="107.5" calcext:value-type="float">
            <text:p>107,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 office:value-type="float" office:value="-143" calcext:value-type="float">
            <text:p>-14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268.5" calcext:value-type="float">
            <text:p>-268,5</text:p>
          </table:table-cell>
          <table:table-cell office:value-type="float" office:value="-143.5" calcext:value-type="float">
            <text:p>-143,5</text:p>
          </table:table-cell>
          <table:table-cell office:value-type="float" office:value="-18.5" calcext:value-type="float">
            <text:p>-18,5</text:p>
          </table:table-cell>
          <table:table-cell table:number-columns-repeated="2" office:value-type="float" office:value="106.5" calcext:value-type="float">
            <text:p>106,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269" calcext:value-type="float">
            <text:p>-269</text:p>
          </table:table-cell>
          <table:table-cell office:value-type="float" office:value="-144" calcext:value-type="float">
            <text:p>-144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269.5" calcext:value-type="float">
            <text:p>-269,5</text:p>
          </table:table-cell>
          <table:table-cell office:value-type="float" office:value="-144.5" calcext:value-type="float">
            <text:p>-144,5</text:p>
          </table:table-cell>
          <table:table-cell office:value-type="float" office:value="-19.5" calcext:value-type="float">
            <text:p>-19,5</text:p>
          </table:table-cell>
          <table:table-cell table:number-columns-repeated="2" office:value-type="float" office:value="105.5" calcext:value-type="float">
            <text:p>105,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270" calcext:value-type="float">
            <text:p>-270</text:p>
          </table:table-cell>
          <table:table-cell office:value-type="float" office:value="-145" calcext:value-type="float">
            <text:p>-145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270.5" calcext:value-type="float">
            <text:p>-270,5</text:p>
          </table:table-cell>
          <table:table-cell office:value-type="float" office:value="-145.5" calcext:value-type="float">
            <text:p>-145,5</text:p>
          </table:table-cell>
          <table:table-cell office:value-type="float" office:value="-20.5" calcext:value-type="float">
            <text:p>-20,5</text:p>
          </table:table-cell>
          <table:table-cell table:number-columns-repeated="2" office:value-type="float" office:value="104.5" calcext:value-type="float">
            <text:p>104,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271" calcext:value-type="float">
            <text:p>-271</text:p>
          </table:table-cell>
          <table:table-cell office:value-type="float" office:value="-146" calcext:value-type="float">
            <text:p>-146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271.5" calcext:value-type="float">
            <text:p>-271,5</text:p>
          </table:table-cell>
          <table:table-cell office:value-type="float" office:value="-146.5" calcext:value-type="float">
            <text:p>-146,5</text:p>
          </table:table-cell>
          <table:table-cell office:value-type="float" office:value="-21.5" calcext:value-type="float">
            <text:p>-21,5</text:p>
          </table:table-cell>
          <table:table-cell table:number-columns-repeated="2" office:value-type="float" office:value="103.5" calcext:value-type="float">
            <text:p>103,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272" calcext:value-type="float">
            <text:p>-272</text:p>
          </table:table-cell>
          <table:table-cell office:value-type="float" office:value="-147" calcext:value-type="float">
            <text:p>-147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272.5" calcext:value-type="float">
            <text:p>-272,5</text:p>
          </table:table-cell>
          <table:table-cell office:value-type="float" office:value="-147.5" calcext:value-type="float">
            <text:p>-147,5</text:p>
          </table:table-cell>
          <table:table-cell office:value-type="float" office:value="-22.5" calcext:value-type="float">
            <text:p>-22,5</text:p>
          </table:table-cell>
          <table:table-cell table:number-columns-repeated="2" office:value-type="float" office:value="102.5" calcext:value-type="float">
            <text:p>102,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273" calcext:value-type="float">
            <text:p>-273</text:p>
          </table:table-cell>
          <table:table-cell office:value-type="float" office:value="-148" calcext:value-type="float">
            <text:p>-148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273.5" calcext:value-type="float">
            <text:p>-273,5</text:p>
          </table:table-cell>
          <table:table-cell office:value-type="float" office:value="-148.5" calcext:value-type="float">
            <text:p>-148,5</text:p>
          </table:table-cell>
          <table:table-cell office:value-type="float" office:value="-23.5" calcext:value-type="float">
            <text:p>-23,5</text:p>
          </table:table-cell>
          <table:table-cell table:number-columns-repeated="2" office:value-type="float" office:value="101.5" calcext:value-type="float">
            <text:p>101,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74" calcext:value-type="float">
            <text:p>-274</text:p>
          </table:table-cell>
          <table:table-cell office:value-type="float" office:value="-149" calcext:value-type="float">
            <text:p>-149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74.5" calcext:value-type="float">
            <text:p>-274,5</text:p>
          </table:table-cell>
          <table:table-cell office:value-type="float" office:value="-149.5" calcext:value-type="float">
            <text:p>-149,5</text:p>
          </table:table-cell>
          <table:table-cell office:value-type="float" office:value="-24.5" calcext:value-type="float">
            <text:p>-24,5</text:p>
          </table:table-cell>
          <table:table-cell table:number-columns-repeated="2" office:value-type="float" office:value="100.5" calcext:value-type="float">
            <text:p>100,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75" calcext:value-type="float">
            <text:p>-275</text:p>
          </table:table-cell>
          <table:table-cell office:value-type="float" office:value="-150" calcext:value-type="float">
            <text:p>-15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75.5" calcext:value-type="float">
            <text:p>-275,5</text:p>
          </table:table-cell>
          <table:table-cell office:value-type="float" office:value="-150.5" calcext:value-type="float">
            <text:p>-150,5</text:p>
          </table:table-cell>
          <table:table-cell office:value-type="float" office:value="-25.5" calcext:value-type="float">
            <text:p>-25,5</text:p>
          </table:table-cell>
          <table:table-cell table:number-columns-repeated="2" office:value-type="float" office:value="99.5" calcext:value-type="float">
            <text:p>99,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76" calcext:value-type="float">
            <text:p>-276</text:p>
          </table:table-cell>
          <table:table-cell office:value-type="float" office:value="-151" calcext:value-type="float">
            <text:p>-151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276.5" calcext:value-type="float">
            <text:p>-276,5</text:p>
          </table:table-cell>
          <table:table-cell office:value-type="float" office:value="-151.5" calcext:value-type="float">
            <text:p>-151,5</text:p>
          </table:table-cell>
          <table:table-cell office:value-type="float" office:value="-26.5" calcext:value-type="float">
            <text:p>-26,5</text:p>
          </table:table-cell>
          <table:table-cell table:number-columns-repeated="2"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277" calcext:value-type="float">
            <text:p>-277</text:p>
          </table:table-cell>
          <table:table-cell office:value-type="float" office:value="-152" calcext:value-type="float">
            <text:p>-152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277.5" calcext:value-type="float">
            <text:p>-277,5</text:p>
          </table:table-cell>
          <table:table-cell office:value-type="float" office:value="-152.5" calcext:value-type="float">
            <text:p>-152,5</text:p>
          </table:table-cell>
          <table:table-cell office:value-type="float" office:value="-27.5" calcext:value-type="float">
            <text:p>-27,5</text:p>
          </table:table-cell>
          <table:table-cell table:number-columns-repeated="2"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278" calcext:value-type="float">
            <text:p>-278</text:p>
          </table:table-cell>
          <table:table-cell office:value-type="float" office:value="-153" calcext:value-type="float">
            <text:p>-153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278.5" calcext:value-type="float">
            <text:p>-278,5</text:p>
          </table:table-cell>
          <table:table-cell office:value-type="float" office:value="-153.5" calcext:value-type="float">
            <text:p>-153,5</text:p>
          </table:table-cell>
          <table:table-cell office:value-type="float" office:value="-28.5" calcext:value-type="float">
            <text:p>-28,5</text:p>
          </table:table-cell>
          <table:table-cell table:number-columns-repeated="2"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279" calcext:value-type="float">
            <text:p>-279</text:p>
          </table:table-cell>
          <table:table-cell office:value-type="float" office:value="-154" calcext:value-type="float">
            <text:p>-154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279.5" calcext:value-type="float">
            <text:p>-279,5</text:p>
          </table:table-cell>
          <table:table-cell office:value-type="float" office:value="-154.5" calcext:value-type="float">
            <text:p>-154,5</text:p>
          </table:table-cell>
          <table:table-cell office:value-type="float" office:value="-29.5" calcext:value-type="float">
            <text:p>-29,5</text:p>
          </table:table-cell>
          <table:table-cell table:number-columns-repeated="2"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280" calcext:value-type="float">
            <text:p>-280</text:p>
          </table:table-cell>
          <table:table-cell office:value-type="float" office:value="-155" calcext:value-type="float">
            <text:p>-155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280.5" calcext:value-type="float">
            <text:p>-280,5</text:p>
          </table:table-cell>
          <table:table-cell office:value-type="float" office:value="-155.5" calcext:value-type="float">
            <text:p>-155,5</text:p>
          </table:table-cell>
          <table:table-cell office:value-type="float" office:value="-30.5" calcext:value-type="float">
            <text:p>-30,5</text:p>
          </table:table-cell>
          <table:table-cell table:number-columns-repeated="2"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281" calcext:value-type="float">
            <text:p>-281</text:p>
          </table:table-cell>
          <table:table-cell office:value-type="float" office:value="-156" calcext:value-type="float">
            <text:p>-156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281.5" calcext:value-type="float">
            <text:p>-281,5</text:p>
          </table:table-cell>
          <table:table-cell office:value-type="float" office:value="-156.5" calcext:value-type="float">
            <text:p>-156,5</text:p>
          </table:table-cell>
          <table:table-cell office:value-type="float" office:value="-31.5" calcext:value-type="float">
            <text:p>-31,5</text:p>
          </table:table-cell>
          <table:table-cell table:number-columns-repeated="2"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282" calcext:value-type="float">
            <text:p>-282</text:p>
          </table:table-cell>
          <table:table-cell office:value-type="float" office:value="-157" calcext:value-type="float">
            <text:p>-157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282.5" calcext:value-type="float">
            <text:p>-282,5</text:p>
          </table:table-cell>
          <table:table-cell office:value-type="float" office:value="-157.5" calcext:value-type="float">
            <text:p>-157,5</text:p>
          </table:table-cell>
          <table:table-cell office:value-type="float" office:value="-32.5" calcext:value-type="float">
            <text:p>-32,5</text:p>
          </table:table-cell>
          <table:table-cell table:number-columns-repeated="2"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283" calcext:value-type="float">
            <text:p>-283</text:p>
          </table:table-cell>
          <table:table-cell office:value-type="float" office:value="-158" calcext:value-type="float">
            <text:p>-158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283.5" calcext:value-type="float">
            <text:p>-283,5</text:p>
          </table:table-cell>
          <table:table-cell office:value-type="float" office:value="-158.5" calcext:value-type="float">
            <text:p>-158,5</text:p>
          </table:table-cell>
          <table:table-cell office:value-type="float" office:value="-33.5" calcext:value-type="float">
            <text:p>-33,5</text:p>
          </table:table-cell>
          <table:table-cell table:number-columns-repeated="2"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284" calcext:value-type="float">
            <text:p>-284</text:p>
          </table:table-cell>
          <table:table-cell office:value-type="float" office:value="-159" calcext:value-type="float">
            <text:p>-159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284.5" calcext:value-type="float">
            <text:p>-284,5</text:p>
          </table:table-cell>
          <table:table-cell office:value-type="float" office:value="-159.5" calcext:value-type="float">
            <text:p>-159,5</text:p>
          </table:table-cell>
          <table:table-cell office:value-type="float" office:value="-34.5" calcext:value-type="float">
            <text:p>-34,5</text:p>
          </table:table-cell>
          <table:table-cell table:number-columns-repeated="2"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285" calcext:value-type="float">
            <text:p>-285</text:p>
          </table:table-cell>
          <table:table-cell office:value-type="float" office:value="-160" calcext:value-type="float">
            <text:p>-160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285.5" calcext:value-type="float">
            <text:p>-285,5</text:p>
          </table:table-cell>
          <table:table-cell office:value-type="float" office:value="-160.5" calcext:value-type="float">
            <text:p>-160,5</text:p>
          </table:table-cell>
          <table:table-cell office:value-type="float" office:value="-35.5" calcext:value-type="float">
            <text:p>-35,5</text:p>
          </table:table-cell>
          <table:table-cell table:number-columns-repeated="2"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286" calcext:value-type="float">
            <text:p>-286</text:p>
          </table:table-cell>
          <table:table-cell office:value-type="float" office:value="-161" calcext:value-type="float">
            <text:p>-161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286.5" calcext:value-type="float">
            <text:p>-286,5</text:p>
          </table:table-cell>
          <table:table-cell office:value-type="float" office:value="-161.5" calcext:value-type="float">
            <text:p>-161,5</text:p>
          </table:table-cell>
          <table:table-cell office:value-type="float" office:value="-36.5" calcext:value-type="float">
            <text:p>-36,5</text:p>
          </table:table-cell>
          <table:table-cell table:number-columns-repeated="2"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287" calcext:value-type="float">
            <text:p>-287</text:p>
          </table:table-cell>
          <table:table-cell office:value-type="float" office:value="-162" calcext:value-type="float">
            <text:p>-162</text:p>
          </table:table-cell>
          <table:table-cell office:value-type="float" office:value="-37" calcext:value-type="float">
            <text:p>-37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287.5" calcext:value-type="float">
            <text:p>-287,5</text:p>
          </table:table-cell>
          <table:table-cell office:value-type="float" office:value="-162.5" calcext:value-type="float">
            <text:p>-162,5</text:p>
          </table:table-cell>
          <table:table-cell office:value-type="float" office:value="-37.5" calcext:value-type="float">
            <text:p>-37,5</text:p>
          </table:table-cell>
          <table:table-cell table:number-columns-repeated="2"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88" calcext:value-type="float">
            <text:p>-288</text:p>
          </table:table-cell>
          <table:table-cell office:value-type="float" office:value="-163" calcext:value-type="float">
            <text:p>-163</text:p>
          </table:table-cell>
          <table:table-cell office:value-type="float" office:value="-38" calcext:value-type="float">
            <text:p>-38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288.5" calcext:value-type="float">
            <text:p>-288,5</text:p>
          </table:table-cell>
          <table:table-cell office:value-type="float" office:value="-163.5" calcext:value-type="float">
            <text:p>-163,5</text:p>
          </table:table-cell>
          <table:table-cell office:value-type="float" office:value="-38.5" calcext:value-type="float">
            <text:p>-38,5</text:p>
          </table:table-cell>
          <table:table-cell table:number-columns-repeated="2"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289" calcext:value-type="float">
            <text:p>-289</text:p>
          </table:table-cell>
          <table:table-cell office:value-type="float" office:value="-164" calcext:value-type="float">
            <text:p>-164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289.5" calcext:value-type="float">
            <text:p>-289,5</text:p>
          </table:table-cell>
          <table:table-cell office:value-type="float" office:value="-164.5" calcext:value-type="float">
            <text:p>-164,5</text:p>
          </table:table-cell>
          <table:table-cell office:value-type="float" office:value="-39.5" calcext:value-type="float">
            <text:p>-39,5</text:p>
          </table:table-cell>
          <table:table-cell table:number-columns-repeated="2"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290" calcext:value-type="float">
            <text:p>-290</text:p>
          </table:table-cell>
          <table:table-cell office:value-type="float" office:value="-165" calcext:value-type="float">
            <text:p>-165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290.5" calcext:value-type="float">
            <text:p>-290,5</text:p>
          </table:table-cell>
          <table:table-cell office:value-type="float" office:value="-165.5" calcext:value-type="float">
            <text:p>-165,5</text:p>
          </table:table-cell>
          <table:table-cell office:value-type="float" office:value="-40.5" calcext:value-type="float">
            <text:p>-40,5</text:p>
          </table:table-cell>
          <table:table-cell table:number-columns-repeated="2"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291" calcext:value-type="float">
            <text:p>-291</text:p>
          </table:table-cell>
          <table:table-cell office:value-type="float" office:value="-166" calcext:value-type="float">
            <text:p>-166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291.5" calcext:value-type="float">
            <text:p>-291,5</text:p>
          </table:table-cell>
          <table:table-cell office:value-type="float" office:value="-166.5" calcext:value-type="float">
            <text:p>-166,5</text:p>
          </table:table-cell>
          <table:table-cell office:value-type="float" office:value="-41.5" calcext:value-type="float">
            <text:p>-41,5</text:p>
          </table:table-cell>
          <table:table-cell table:number-columns-repeated="2"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292" calcext:value-type="float">
            <text:p>-292</text:p>
          </table:table-cell>
          <table:table-cell office:value-type="float" office:value="-167" calcext:value-type="float">
            <text:p>-167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292.5" calcext:value-type="float">
            <text:p>-292,5</text:p>
          </table:table-cell>
          <table:table-cell office:value-type="float" office:value="-167.5" calcext:value-type="float">
            <text:p>-167,5</text:p>
          </table:table-cell>
          <table:table-cell office:value-type="float" office:value="-42.5" calcext:value-type="float">
            <text:p>-42,5</text:p>
          </table:table-cell>
          <table:table-cell table:number-columns-repeated="2"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293" calcext:value-type="float">
            <text:p>-293</text:p>
          </table:table-cell>
          <table:table-cell office:value-type="float" office:value="-168" calcext:value-type="float">
            <text:p>-168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293.5" calcext:value-type="float">
            <text:p>-293,5</text:p>
          </table:table-cell>
          <table:table-cell office:value-type="float" office:value="-168.5" calcext:value-type="float">
            <text:p>-168,5</text:p>
          </table:table-cell>
          <table:table-cell office:value-type="float" office:value="-43.5" calcext:value-type="float">
            <text:p>-43,5</text:p>
          </table:table-cell>
          <table:table-cell table:number-columns-repeated="2"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294" calcext:value-type="float">
            <text:p>-294</text:p>
          </table:table-cell>
          <table:table-cell office:value-type="float" office:value="-169" calcext:value-type="float">
            <text:p>-169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294.5" calcext:value-type="float">
            <text:p>-294,5</text:p>
          </table:table-cell>
          <table:table-cell office:value-type="float" office:value="-169.5" calcext:value-type="float">
            <text:p>-169,5</text:p>
          </table:table-cell>
          <table:table-cell office:value-type="float" office:value="-44.5" calcext:value-type="float">
            <text:p>-44,5</text:p>
          </table:table-cell>
          <table:table-cell table:number-columns-repeated="2"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295" calcext:value-type="float">
            <text:p>-295</text:p>
          </table:table-cell>
          <table:table-cell office:value-type="float" office:value="-170" calcext:value-type="float">
            <text:p>-17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295.5" calcext:value-type="float">
            <text:p>-295,5</text:p>
          </table:table-cell>
          <table:table-cell office:value-type="float" office:value="-170.5" calcext:value-type="float">
            <text:p>-170,5</text:p>
          </table:table-cell>
          <table:table-cell office:value-type="float" office:value="-45.5" calcext:value-type="float">
            <text:p>-45,5</text:p>
          </table:table-cell>
          <table:table-cell table:number-columns-repeated="2"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296" calcext:value-type="float">
            <text:p>-296</text:p>
          </table:table-cell>
          <table:table-cell office:value-type="float" office:value="-171" calcext:value-type="float">
            <text:p>-171</text:p>
          </table:table-cell>
          <table:table-cell office:value-type="float" office:value="-46" calcext:value-type="float">
            <text:p>-46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296.5" calcext:value-type="float">
            <text:p>-296,5</text:p>
          </table:table-cell>
          <table:table-cell office:value-type="float" office:value="-171.5" calcext:value-type="float">
            <text:p>-171,5</text:p>
          </table:table-cell>
          <table:table-cell office:value-type="float" office:value="-46.5" calcext:value-type="float">
            <text:p>-46,5</text:p>
          </table:table-cell>
          <table:table-cell table:number-columns-repeated="2"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297" calcext:value-type="float">
            <text:p>-297</text:p>
          </table:table-cell>
          <table:table-cell office:value-type="float" office:value="-172" calcext:value-type="float">
            <text:p>-172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97.5" calcext:value-type="float">
            <text:p>-297,5</text:p>
          </table:table-cell>
          <table:table-cell office:value-type="float" office:value="-172.5" calcext:value-type="float">
            <text:p>-172,5</text:p>
          </table:table-cell>
          <table:table-cell office:value-type="float" office:value="-47.5" calcext:value-type="float">
            <text:p>-47,5</text:p>
          </table:table-cell>
          <table:table-cell table:number-columns-repeated="2"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298" calcext:value-type="float">
            <text:p>-298</text:p>
          </table:table-cell>
          <table:table-cell office:value-type="float" office:value="-173" calcext:value-type="float">
            <text:p>-173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298.5" calcext:value-type="float">
            <text:p>-298,5</text:p>
          </table:table-cell>
          <table:table-cell office:value-type="float" office:value="-173.5" calcext:value-type="float">
            <text:p>-173,5</text:p>
          </table:table-cell>
          <table:table-cell office:value-type="float" office:value="-48.5" calcext:value-type="float">
            <text:p>-48,5</text:p>
          </table:table-cell>
          <table:table-cell table:number-columns-repeated="2"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299" calcext:value-type="float">
            <text:p>-299</text:p>
          </table:table-cell>
          <table:table-cell office:value-type="float" office:value="-174" calcext:value-type="float">
            <text:p>-174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99.5" calcext:value-type="float">
            <text:p>-299,5</text:p>
          </table:table-cell>
          <table:table-cell office:value-type="float" office:value="-174.5" calcext:value-type="float">
            <text:p>-174,5</text:p>
          </table:table-cell>
          <table:table-cell office:value-type="float" office:value="-49.5" calcext:value-type="float">
            <text:p>-49,5</text:p>
          </table:table-cell>
          <table:table-cell table:number-columns-repeated="2"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300" calcext:value-type="float">
            <text:p>-300</text:p>
          </table:table-cell>
          <table:table-cell office:value-type="float" office:value="-175" calcext:value-type="float">
            <text:p>-17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300.5" calcext:value-type="float">
            <text:p>-300,5</text:p>
          </table:table-cell>
          <table:table-cell office:value-type="float" office:value="-175.5" calcext:value-type="float">
            <text:p>-175,5</text:p>
          </table:table-cell>
          <table:table-cell office:value-type="float" office:value="-50.5" calcext:value-type="float">
            <text:p>-50,5</text:p>
          </table:table-cell>
          <table:table-cell table:number-columns-repeated="2"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301" calcext:value-type="float">
            <text:p>-301</text:p>
          </table:table-cell>
          <table:table-cell office:value-type="float" office:value="-176" calcext:value-type="float">
            <text:p>-176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01.5" calcext:value-type="float">
            <text:p>-301,5</text:p>
          </table:table-cell>
          <table:table-cell office:value-type="float" office:value="-176.5" calcext:value-type="float">
            <text:p>-176,5</text:p>
          </table:table-cell>
          <table:table-cell office:value-type="float" office:value="-51.5" calcext:value-type="float">
            <text:p>-51,5</text:p>
          </table:table-cell>
          <table:table-cell table:number-columns-repeated="2"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302" calcext:value-type="float">
            <text:p>-302</text:p>
          </table:table-cell>
          <table:table-cell office:value-type="float" office:value="-177" calcext:value-type="float">
            <text:p>-177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302.5" calcext:value-type="float">
            <text:p>-302,5</text:p>
          </table:table-cell>
          <table:table-cell office:value-type="float" office:value="-177.5" calcext:value-type="float">
            <text:p>-177,5</text:p>
          </table:table-cell>
          <table:table-cell office:value-type="float" office:value="-52.5" calcext:value-type="float">
            <text:p>-52,5</text:p>
          </table:table-cell>
          <table:table-cell table:number-columns-repeated="2"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303" calcext:value-type="float">
            <text:p>-303</text:p>
          </table:table-cell>
          <table:table-cell office:value-type="float" office:value="-178" calcext:value-type="float">
            <text:p>-178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303.5" calcext:value-type="float">
            <text:p>-303,5</text:p>
          </table:table-cell>
          <table:table-cell office:value-type="float" office:value="-178.5" calcext:value-type="float">
            <text:p>-178,5</text:p>
          </table:table-cell>
          <table:table-cell office:value-type="float" office:value="-53.5" calcext:value-type="float">
            <text:p>-53,5</text:p>
          </table:table-cell>
          <table:table-cell table:number-columns-repeated="2"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304" calcext:value-type="float">
            <text:p>-304</text:p>
          </table:table-cell>
          <table:table-cell office:value-type="float" office:value="-179" calcext:value-type="float">
            <text:p>-179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04.5" calcext:value-type="float">
            <text:p>-304,5</text:p>
          </table:table-cell>
          <table:table-cell office:value-type="float" office:value="-179.5" calcext:value-type="float">
            <text:p>-179,5</text:p>
          </table:table-cell>
          <table:table-cell office:value-type="float" office:value="-54.5" calcext:value-type="float">
            <text:p>-54,5</text:p>
          </table:table-cell>
          <table:table-cell table:number-columns-repeated="2"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305" calcext:value-type="float">
            <text:p>-305</text:p>
          </table:table-cell>
          <table:table-cell office:value-type="float" office:value="-180" calcext:value-type="float">
            <text:p>-180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05.5" calcext:value-type="float">
            <text:p>-305,5</text:p>
          </table:table-cell>
          <table:table-cell office:value-type="float" office:value="-180.5" calcext:value-type="float">
            <text:p>-180,5</text:p>
          </table:table-cell>
          <table:table-cell office:value-type="float" office:value="-55.5" calcext:value-type="float">
            <text:p>-55,5</text:p>
          </table:table-cell>
          <table:table-cell table:number-columns-repeated="2"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306" calcext:value-type="float">
            <text:p>-306</text:p>
          </table:table-cell>
          <table:table-cell office:value-type="float" office:value="-181" calcext:value-type="float">
            <text:p>-181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306.5" calcext:value-type="float">
            <text:p>-306,5</text:p>
          </table:table-cell>
          <table:table-cell office:value-type="float" office:value="-181.5" calcext:value-type="float">
            <text:p>-181,5</text:p>
          </table:table-cell>
          <table:table-cell office:value-type="float" office:value="-56.5" calcext:value-type="float">
            <text:p>-56,5</text:p>
          </table:table-cell>
          <table:table-cell table:number-columns-repeated="2"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307" calcext:value-type="float">
            <text:p>-307</text:p>
          </table:table-cell>
          <table:table-cell office:value-type="float" office:value="-182" calcext:value-type="float">
            <text:p>-182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307.5" calcext:value-type="float">
            <text:p>-307,5</text:p>
          </table:table-cell>
          <table:table-cell office:value-type="float" office:value="-182.5" calcext:value-type="float">
            <text:p>-182,5</text:p>
          </table:table-cell>
          <table:table-cell office:value-type="float" office:value="-57.5" calcext:value-type="float">
            <text:p>-57,5</text:p>
          </table:table-cell>
          <table:table-cell table:number-columns-repeated="2"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08" calcext:value-type="float">
            <text:p>-308</text:p>
          </table:table-cell>
          <table:table-cell office:value-type="float" office:value="-183" calcext:value-type="float">
            <text:p>-183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308.5" calcext:value-type="float">
            <text:p>-308,5</text:p>
          </table:table-cell>
          <table:table-cell office:value-type="float" office:value="-183.5" calcext:value-type="float">
            <text:p>-183,5</text:p>
          </table:table-cell>
          <table:table-cell office:value-type="float" office:value="-58.5" calcext:value-type="float">
            <text:p>-58,5</text:p>
          </table:table-cell>
          <table:table-cell table:number-columns-repeated="2"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09" calcext:value-type="float">
            <text:p>-309</text:p>
          </table:table-cell>
          <table:table-cell office:value-type="float" office:value="-184" calcext:value-type="float">
            <text:p>-184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09.5" calcext:value-type="float">
            <text:p>-309,5</text:p>
          </table:table-cell>
          <table:table-cell office:value-type="float" office:value="-184.5" calcext:value-type="float">
            <text:p>-184,5</text:p>
          </table:table-cell>
          <table:table-cell office:value-type="float" office:value="-59.5" calcext:value-type="float">
            <text:p>-59,5</text:p>
          </table:table-cell>
          <table:table-cell table:number-columns-repeated="2"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10" calcext:value-type="float">
            <text:p>-310</text:p>
          </table:table-cell>
          <table:table-cell office:value-type="float" office:value="-185" calcext:value-type="float">
            <text:p>-185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10.5" calcext:value-type="float">
            <text:p>-310,5</text:p>
          </table:table-cell>
          <table:table-cell office:value-type="float" office:value="-185.5" calcext:value-type="float">
            <text:p>-185,5</text:p>
          </table:table-cell>
          <table:table-cell office:value-type="float" office:value="-60.5" calcext:value-type="float">
            <text:p>-60,5</text:p>
          </table:table-cell>
          <table:table-cell table:number-columns-repeated="2"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11" calcext:value-type="float">
            <text:p>-311</text:p>
          </table:table-cell>
          <table:table-cell office:value-type="float" office:value="-186" calcext:value-type="float">
            <text:p>-186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11.5" calcext:value-type="float">
            <text:p>-311,5</text:p>
          </table:table-cell>
          <table:table-cell office:value-type="float" office:value="-186.5" calcext:value-type="float">
            <text:p>-186,5</text:p>
          </table:table-cell>
          <table:table-cell office:value-type="float" office:value="-61.5" calcext:value-type="float">
            <text:p>-61,5</text:p>
          </table:table-cell>
          <table:table-cell table:number-columns-repeated="2"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12" calcext:value-type="float">
            <text:p>-312</text:p>
          </table:table-cell>
          <table:table-cell office:value-type="float" office:value="-187" calcext:value-type="float">
            <text:p>-187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12.5" calcext:value-type="float">
            <text:p>-312,5</text:p>
          </table:table-cell>
          <table:table-cell office:value-type="float" office:value="-187.5" calcext:value-type="float">
            <text:p>-187,5</text:p>
          </table:table-cell>
          <table:table-cell office:value-type="float" office:value="-62.5" calcext:value-type="float">
            <text:p>-62,5</text:p>
          </table:table-cell>
          <table:table-cell table:number-columns-repeated="2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13" calcext:value-type="float">
            <text:p>-313</text:p>
          </table:table-cell>
          <table:table-cell office:value-type="float" office:value="-188" calcext:value-type="float">
            <text:p>-188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13.5" calcext:value-type="float">
            <text:p>-313,5</text:p>
          </table:table-cell>
          <table:table-cell office:value-type="float" office:value="-188.5" calcext:value-type="float">
            <text:p>-188,5</text:p>
          </table:table-cell>
          <table:table-cell office:value-type="float" office:value="-63.5" calcext:value-type="float">
            <text:p>-63,5</text:p>
          </table:table-cell>
          <table:table-cell table:number-columns-repeated="2" office:value-type="float" office:value="61.5" calcext:value-type="float">
            <text:p>61,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14" calcext:value-type="float">
            <text:p>-314</text:p>
          </table:table-cell>
          <table:table-cell office:value-type="float" office:value="-189" calcext:value-type="float">
            <text:p>-189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14.5" calcext:value-type="float">
            <text:p>-314,5</text:p>
          </table:table-cell>
          <table:table-cell office:value-type="float" office:value="-189.5" calcext:value-type="float">
            <text:p>-189,5</text:p>
          </table:table-cell>
          <table:table-cell office:value-type="float" office:value="-64.5" calcext:value-type="float">
            <text:p>-64,5</text:p>
          </table:table-cell>
          <table:table-cell table:number-columns-repeated="2" office:value-type="float" office:value="60.5" calcext:value-type="float">
            <text:p>60,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15" calcext:value-type="float">
            <text:p>-315</text:p>
          </table:table-cell>
          <table:table-cell office:value-type="float" office:value="-190" calcext:value-type="float">
            <text:p>-190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15.5" calcext:value-type="float">
            <text:p>-315,5</text:p>
          </table:table-cell>
          <table:table-cell office:value-type="float" office:value="-190.5" calcext:value-type="float">
            <text:p>-190,5</text:p>
          </table:table-cell>
          <table:table-cell office:value-type="float" office:value="-65.5" calcext:value-type="float">
            <text:p>-65,5</text:p>
          </table:table-cell>
          <table:table-cell table:number-columns-repeated="2"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16" calcext:value-type="float">
            <text:p>-316</text:p>
          </table:table-cell>
          <table:table-cell office:value-type="float" office:value="-191" calcext:value-type="float">
            <text:p>-191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16.5" calcext:value-type="float">
            <text:p>-316,5</text:p>
          </table:table-cell>
          <table:table-cell office:value-type="float" office:value="-191.5" calcext:value-type="float">
            <text:p>-191,5</text:p>
          </table:table-cell>
          <table:table-cell office:value-type="float" office:value="-66.5" calcext:value-type="float">
            <text:p>-66,5</text:p>
          </table:table-cell>
          <table:table-cell table:number-columns-repeated="2"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17" calcext:value-type="float">
            <text:p>-317</text:p>
          </table:table-cell>
          <table:table-cell office:value-type="float" office:value="-192" calcext:value-type="float">
            <text:p>-192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17.5" calcext:value-type="float">
            <text:p>-317,5</text:p>
          </table:table-cell>
          <table:table-cell office:value-type="float" office:value="-192.5" calcext:value-type="float">
            <text:p>-192,5</text:p>
          </table:table-cell>
          <table:table-cell office:value-type="float" office:value="-67.5" calcext:value-type="float">
            <text:p>-67,5</text:p>
          </table:table-cell>
          <table:table-cell table:number-columns-repeated="2"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18" calcext:value-type="float">
            <text:p>-318</text:p>
          </table:table-cell>
          <table:table-cell office:value-type="float" office:value="-193" calcext:value-type="float">
            <text:p>-193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18.5" calcext:value-type="float">
            <text:p>-318,5</text:p>
          </table:table-cell>
          <table:table-cell office:value-type="float" office:value="-193.5" calcext:value-type="float">
            <text:p>-193,5</text:p>
          </table:table-cell>
          <table:table-cell office:value-type="float" office:value="-68.5" calcext:value-type="float">
            <text:p>-68,5</text:p>
          </table:table-cell>
          <table:table-cell table:number-columns-repeated="2" office:value-type="float" office:value="56.5" calcext:value-type="float">
            <text:p>56,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19" calcext:value-type="float">
            <text:p>-319</text:p>
          </table:table-cell>
          <table:table-cell office:value-type="float" office:value="-194" calcext:value-type="float">
            <text:p>-194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19.5" calcext:value-type="float">
            <text:p>-319,5</text:p>
          </table:table-cell>
          <table:table-cell office:value-type="float" office:value="-194.5" calcext:value-type="float">
            <text:p>-194,5</text:p>
          </table:table-cell>
          <table:table-cell office:value-type="float" office:value="-69.5" calcext:value-type="float">
            <text:p>-69,5</text:p>
          </table:table-cell>
          <table:table-cell table:number-columns-repeated="2"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20" calcext:value-type="float">
            <text:p>-320</text:p>
          </table:table-cell>
          <table:table-cell office:value-type="float" office:value="-195" calcext:value-type="float">
            <text:p>-195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20.5" calcext:value-type="float">
            <text:p>-320,5</text:p>
          </table:table-cell>
          <table:table-cell office:value-type="float" office:value="-195.5" calcext:value-type="float">
            <text:p>-195,5</text:p>
          </table:table-cell>
          <table:table-cell office:value-type="float" office:value="-70.5" calcext:value-type="float">
            <text:p>-70,5</text:p>
          </table:table-cell>
          <table:table-cell table:number-columns-repeated="2"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21" calcext:value-type="float">
            <text:p>-321</text:p>
          </table:table-cell>
          <table:table-cell office:value-type="float" office:value="-196" calcext:value-type="float">
            <text:p>-196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21.5" calcext:value-type="float">
            <text:p>-321,5</text:p>
          </table:table-cell>
          <table:table-cell office:value-type="float" office:value="-196.5" calcext:value-type="float">
            <text:p>-196,5</text:p>
          </table:table-cell>
          <table:table-cell office:value-type="float" office:value="-71.5" calcext:value-type="float">
            <text:p>-71,5</text:p>
          </table:table-cell>
          <table:table-cell table:number-columns-repeated="2"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22" calcext:value-type="float">
            <text:p>-322</text:p>
          </table:table-cell>
          <table:table-cell office:value-type="float" office:value="-197" calcext:value-type="float">
            <text:p>-197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22.5" calcext:value-type="float">
            <text:p>-322,5</text:p>
          </table:table-cell>
          <table:table-cell office:value-type="float" office:value="-197.5" calcext:value-type="float">
            <text:p>-197,5</text:p>
          </table:table-cell>
          <table:table-cell office:value-type="float" office:value="-72.5" calcext:value-type="float">
            <text:p>-72,5</text:p>
          </table:table-cell>
          <table:table-cell table:number-columns-repeated="2"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23" calcext:value-type="float">
            <text:p>-323</text:p>
          </table:table-cell>
          <table:table-cell office:value-type="float" office:value="-198" calcext:value-type="float">
            <text:p>-198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23.5" calcext:value-type="float">
            <text:p>-323,5</text:p>
          </table:table-cell>
          <table:table-cell office:value-type="float" office:value="-198.5" calcext:value-type="float">
            <text:p>-198,5</text:p>
          </table:table-cell>
          <table:table-cell office:value-type="float" office:value="-73.5" calcext:value-type="float">
            <text:p>-73,5</text:p>
          </table:table-cell>
          <table:table-cell table:number-columns-repeated="2"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24" calcext:value-type="float">
            <text:p>-324</text:p>
          </table:table-cell>
          <table:table-cell office:value-type="float" office:value="-199" calcext:value-type="float">
            <text:p>-199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24.5" calcext:value-type="float">
            <text:p>-324,5</text:p>
          </table:table-cell>
          <table:table-cell office:value-type="float" office:value="-199.5" calcext:value-type="float">
            <text:p>-199,5</text:p>
          </table:table-cell>
          <table:table-cell office:value-type="float" office:value="-74.5" calcext:value-type="float">
            <text:p>-74,5</text:p>
          </table:table-cell>
          <table:table-cell table:number-columns-repeated="2"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25" calcext:value-type="float">
            <text:p>-325</text:p>
          </table:table-cell>
          <table:table-cell office:value-type="float" office:value="-200" calcext:value-type="float">
            <text:p>-200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25.5" calcext:value-type="float">
            <text:p>-325,5</text:p>
          </table:table-cell>
          <table:table-cell office:value-type="float" office:value="-200.5" calcext:value-type="float">
            <text:p>-200,5</text:p>
          </table:table-cell>
          <table:table-cell office:value-type="float" office:value="-75.5" calcext:value-type="float">
            <text:p>-75,5</text:p>
          </table:table-cell>
          <table:table-cell table:number-columns-repeated="2"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26" calcext:value-type="float">
            <text:p>-326</text:p>
          </table:table-cell>
          <table:table-cell office:value-type="float" office:value="-201" calcext:value-type="float">
            <text:p>-201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26.5" calcext:value-type="float">
            <text:p>-326,5</text:p>
          </table:table-cell>
          <table:table-cell office:value-type="float" office:value="-201.5" calcext:value-type="float">
            <text:p>-201,5</text:p>
          </table:table-cell>
          <table:table-cell office:value-type="float" office:value="-76.5" calcext:value-type="float">
            <text:p>-76,5</text:p>
          </table:table-cell>
          <table:table-cell table:number-columns-repeated="2"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27" calcext:value-type="float">
            <text:p>-327</text:p>
          </table:table-cell>
          <table:table-cell office:value-type="float" office:value="-202" calcext:value-type="float">
            <text:p>-202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27.5" calcext:value-type="float">
            <text:p>-327,5</text:p>
          </table:table-cell>
          <table:table-cell office:value-type="float" office:value="-202.5" calcext:value-type="float">
            <text:p>-202,5</text:p>
          </table:table-cell>
          <table:table-cell office:value-type="float" office:value="-77.5" calcext:value-type="float">
            <text:p>-77,5</text:p>
          </table:table-cell>
          <table:table-cell table:number-columns-repeated="2"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28" calcext:value-type="float">
            <text:p>-328</text:p>
          </table:table-cell>
          <table:table-cell office:value-type="float" office:value="-203" calcext:value-type="float">
            <text:p>-203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28.5" calcext:value-type="float">
            <text:p>-328,5</text:p>
          </table:table-cell>
          <table:table-cell office:value-type="float" office:value="-203.5" calcext:value-type="float">
            <text:p>-203,5</text:p>
          </table:table-cell>
          <table:table-cell office:value-type="float" office:value="-78.5" calcext:value-type="float">
            <text:p>-78,5</text:p>
          </table:table-cell>
          <table:table-cell table:number-columns-repeated="2"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29" calcext:value-type="float">
            <text:p>-329</text:p>
          </table:table-cell>
          <table:table-cell office:value-type="float" office:value="-204" calcext:value-type="float">
            <text:p>-204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29.5" calcext:value-type="float">
            <text:p>-329,5</text:p>
          </table:table-cell>
          <table:table-cell office:value-type="float" office:value="-204.5" calcext:value-type="float">
            <text:p>-204,5</text:p>
          </table:table-cell>
          <table:table-cell office:value-type="float" office:value="-79.5" calcext:value-type="float">
            <text:p>-79,5</text:p>
          </table:table-cell>
          <table:table-cell table:number-columns-repeated="2"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30" calcext:value-type="float">
            <text:p>-330</text:p>
          </table:table-cell>
          <table:table-cell office:value-type="float" office:value="-205" calcext:value-type="float">
            <text:p>-205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30.5" calcext:value-type="float">
            <text:p>-330,5</text:p>
          </table:table-cell>
          <table:table-cell office:value-type="float" office:value="-205.5" calcext:value-type="float">
            <text:p>-205,5</text:p>
          </table:table-cell>
          <table:table-cell office:value-type="float" office:value="-80.5" calcext:value-type="float">
            <text:p>-80,5</text:p>
          </table:table-cell>
          <table:table-cell table:number-columns-repeated="2"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31" calcext:value-type="float">
            <text:p>-331</text:p>
          </table:table-cell>
          <table:table-cell office:value-type="float" office:value="-206" calcext:value-type="float">
            <text:p>-206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31.5" calcext:value-type="float">
            <text:p>-331,5</text:p>
          </table:table-cell>
          <table:table-cell office:value-type="float" office:value="-206.5" calcext:value-type="float">
            <text:p>-206,5</text:p>
          </table:table-cell>
          <table:table-cell office:value-type="float" office:value="-81.5" calcext:value-type="float">
            <text:p>-81,5</text:p>
          </table:table-cell>
          <table:table-cell table:number-columns-repeated="2"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32" calcext:value-type="float">
            <text:p>-332</text:p>
          </table:table-cell>
          <table:table-cell office:value-type="float" office:value="-207" calcext:value-type="float">
            <text:p>-207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32.5" calcext:value-type="float">
            <text:p>-332,5</text:p>
          </table:table-cell>
          <table:table-cell office:value-type="float" office:value="-207.5" calcext:value-type="float">
            <text:p>-207,5</text:p>
          </table:table-cell>
          <table:table-cell office:value-type="float" office:value="-82.5" calcext:value-type="float">
            <text:p>-82,5</text:p>
          </table:table-cell>
          <table:table-cell table:number-columns-repeated="2"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33" calcext:value-type="float">
            <text:p>-333</text:p>
          </table:table-cell>
          <table:table-cell office:value-type="float" office:value="-208" calcext:value-type="float">
            <text:p>-208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33.5" calcext:value-type="float">
            <text:p>-333,5</text:p>
          </table:table-cell>
          <table:table-cell office:value-type="float" office:value="-208.5" calcext:value-type="float">
            <text:p>-208,5</text:p>
          </table:table-cell>
          <table:table-cell office:value-type="float" office:value="-83.5" calcext:value-type="float">
            <text:p>-83,5</text:p>
          </table:table-cell>
          <table:table-cell table:number-columns-repeated="2"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34" calcext:value-type="float">
            <text:p>-334</text:p>
          </table:table-cell>
          <table:table-cell office:value-type="float" office:value="-209" calcext:value-type="float">
            <text:p>-209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34.5" calcext:value-type="float">
            <text:p>-334,5</text:p>
          </table:table-cell>
          <table:table-cell office:value-type="float" office:value="-209.5" calcext:value-type="float">
            <text:p>-209,5</text:p>
          </table:table-cell>
          <table:table-cell office:value-type="float" office:value="-84.5" calcext:value-type="float">
            <text:p>-84,5</text:p>
          </table:table-cell>
          <table:table-cell table:number-columns-repeated="2"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35" calcext:value-type="float">
            <text:p>-335</text:p>
          </table:table-cell>
          <table:table-cell office:value-type="float" office:value="-210" calcext:value-type="float">
            <text:p>-210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35.5" calcext:value-type="float">
            <text:p>-335,5</text:p>
          </table:table-cell>
          <table:table-cell office:value-type="float" office:value="-210.5" calcext:value-type="float">
            <text:p>-210,5</text:p>
          </table:table-cell>
          <table:table-cell office:value-type="float" office:value="-85.5" calcext:value-type="float">
            <text:p>-85,5</text:p>
          </table:table-cell>
          <table:table-cell table:number-columns-repeated="2"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36" calcext:value-type="float">
            <text:p>-336</text:p>
          </table:table-cell>
          <table:table-cell office:value-type="float" office:value="-211" calcext:value-type="float">
            <text:p>-211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36.5" calcext:value-type="float">
            <text:p>-336,5</text:p>
          </table:table-cell>
          <table:table-cell office:value-type="float" office:value="-211.5" calcext:value-type="float">
            <text:p>-211,5</text:p>
          </table:table-cell>
          <table:table-cell office:value-type="float" office:value="-86.5" calcext:value-type="float">
            <text:p>-86,5</text:p>
          </table:table-cell>
          <table:table-cell table:number-columns-repeated="2"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37" calcext:value-type="float">
            <text:p>-337</text:p>
          </table:table-cell>
          <table:table-cell office:value-type="float" office:value="-212" calcext:value-type="float">
            <text:p>-212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37.5" calcext:value-type="float">
            <text:p>-337,5</text:p>
          </table:table-cell>
          <table:table-cell office:value-type="float" office:value="-212.5" calcext:value-type="float">
            <text:p>-212,5</text:p>
          </table:table-cell>
          <table:table-cell office:value-type="float" office:value="-87.5" calcext:value-type="float">
            <text:p>-87,5</text:p>
          </table:table-cell>
          <table:table-cell table:number-columns-repeated="2"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38" calcext:value-type="float">
            <text:p>-338</text:p>
          </table:table-cell>
          <table:table-cell office:value-type="float" office:value="-213" calcext:value-type="float">
            <text:p>-213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38.5" calcext:value-type="float">
            <text:p>-338,5</text:p>
          </table:table-cell>
          <table:table-cell office:value-type="float" office:value="-213.5" calcext:value-type="float">
            <text:p>-213,5</text:p>
          </table:table-cell>
          <table:table-cell office:value-type="float" office:value="-88.5" calcext:value-type="float">
            <text:p>-88,5</text:p>
          </table:table-cell>
          <table:table-cell table:number-columns-repeated="2"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39" calcext:value-type="float">
            <text:p>-339</text:p>
          </table:table-cell>
          <table:table-cell office:value-type="float" office:value="-214" calcext:value-type="float">
            <text:p>-214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39.5" calcext:value-type="float">
            <text:p>-339,5</text:p>
          </table:table-cell>
          <table:table-cell office:value-type="float" office:value="-214.5" calcext:value-type="float">
            <text:p>-214,5</text:p>
          </table:table-cell>
          <table:table-cell office:value-type="float" office:value="-89.5" calcext:value-type="float">
            <text:p>-89,5</text:p>
          </table:table-cell>
          <table:table-cell table:number-columns-repeated="2"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40" calcext:value-type="float">
            <text:p>-340</text:p>
          </table:table-cell>
          <table:table-cell office:value-type="float" office:value="-215" calcext:value-type="float">
            <text:p>-215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40.5" calcext:value-type="float">
            <text:p>-340,5</text:p>
          </table:table-cell>
          <table:table-cell office:value-type="float" office:value="-215.5" calcext:value-type="float">
            <text:p>-215,5</text:p>
          </table:table-cell>
          <table:table-cell office:value-type="float" office:value="-90.5" calcext:value-type="float">
            <text:p>-90,5</text:p>
          </table:table-cell>
          <table:table-cell table:number-columns-repeated="2"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41" calcext:value-type="float">
            <text:p>-341</text:p>
          </table:table-cell>
          <table:table-cell office:value-type="float" office:value="-216" calcext:value-type="float">
            <text:p>-216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41.5" calcext:value-type="float">
            <text:p>-341,5</text:p>
          </table:table-cell>
          <table:table-cell office:value-type="float" office:value="-216.5" calcext:value-type="float">
            <text:p>-216,5</text:p>
          </table:table-cell>
          <table:table-cell office:value-type="float" office:value="-91.5" calcext:value-type="float">
            <text:p>-91,5</text:p>
          </table:table-cell>
          <table:table-cell table:number-columns-repeated="2"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42" calcext:value-type="float">
            <text:p>-342</text:p>
          </table:table-cell>
          <table:table-cell office:value-type="float" office:value="-217" calcext:value-type="float">
            <text:p>-217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42.5" calcext:value-type="float">
            <text:p>-342,5</text:p>
          </table:table-cell>
          <table:table-cell office:value-type="float" office:value="-217.5" calcext:value-type="float">
            <text:p>-217,5</text:p>
          </table:table-cell>
          <table:table-cell office:value-type="float" office:value="-92.5" calcext:value-type="float">
            <text:p>-92,5</text:p>
          </table:table-cell>
          <table:table-cell table:number-columns-repeated="2"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43" calcext:value-type="float">
            <text:p>-343</text:p>
          </table:table-cell>
          <table:table-cell office:value-type="float" office:value="-218" calcext:value-type="float">
            <text:p>-218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43.5" calcext:value-type="float">
            <text:p>-343,5</text:p>
          </table:table-cell>
          <table:table-cell office:value-type="float" office:value="-218.5" calcext:value-type="float">
            <text:p>-218,5</text:p>
          </table:table-cell>
          <table:table-cell office:value-type="float" office:value="-93.5" calcext:value-type="float">
            <text:p>-93,5</text:p>
          </table:table-cell>
          <table:table-cell table:number-columns-repeated="2"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44" calcext:value-type="float">
            <text:p>-344</text:p>
          </table:table-cell>
          <table:table-cell office:value-type="float" office:value="-219" calcext:value-type="float">
            <text:p>-219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44.5" calcext:value-type="float">
            <text:p>-344,5</text:p>
          </table:table-cell>
          <table:table-cell office:value-type="float" office:value="-219.5" calcext:value-type="float">
            <text:p>-219,5</text:p>
          </table:table-cell>
          <table:table-cell office:value-type="float" office:value="-94.5" calcext:value-type="float">
            <text:p>-94,5</text:p>
          </table:table-cell>
          <table:table-cell table:number-columns-repeated="2"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45" calcext:value-type="float">
            <text:p>-345</text:p>
          </table:table-cell>
          <table:table-cell office:value-type="float" office:value="-220" calcext:value-type="float">
            <text:p>-220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45.5" calcext:value-type="float">
            <text:p>-345,5</text:p>
          </table:table-cell>
          <table:table-cell office:value-type="float" office:value="-220.5" calcext:value-type="float">
            <text:p>-220,5</text:p>
          </table:table-cell>
          <table:table-cell office:value-type="float" office:value="-95.5" calcext:value-type="float">
            <text:p>-95,5</text:p>
          </table:table-cell>
          <table:table-cell table:number-columns-repeated="2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46" calcext:value-type="float">
            <text:p>-346</text:p>
          </table:table-cell>
          <table:table-cell office:value-type="float" office:value="-221" calcext:value-type="float">
            <text:p>-221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46.5" calcext:value-type="float">
            <text:p>-346,5</text:p>
          </table:table-cell>
          <table:table-cell office:value-type="float" office:value="-221.5" calcext:value-type="float">
            <text:p>-221,5</text:p>
          </table:table-cell>
          <table:table-cell office:value-type="float" office:value="-96.5" calcext:value-type="float">
            <text:p>-96,5</text:p>
          </table:table-cell>
          <table:table-cell table:number-columns-repeated="2"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47" calcext:value-type="float">
            <text:p>-347</text:p>
          </table:table-cell>
          <table:table-cell office:value-type="float" office:value="-222" calcext:value-type="float">
            <text:p>-222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47.5" calcext:value-type="float">
            <text:p>-347,5</text:p>
          </table:table-cell>
          <table:table-cell office:value-type="float" office:value="-222.5" calcext:value-type="float">
            <text:p>-222,5</text:p>
          </table:table-cell>
          <table:table-cell office:value-type="float" office:value="-97.5" calcext:value-type="float">
            <text:p>-97,5</text:p>
          </table:table-cell>
          <table:table-cell table:number-columns-repeated="2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48" calcext:value-type="float">
            <text:p>-348</text:p>
          </table:table-cell>
          <table:table-cell office:value-type="float" office:value="-223" calcext:value-type="float">
            <text:p>-223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48.5" calcext:value-type="float">
            <text:p>-348,5</text:p>
          </table:table-cell>
          <table:table-cell office:value-type="float" office:value="-223.5" calcext:value-type="float">
            <text:p>-223,5</text:p>
          </table:table-cell>
          <table:table-cell office:value-type="float" office:value="-98.5" calcext:value-type="float">
            <text:p>-98,5</text:p>
          </table:table-cell>
          <table:table-cell table:number-columns-repeated="2"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49" calcext:value-type="float">
            <text:p>-349</text:p>
          </table:table-cell>
          <table:table-cell office:value-type="float" office:value="-224" calcext:value-type="float">
            <text:p>-224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49.5" calcext:value-type="float">
            <text:p>-349,5</text:p>
          </table:table-cell>
          <table:table-cell office:value-type="float" office:value="-224.5" calcext:value-type="float">
            <text:p>-224,5</text:p>
          </table:table-cell>
          <table:table-cell office:value-type="float" office:value="-99.5" calcext:value-type="float">
            <text:p>-99,5</text:p>
          </table:table-cell>
          <table:table-cell table:number-columns-repeated="2" office:value-type="float" office:value="25.5" calcext:value-type="float">
            <text:p>25,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50" calcext:value-type="float">
            <text:p>-350</text:p>
          </table:table-cell>
          <table:table-cell office:value-type="float" office:value="-225" calcext:value-type="float">
            <text:p>-225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50.5" calcext:value-type="float">
            <text:p>-350,5</text:p>
          </table:table-cell>
          <table:table-cell office:value-type="float" office:value="-225.5" calcext:value-type="float">
            <text:p>-225,5</text:p>
          </table:table-cell>
          <table:table-cell office:value-type="float" office:value="-100.5" calcext:value-type="float">
            <text:p>-100,5</text:p>
          </table:table-cell>
          <table:table-cell table:number-columns-repeated="2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51" calcext:value-type="float">
            <text:p>-351</text:p>
          </table:table-cell>
          <table:table-cell office:value-type="float" office:value="-226" calcext:value-type="float">
            <text:p>-226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51.5" calcext:value-type="float">
            <text:p>-351,5</text:p>
          </table:table-cell>
          <table:table-cell office:value-type="float" office:value="-226.5" calcext:value-type="float">
            <text:p>-226,5</text:p>
          </table:table-cell>
          <table:table-cell office:value-type="float" office:value="-101.5" calcext:value-type="float">
            <text:p>-101,5</text:p>
          </table:table-cell>
          <table:table-cell table:number-columns-repeated="2"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52" calcext:value-type="float">
            <text:p>-352</text:p>
          </table:table-cell>
          <table:table-cell office:value-type="float" office:value="-227" calcext:value-type="float">
            <text:p>-227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52.5" calcext:value-type="float">
            <text:p>-352,5</text:p>
          </table:table-cell>
          <table:table-cell office:value-type="float" office:value="-227.5" calcext:value-type="float">
            <text:p>-227,5</text:p>
          </table:table-cell>
          <table:table-cell office:value-type="float" office:value="-102.5" calcext:value-type="float">
            <text:p>-102,5</text:p>
          </table:table-cell>
          <table:table-cell table:number-columns-repeated="2"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353" calcext:value-type="float">
            <text:p>-353</text:p>
          </table:table-cell>
          <table:table-cell office:value-type="float" office:value="-228" calcext:value-type="float">
            <text:p>-228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353.5" calcext:value-type="float">
            <text:p>-353,5</text:p>
          </table:table-cell>
          <table:table-cell office:value-type="float" office:value="-228.5" calcext:value-type="float">
            <text:p>-228,5</text:p>
          </table:table-cell>
          <table:table-cell office:value-type="float" office:value="-103.5" calcext:value-type="float">
            <text:p>-103,5</text:p>
          </table:table-cell>
          <table:table-cell table:number-columns-repeated="2"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354" calcext:value-type="float">
            <text:p>-354</text:p>
          </table:table-cell>
          <table:table-cell office:value-type="float" office:value="-229" calcext:value-type="float">
            <text:p>-229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354.5" calcext:value-type="float">
            <text:p>-354,5</text:p>
          </table:table-cell>
          <table:table-cell office:value-type="float" office:value="-229.5" calcext:value-type="float">
            <text:p>-229,5</text:p>
          </table:table-cell>
          <table:table-cell office:value-type="float" office:value="-104.5" calcext:value-type="float">
            <text:p>-104,5</text:p>
          </table:table-cell>
          <table:table-cell table:number-columns-repeated="2"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355" calcext:value-type="float">
            <text:p>-355</text:p>
          </table:table-cell>
          <table:table-cell office:value-type="float" office:value="-230" calcext:value-type="float">
            <text:p>-230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355.5" calcext:value-type="float">
            <text:p>-355,5</text:p>
          </table:table-cell>
          <table:table-cell office:value-type="float" office:value="-230.5" calcext:value-type="float">
            <text:p>-230,5</text:p>
          </table:table-cell>
          <table:table-cell office:value-type="float" office:value="-105.5" calcext:value-type="float">
            <text:p>-105,5</text:p>
          </table:table-cell>
          <table:table-cell table:number-columns-repeated="2"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56" calcext:value-type="float">
            <text:p>-356</text:p>
          </table:table-cell>
          <table:table-cell office:value-type="float" office:value="-231" calcext:value-type="float">
            <text:p>-231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356.5" calcext:value-type="float">
            <text:p>-356,5</text:p>
          </table:table-cell>
          <table:table-cell office:value-type="float" office:value="-231.5" calcext:value-type="float">
            <text:p>-231,5</text:p>
          </table:table-cell>
          <table:table-cell office:value-type="float" office:value="-106.5" calcext:value-type="float">
            <text:p>-106,5</text:p>
          </table:table-cell>
          <table:table-cell table:number-columns-repeated="2"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357" calcext:value-type="float">
            <text:p>-357</text:p>
          </table:table-cell>
          <table:table-cell office:value-type="float" office:value="-232" calcext:value-type="float">
            <text:p>-232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57.5" calcext:value-type="float">
            <text:p>-357,5</text:p>
          </table:table-cell>
          <table:table-cell office:value-type="float" office:value="-232.5" calcext:value-type="float">
            <text:p>-232,5</text:p>
          </table:table-cell>
          <table:table-cell office:value-type="float" office:value="-107.5" calcext:value-type="float">
            <text:p>-107,5</text:p>
          </table:table-cell>
          <table:table-cell table:number-columns-repeated="2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58" calcext:value-type="float">
            <text:p>-358</text:p>
          </table:table-cell>
          <table:table-cell office:value-type="float" office:value="-233" calcext:value-type="float">
            <text:p>-233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58.5" calcext:value-type="float">
            <text:p>-358,5</text:p>
          </table:table-cell>
          <table:table-cell office:value-type="float" office:value="-233.5" calcext:value-type="float">
            <text:p>-233,5</text:p>
          </table:table-cell>
          <table:table-cell office:value-type="float" office:value="-108.5" calcext:value-type="float">
            <text:p>-108,5</text:p>
          </table:table-cell>
          <table:table-cell table:number-columns-repeated="2"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59" calcext:value-type="float">
            <text:p>-359</text:p>
          </table:table-cell>
          <table:table-cell office:value-type="float" office:value="-234" calcext:value-type="float">
            <text:p>-234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59.5" calcext:value-type="float">
            <text:p>-359,5</text:p>
          </table:table-cell>
          <table:table-cell office:value-type="float" office:value="-234.5" calcext:value-type="float">
            <text:p>-234,5</text:p>
          </table:table-cell>
          <table:table-cell office:value-type="float" office:value="-109.5" calcext:value-type="float">
            <text:p>-109,5</text:p>
          </table:table-cell>
          <table:table-cell table:number-columns-repeated="2"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360" calcext:value-type="float">
            <text:p>-360</text:p>
          </table:table-cell>
          <table:table-cell office:value-type="float" office:value="-235" calcext:value-type="float">
            <text:p>-235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360.5" calcext:value-type="float">
            <text:p>-360,5</text:p>
          </table:table-cell>
          <table:table-cell office:value-type="float" office:value="-235.5" calcext:value-type="float">
            <text:p>-235,5</text:p>
          </table:table-cell>
          <table:table-cell office:value-type="float" office:value="-110.5" calcext:value-type="float">
            <text:p>-110,5</text:p>
          </table:table-cell>
          <table:table-cell table:number-columns-repeated="2"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361" calcext:value-type="float">
            <text:p>-361</text:p>
          </table:table-cell>
          <table:table-cell office:value-type="float" office:value="-236" calcext:value-type="float">
            <text:p>-236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361.5" calcext:value-type="float">
            <text:p>-361,5</text:p>
          </table:table-cell>
          <table:table-cell office:value-type="float" office:value="-236.5" calcext:value-type="float">
            <text:p>-236,5</text:p>
          </table:table-cell>
          <table:table-cell office:value-type="float" office:value="-111.5" calcext:value-type="float">
            <text:p>-111,5</text:p>
          </table:table-cell>
          <table:table-cell table:number-columns-repeated="2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362" calcext:value-type="float">
            <text:p>-362</text:p>
          </table:table-cell>
          <table:table-cell office:value-type="float" office:value="-237" calcext:value-type="float">
            <text:p>-237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362.5" calcext:value-type="float">
            <text:p>-362,5</text:p>
          </table:table-cell>
          <table:table-cell office:value-type="float" office:value="-237.5" calcext:value-type="float">
            <text:p>-237,5</text:p>
          </table:table-cell>
          <table:table-cell office:value-type="float" office:value="-112.5" calcext:value-type="float">
            <text:p>-112,5</text:p>
          </table:table-cell>
          <table:table-cell table:number-columns-repeated="2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363" calcext:value-type="float">
            <text:p>-363</text:p>
          </table:table-cell>
          <table:table-cell office:value-type="float" office:value="-238" calcext:value-type="float">
            <text:p>-238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363.5" calcext:value-type="float">
            <text:p>-363,5</text:p>
          </table:table-cell>
          <table:table-cell office:value-type="float" office:value="-238.5" calcext:value-type="float">
            <text:p>-238,5</text:p>
          </table:table-cell>
          <table:table-cell office:value-type="float" office:value="-113.5" calcext:value-type="float">
            <text:p>-113,5</text:p>
          </table:table-cell>
          <table:table-cell table:number-columns-repeated="2"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364" calcext:value-type="float">
            <text:p>-364</text:p>
          </table:table-cell>
          <table:table-cell office:value-type="float" office:value="-239" calcext:value-type="float">
            <text:p>-239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364.5" calcext:value-type="float">
            <text:p>-364,5</text:p>
          </table:table-cell>
          <table:table-cell office:value-type="float" office:value="-239.5" calcext:value-type="float">
            <text:p>-239,5</text:p>
          </table:table-cell>
          <table:table-cell office:value-type="float" office:value="-114.5" calcext:value-type="float">
            <text:p>-114,5</text:p>
          </table:table-cell>
          <table:table-cell table:number-columns-repeated="2"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365" calcext:value-type="float">
            <text:p>-365</text:p>
          </table:table-cell>
          <table:table-cell office:value-type="float" office:value="-240" calcext:value-type="float">
            <text:p>-240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365.5" calcext:value-type="float">
            <text:p>-365,5</text:p>
          </table:table-cell>
          <table:table-cell office:value-type="float" office:value="-240.5" calcext:value-type="float">
            <text:p>-240,5</text:p>
          </table:table-cell>
          <table:table-cell office:value-type="float" office:value="-115.5" calcext:value-type="float">
            <text:p>-115,5</text:p>
          </table:table-cell>
          <table:table-cell table:number-columns-repeated="2"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366" calcext:value-type="float">
            <text:p>-366</text:p>
          </table:table-cell>
          <table:table-cell office:value-type="float" office:value="-241" calcext:value-type="float">
            <text:p>-241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366.5" calcext:value-type="float">
            <text:p>-366,5</text:p>
          </table:table-cell>
          <table:table-cell office:value-type="float" office:value="-241.5" calcext:value-type="float">
            <text:p>-241,5</text:p>
          </table:table-cell>
          <table:table-cell office:value-type="float" office:value="-116.5" calcext:value-type="float">
            <text:p>-116,5</text:p>
          </table:table-cell>
          <table:table-cell table:number-columns-repeated="2"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367" calcext:value-type="float">
            <text:p>-367</text:p>
          </table:table-cell>
          <table:table-cell office:value-type="float" office:value="-242" calcext:value-type="float">
            <text:p>-242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367.5" calcext:value-type="float">
            <text:p>-367,5</text:p>
          </table:table-cell>
          <table:table-cell office:value-type="float" office:value="-242.5" calcext:value-type="float">
            <text:p>-242,5</text:p>
          </table:table-cell>
          <table:table-cell office:value-type="float" office:value="-117.5" calcext:value-type="float">
            <text:p>-117,5</text:p>
          </table:table-cell>
          <table:table-cell table:number-columns-repeated="2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368" calcext:value-type="float">
            <text:p>-368</text:p>
          </table:table-cell>
          <table:table-cell office:value-type="float" office:value="-243" calcext:value-type="float">
            <text:p>-243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368.5" calcext:value-type="float">
            <text:p>-368,5</text:p>
          </table:table-cell>
          <table:table-cell office:value-type="float" office:value="-243.5" calcext:value-type="float">
            <text:p>-243,5</text:p>
          </table:table-cell>
          <table:table-cell office:value-type="float" office:value="-118.5" calcext:value-type="float">
            <text:p>-118,5</text:p>
          </table:table-cell>
          <table:table-cell table:number-columns-repeated="2"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369" calcext:value-type="float">
            <text:p>-369</text:p>
          </table:table-cell>
          <table:table-cell office:value-type="float" office:value="-244" calcext:value-type="float">
            <text:p>-244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369.5" calcext:value-type="float">
            <text:p>-369,5</text:p>
          </table:table-cell>
          <table:table-cell office:value-type="float" office:value="-244.5" calcext:value-type="float">
            <text:p>-244,5</text:p>
          </table:table-cell>
          <table:table-cell office:value-type="float" office:value="-119.5" calcext:value-type="float">
            <text:p>-119,5</text:p>
          </table:table-cell>
          <table:table-cell table:number-columns-repeated="2"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370" calcext:value-type="float">
            <text:p>-370</text:p>
          </table:table-cell>
          <table:table-cell office:value-type="float" office:value="-245" calcext:value-type="float">
            <text:p>-245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370.5" calcext:value-type="float">
            <text:p>-370,5</text:p>
          </table:table-cell>
          <table:table-cell office:value-type="float" office:value="-245.5" calcext:value-type="float">
            <text:p>-245,5</text:p>
          </table:table-cell>
          <table:table-cell office:value-type="float" office:value="-120.5" calcext:value-type="float">
            <text:p>-120,5</text:p>
          </table:table-cell>
          <table:table-cell table:number-columns-repeated="2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371" calcext:value-type="float">
            <text:p>-371</text:p>
          </table:table-cell>
          <table:table-cell office:value-type="float" office:value="-246" calcext:value-type="float">
            <text:p>-246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371.5" calcext:value-type="float">
            <text:p>-371,5</text:p>
          </table:table-cell>
          <table:table-cell office:value-type="float" office:value="-246.5" calcext:value-type="float">
            <text:p>-246,5</text:p>
          </table:table-cell>
          <table:table-cell office:value-type="float" office:value="-121.5" calcext:value-type="float">
            <text:p>-121,5</text:p>
          </table:table-cell>
          <table:table-cell table:number-columns-repeated="2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372" calcext:value-type="float">
            <text:p>-372</text:p>
          </table:table-cell>
          <table:table-cell office:value-type="float" office:value="-247" calcext:value-type="float">
            <text:p>-247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372.5" calcext:value-type="float">
            <text:p>-372,5</text:p>
          </table:table-cell>
          <table:table-cell office:value-type="float" office:value="-247.5" calcext:value-type="float">
            <text:p>-247,5</text:p>
          </table:table-cell>
          <table:table-cell office:value-type="float" office:value="-122.5" calcext:value-type="float">
            <text:p>-122,5</text:p>
          </table:table-cell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373" calcext:value-type="float">
            <text:p>-373</text:p>
          </table:table-cell>
          <table:table-cell office:value-type="float" office:value="-248" calcext:value-type="float">
            <text:p>-248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373.5" calcext:value-type="float">
            <text:p>-373,5</text:p>
          </table:table-cell>
          <table:table-cell office:value-type="float" office:value="-248.5" calcext:value-type="float">
            <text:p>-248,5</text:p>
          </table:table-cell>
          <table:table-cell office:value-type="float" office:value="-123.5" calcext:value-type="float">
            <text:p>-123,5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374" calcext:value-type="float">
            <text:p>-374</text:p>
          </table:table-cell>
          <table:table-cell office:value-type="float" office:value="-249" calcext:value-type="float">
            <text:p>-249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374.5" calcext:value-type="float">
            <text:p>-374,5</text:p>
          </table:table-cell>
          <table:table-cell office:value-type="float" office:value="-249.5" calcext:value-type="float">
            <text:p>-249,5</text:p>
          </table:table-cell>
          <table:table-cell office:value-type="float" office:value="-124.5" calcext:value-type="float">
            <text:p>-124,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375" calcext:value-type="float">
            <text:p>-375</text:p>
          </table:table-cell>
          <table:table-cell office:value-type="float" office:value="-250" calcext:value-type="float">
            <text:p>-250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375.5" calcext:value-type="float">
            <text:p>-375,5</text:p>
          </table:table-cell>
          <table:table-cell office:value-type="float" office:value="-250.5" calcext:value-type="float">
            <text:p>-250,5</text:p>
          </table:table-cell>
          <table:table-cell office:value-type="float" office:value="-125.5" calcext:value-type="float">
            <text:p>-125,5</text:p>
          </table:table-cell>
          <table:table-cell table:number-columns-repeated="2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376" calcext:value-type="float">
            <text:p>-376</text:p>
          </table:table-cell>
          <table:table-cell office:value-type="float" office:value="-251" calcext:value-type="float">
            <text:p>-251</text:p>
          </table:table-cell>
          <table:table-cell office:value-type="float" office:value="-126" calcext:value-type="float">
            <text:p>-12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376.5" calcext:value-type="float">
            <text:p>-376,5</text:p>
          </table:table-cell>
          <table:table-cell office:value-type="float" office:value="-251.5" calcext:value-type="float">
            <text:p>-251,5</text:p>
          </table:table-cell>
          <table:table-cell office:value-type="float" office:value="-126.5" calcext:value-type="float">
            <text:p>-126,5</text:p>
          </table:table-cell>
          <table:table-cell table:number-columns-repeated="2"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377" calcext:value-type="float">
            <text:p>-377</text:p>
          </table:table-cell>
          <table:table-cell office:value-type="float" office:value="-252" calcext:value-type="float">
            <text:p>-252</text:p>
          </table:table-cell>
          <table:table-cell office:value-type="float" office:value="-127" calcext:value-type="float">
            <text:p>-12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377.5" calcext:value-type="float">
            <text:p>-377,5</text:p>
          </table:table-cell>
          <table:table-cell office:value-type="float" office:value="-252.5" calcext:value-type="float">
            <text:p>-252,5</text:p>
          </table:table-cell>
          <table:table-cell office:value-type="float" office:value="-127.5" calcext:value-type="float">
            <text:p>-127,5</text:p>
          </table:table-cell>
          <table:table-cell table:number-columns-repeated="2"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378" calcext:value-type="float">
            <text:p>-378</text:p>
          </table:table-cell>
          <table:table-cell office:value-type="float" office:value="-253" calcext:value-type="float">
            <text:p>-253</text:p>
          </table:table-cell>
          <table:table-cell office:value-type="float" office:value="-128" calcext:value-type="float">
            <text:p>-128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378.5" calcext:value-type="float">
            <text:p>-378,5</text:p>
          </table:table-cell>
          <table:table-cell office:value-type="float" office:value="-253.5" calcext:value-type="float">
            <text:p>-253,5</text:p>
          </table:table-cell>
          <table:table-cell office:value-type="float" office:value="-128.5" calcext:value-type="float">
            <text:p>-128,5</text:p>
          </table:table-cell>
          <table:table-cell table:number-columns-repeated="2"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379" calcext:value-type="float">
            <text:p>-379</text:p>
          </table:table-cell>
          <table:table-cell office:value-type="float" office:value="-254" calcext:value-type="float">
            <text:p>-254</text:p>
          </table:table-cell>
          <table:table-cell office:value-type="float" office:value="-129" calcext:value-type="float">
            <text:p>-129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379.5" calcext:value-type="float">
            <text:p>-379,5</text:p>
          </table:table-cell>
          <table:table-cell office:value-type="float" office:value="-254.5" calcext:value-type="float">
            <text:p>-254,5</text:p>
          </table:table-cell>
          <table:table-cell office:value-type="float" office:value="-129.5" calcext:value-type="float">
            <text:p>-129,5</text:p>
          </table:table-cell>
          <table:table-cell table:number-columns-repeated="2"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380" calcext:value-type="float">
            <text:p>-380</text:p>
          </table:table-cell>
          <table:table-cell office:value-type="float" office:value="-255" calcext:value-type="float">
            <text:p>-255</text:p>
          </table:table-cell>
          <table:table-cell office:value-type="float" office:value="-130" calcext:value-type="float">
            <text:p>-130</text:p>
          </table:table-cell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380.5" calcext:value-type="float">
            <text:p>-380,5</text:p>
          </table:table-cell>
          <table:table-cell office:value-type="float" office:value="-255.5" calcext:value-type="float">
            <text:p>-255,5</text:p>
          </table:table-cell>
          <table:table-cell office:value-type="float" office:value="-130.5" calcext:value-type="float">
            <text:p>-130,5</text:p>
          </table:table-cell>
          <table:table-cell table:number-columns-repeated="2"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381" calcext:value-type="float">
            <text:p>-381</text:p>
          </table:table-cell>
          <table:table-cell office:value-type="float" office:value="-256" calcext:value-type="float">
            <text:p>-256</text:p>
          </table:table-cell>
          <table:table-cell office:value-type="float" office:value="-131" calcext:value-type="float">
            <text:p>-131</text:p>
          </table:table-cell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381.5" calcext:value-type="float">
            <text:p>-381,5</text:p>
          </table:table-cell>
          <table:table-cell office:value-type="float" office:value="-256.5" calcext:value-type="float">
            <text:p>-256,5</text:p>
          </table:table-cell>
          <table:table-cell office:value-type="float" office:value="-131.5" calcext:value-type="float">
            <text:p>-131,5</text:p>
          </table:table-cell>
          <table:table-cell table:number-columns-repeated="2"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382" calcext:value-type="float">
            <text:p>-382</text:p>
          </table:table-cell>
          <table:table-cell office:value-type="float" office:value="-257" calcext:value-type="float">
            <text:p>-257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382.5" calcext:value-type="float">
            <text:p>-382,5</text:p>
          </table:table-cell>
          <table:table-cell office:value-type="float" office:value="-257.5" calcext:value-type="float">
            <text:p>-257,5</text:p>
          </table:table-cell>
          <table:table-cell office:value-type="float" office:value="-132.5" calcext:value-type="float">
            <text:p>-132,5</text:p>
          </table:table-cell>
          <table:table-cell table:number-columns-repeated="2"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383" calcext:value-type="float">
            <text:p>-383</text:p>
          </table:table-cell>
          <table:table-cell office:value-type="float" office:value="-258" calcext:value-type="float">
            <text:p>-258</text:p>
          </table:table-cell>
          <table:table-cell office:value-type="float" office:value="-133" calcext:value-type="float">
            <text:p>-133</text:p>
          </table:table-cell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383.5" calcext:value-type="float">
            <text:p>-383,5</text:p>
          </table:table-cell>
          <table:table-cell office:value-type="float" office:value="-258.5" calcext:value-type="float">
            <text:p>-258,5</text:p>
          </table:table-cell>
          <table:table-cell office:value-type="float" office:value="-133.5" calcext:value-type="float">
            <text:p>-133,5</text:p>
          </table:table-cell>
          <table:table-cell table:number-columns-repeated="2"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384" calcext:value-type="float">
            <text:p>-384</text:p>
          </table:table-cell>
          <table:table-cell office:value-type="float" office:value="-259" calcext:value-type="float">
            <text:p>-259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384.5" calcext:value-type="float">
            <text:p>-384,5</text:p>
          </table:table-cell>
          <table:table-cell office:value-type="float" office:value="-259.5" calcext:value-type="float">
            <text:p>-259,5</text:p>
          </table:table-cell>
          <table:table-cell office:value-type="float" office:value="-134.5" calcext:value-type="float">
            <text:p>-134,5</text:p>
          </table:table-cell>
          <table:table-cell table:number-columns-repeated="2"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385" calcext:value-type="float">
            <text:p>-385</text:p>
          </table:table-cell>
          <table:table-cell office:value-type="float" office:value="-260" calcext:value-type="float">
            <text:p>-260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385.5" calcext:value-type="float">
            <text:p>-385,5</text:p>
          </table:table-cell>
          <table:table-cell office:value-type="float" office:value="-260.5" calcext:value-type="float">
            <text:p>-260,5</text:p>
          </table:table-cell>
          <table:table-cell office:value-type="float" office:value="-135.5" calcext:value-type="float">
            <text:p>-135,5</text:p>
          </table:table-cell>
          <table:table-cell table:number-columns-repeated="2"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386" calcext:value-type="float">
            <text:p>-386</text:p>
          </table:table-cell>
          <table:table-cell office:value-type="float" office:value="-261" calcext:value-type="float">
            <text:p>-261</text:p>
          </table:table-cell>
          <table:table-cell office:value-type="float" office:value="-136" calcext:value-type="float">
            <text:p>-136</text:p>
          </table:table-cell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386.5" calcext:value-type="float">
            <text:p>-386,5</text:p>
          </table:table-cell>
          <table:table-cell office:value-type="float" office:value="-261.5" calcext:value-type="float">
            <text:p>-261,5</text:p>
          </table:table-cell>
          <table:table-cell office:value-type="float" office:value="-136.5" calcext:value-type="float">
            <text:p>-136,5</text:p>
          </table:table-cell>
          <table:table-cell table:number-columns-repeated="2"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387" calcext:value-type="float">
            <text:p>-387</text:p>
          </table:table-cell>
          <table:table-cell office:value-type="float" office:value="-262" calcext:value-type="float">
            <text:p>-262</text:p>
          </table:table-cell>
          <table:table-cell office:value-type="float" office:value="-137" calcext:value-type="float">
            <text:p>-137</text:p>
          </table:table-cell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387.5" calcext:value-type="float">
            <text:p>-387,5</text:p>
          </table:table-cell>
          <table:table-cell office:value-type="float" office:value="-262.5" calcext:value-type="float">
            <text:p>-262,5</text:p>
          </table:table-cell>
          <table:table-cell office:value-type="float" office:value="-137.5" calcext:value-type="float">
            <text:p>-137,5</text:p>
          </table:table-cell>
          <table:table-cell table:number-columns-repeated="2"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388" calcext:value-type="float">
            <text:p>-388</text:p>
          </table:table-cell>
          <table:table-cell office:value-type="float" office:value="-263" calcext:value-type="float">
            <text:p>-263</text:p>
          </table:table-cell>
          <table:table-cell office:value-type="float" office:value="-138" calcext:value-type="float">
            <text:p>-138</text:p>
          </table:table-cell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388.5" calcext:value-type="float">
            <text:p>-388,5</text:p>
          </table:table-cell>
          <table:table-cell office:value-type="float" office:value="-263.5" calcext:value-type="float">
            <text:p>-263,5</text:p>
          </table:table-cell>
          <table:table-cell office:value-type="float" office:value="-138.5" calcext:value-type="float">
            <text:p>-138,5</text:p>
          </table:table-cell>
          <table:table-cell table:number-columns-repeated="2" office:value-type="float" office:value="-13.5" calcext:value-type="float">
            <text:p>-13,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389" calcext:value-type="float">
            <text:p>-389</text:p>
          </table:table-cell>
          <table:table-cell office:value-type="float" office:value="-264" calcext:value-type="float">
            <text:p>-264</text:p>
          </table:table-cell>
          <table:table-cell office:value-type="float" office:value="-139" calcext:value-type="float">
            <text:p>-139</text:p>
          </table:table-cell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389.5" calcext:value-type="float">
            <text:p>-389,5</text:p>
          </table:table-cell>
          <table:table-cell office:value-type="float" office:value="-264.5" calcext:value-type="float">
            <text:p>-264,5</text:p>
          </table:table-cell>
          <table:table-cell office:value-type="float" office:value="-139.5" calcext:value-type="float">
            <text:p>-139,5</text:p>
          </table:table-cell>
          <table:table-cell table:number-columns-repeated="2"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390" calcext:value-type="float">
            <text:p>-390</text:p>
          </table:table-cell>
          <table:table-cell office:value-type="float" office:value="-265" calcext:value-type="float">
            <text:p>-265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390.5" calcext:value-type="float">
            <text:p>-390,5</text:p>
          </table:table-cell>
          <table:table-cell office:value-type="float" office:value="-265.5" calcext:value-type="float">
            <text:p>-265,5</text:p>
          </table:table-cell>
          <table:table-cell office:value-type="float" office:value="-140.5" calcext:value-type="float">
            <text:p>-140,5</text:p>
          </table:table-cell>
          <table:table-cell table:number-columns-repeated="2"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391" calcext:value-type="float">
            <text:p>-391</text:p>
          </table:table-cell>
          <table:table-cell office:value-type="float" office:value="-266" calcext:value-type="float">
            <text:p>-266</text:p>
          </table:table-cell>
          <table:table-cell office:value-type="float" office:value="-141" calcext:value-type="float">
            <text:p>-141</text:p>
          </table:table-cell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391.5" calcext:value-type="float">
            <text:p>-391,5</text:p>
          </table:table-cell>
          <table:table-cell office:value-type="float" office:value="-266.5" calcext:value-type="float">
            <text:p>-266,5</text:p>
          </table:table-cell>
          <table:table-cell office:value-type="float" office:value="-141.5" calcext:value-type="float">
            <text:p>-141,5</text:p>
          </table:table-cell>
          <table:table-cell table:number-columns-repeated="2" office:value-type="float" office:value="-16.5" calcext:value-type="float">
            <text:p>-16,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392" calcext:value-type="float">
            <text:p>-392</text:p>
          </table:table-cell>
          <table:table-cell office:value-type="float" office:value="-267" calcext:value-type="float">
            <text:p>-267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392.5" calcext:value-type="float">
            <text:p>-392,5</text:p>
          </table:table-cell>
          <table:table-cell office:value-type="float" office:value="-267.5" calcext:value-type="float">
            <text:p>-267,5</text:p>
          </table:table-cell>
          <table:table-cell office:value-type="float" office:value="-142.5" calcext:value-type="float">
            <text:p>-142,5</text:p>
          </table:table-cell>
          <table:table-cell table:number-columns-repeated="2"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393" calcext:value-type="float">
            <text:p>-393</text:p>
          </table:table-cell>
          <table:table-cell office:value-type="float" office:value="-268" calcext:value-type="float">
            <text:p>-268</text:p>
          </table:table-cell>
          <table:table-cell office:value-type="float" office:value="-143" calcext:value-type="float">
            <text:p>-143</text:p>
          </table:table-cell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393.5" calcext:value-type="float">
            <text:p>-393,5</text:p>
          </table:table-cell>
          <table:table-cell office:value-type="float" office:value="-268.5" calcext:value-type="float">
            <text:p>-268,5</text:p>
          </table:table-cell>
          <table:table-cell office:value-type="float" office:value="-143.5" calcext:value-type="float">
            <text:p>-143,5</text:p>
          </table:table-cell>
          <table:table-cell table:number-columns-repeated="2"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394" calcext:value-type="float">
            <text:p>-394</text:p>
          </table:table-cell>
          <table:table-cell office:value-type="float" office:value="-269" calcext:value-type="float">
            <text:p>-269</text:p>
          </table:table-cell>
          <table:table-cell office:value-type="float" office:value="-144" calcext:value-type="float">
            <text:p>-144</text:p>
          </table:table-cell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394.5" calcext:value-type="float">
            <text:p>-394,5</text:p>
          </table:table-cell>
          <table:table-cell office:value-type="float" office:value="-269.5" calcext:value-type="float">
            <text:p>-269,5</text:p>
          </table:table-cell>
          <table:table-cell office:value-type="float" office:value="-144.5" calcext:value-type="float">
            <text:p>-144,5</text:p>
          </table:table-cell>
          <table:table-cell table:number-columns-repeated="2" office:value-type="float" office:value="-19.5" calcext:value-type="float">
            <text:p>-19,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395" calcext:value-type="float">
            <text:p>-395</text:p>
          </table:table-cell>
          <table:table-cell office:value-type="float" office:value="-270" calcext:value-type="float">
            <text:p>-270</text:p>
          </table:table-cell>
          <table:table-cell office:value-type="float" office:value="-145" calcext:value-type="float">
            <text:p>-145</text:p>
          </table:table-cell>
          <table:table-cell table:number-columns-repeated="2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395.5" calcext:value-type="float">
            <text:p>-395,5</text:p>
          </table:table-cell>
          <table:table-cell office:value-type="float" office:value="-270.5" calcext:value-type="float">
            <text:p>-270,5</text:p>
          </table:table-cell>
          <table:table-cell office:value-type="float" office:value="-145.5" calcext:value-type="float">
            <text:p>-145,5</text:p>
          </table:table-cell>
          <table:table-cell table:number-columns-repeated="2" office:value-type="float" office:value="-20.5" calcext:value-type="float">
            <text:p>-20,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396" calcext:value-type="float">
            <text:p>-396</text:p>
          </table:table-cell>
          <table:table-cell office:value-type="float" office:value="-271" calcext:value-type="float">
            <text:p>-271</text:p>
          </table:table-cell>
          <table:table-cell office:value-type="float" office:value="-146" calcext:value-type="float">
            <text:p>-146</text:p>
          </table:table-cell>
          <table:table-cell table:number-columns-repeated="2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396.5" calcext:value-type="float">
            <text:p>-396,5</text:p>
          </table:table-cell>
          <table:table-cell office:value-type="float" office:value="-271.5" calcext:value-type="float">
            <text:p>-271,5</text:p>
          </table:table-cell>
          <table:table-cell office:value-type="float" office:value="-146.5" calcext:value-type="float">
            <text:p>-146,5</text:p>
          </table:table-cell>
          <table:table-cell table:number-columns-repeated="2" office:value-type="float" office:value="-21.5" calcext:value-type="float">
            <text:p>-21,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397" calcext:value-type="float">
            <text:p>-397</text:p>
          </table:table-cell>
          <table:table-cell office:value-type="float" office:value="-272" calcext:value-type="float">
            <text:p>-272</text:p>
          </table:table-cell>
          <table:table-cell office:value-type="float" office:value="-147" calcext:value-type="float">
            <text:p>-147</text:p>
          </table:table-cell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397.5" calcext:value-type="float">
            <text:p>-397,5</text:p>
          </table:table-cell>
          <table:table-cell office:value-type="float" office:value="-272.5" calcext:value-type="float">
            <text:p>-272,5</text:p>
          </table:table-cell>
          <table:table-cell office:value-type="float" office:value="-147.5" calcext:value-type="float">
            <text:p>-147,5</text:p>
          </table:table-cell>
          <table:table-cell table:number-columns-repeated="2" office:value-type="float" office:value="-22.5" calcext:value-type="float">
            <text:p>-22,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398" calcext:value-type="float">
            <text:p>-398</text:p>
          </table:table-cell>
          <table:table-cell office:value-type="float" office:value="-273" calcext:value-type="float">
            <text:p>-273</text:p>
          </table:table-cell>
          <table:table-cell office:value-type="float" office:value="-148" calcext:value-type="float">
            <text:p>-148</text:p>
          </table:table-cell>
          <table:table-cell table:number-columns-repeated="2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398.5" calcext:value-type="float">
            <text:p>-398,5</text:p>
          </table:table-cell>
          <table:table-cell office:value-type="float" office:value="-273.5" calcext:value-type="float">
            <text:p>-273,5</text:p>
          </table:table-cell>
          <table:table-cell office:value-type="float" office:value="-148.5" calcext:value-type="float">
            <text:p>-148,5</text:p>
          </table:table-cell>
          <table:table-cell table:number-columns-repeated="2" office:value-type="float" office:value="-23.5" calcext:value-type="float">
            <text:p>-23,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399" calcext:value-type="float">
            <text:p>-399</text:p>
          </table:table-cell>
          <table:table-cell office:value-type="float" office:value="-274" calcext:value-type="float">
            <text:p>-274</text:p>
          </table:table-cell>
          <table:table-cell office:value-type="float" office:value="-149" calcext:value-type="float">
            <text:p>-149</text:p>
          </table:table-cell>
          <table:table-cell table:number-columns-repeated="2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99.5" calcext:value-type="float">
            <text:p>-399,5</text:p>
          </table:table-cell>
          <table:table-cell office:value-type="float" office:value="-274.5" calcext:value-type="float">
            <text:p>-274,5</text:p>
          </table:table-cell>
          <table:table-cell office:value-type="float" office:value="-149.5" calcext:value-type="float">
            <text:p>-149,5</text:p>
          </table:table-cell>
          <table:table-cell table:number-columns-repeated="2" office:value-type="float" office:value="-24.5" calcext:value-type="float">
            <text:p>-2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 style:data-style-name="N2" text:time-value="02:14:22.245360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2:14:46.912458620</dc:date>
    <meta:editing-duration>PT2M33S</meta:editing-duration>
    <meta:editing-cycles>2</meta:editing-cycles>
    <meta:generator>LibreOffice/5.1.4.2$Linux_X86_64 LibreOffice_project/10m0$Build-2</meta:generator>
    <meta:document-statistic meta:table-count="1" meta:cell-count="4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54cm" style:legend-expansion="high" chart:style-name="ch2"/>
        <chart:plot-area chart:style-name="ch3" table:cell-range-address="graph.A1:graph.E800" svg:x="0.32cm" svg:y="0.18cm" svg:width="12.508cm" svg:height="8.64cm">
          <chartooo:coordinate-region svg:x="1.232cm" svg:y="0.379cm" svg:width="11.31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B1:graph.B800" chart:class="chart:scatter">
            <chart:domain table:cell-range-address="graph.A1:graph.A800"/>
            <chart:data-point chart:repeated="800"/>
          </chart:series>
          <chart:series chart:style-name="ch7" chart:values-cell-range-address="graph.C1:graph.C800" chart:class="chart:scatter">
            <chart:data-point chart:repeated="800"/>
          </chart:series>
          <chart:series chart:style-name="ch8" chart:values-cell-range-address="graph.D1:graph.D800" chart:class="chart:scatter">
            <chart:data-point chart:repeated="800"/>
          </chart:series>
          <chart:series chart:style-name="ch9" chart:values-cell-range-address="graph.E1:graph.E800" chart:class="chart:scatter">
            <chart:data-point chart:repeated="8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B1:graph.B800</svg:desc>
                </draw:g>
              </table:table-cell>
              <table:table-cell office:value-type="float" office:value="-100">
                <text:p>-100</text:p>
                <draw:g>
                  <svg:desc>graph.C1:graph.C800</svg:desc>
                </draw:g>
              </table:table-cell>
              <table:table-cell office:value-type="float" office:value="-200">
                <text:p>-200</text:p>
                <draw:g>
                  <svg:desc>graph.D1:graph.D800</svg:desc>
                </draw:g>
              </table:table-cell>
              <table:table-cell office:value-type="float" office:value="-300">
                <text:p>-300</text:p>
                <draw:g>
                  <svg:desc>graph.E1:graph.E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.5">
                <text:p>-33.5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4">
                <text:p>-34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4.5">
                <text:p>-34.5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5">
                <text:p>-35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35.5">
                <text:p>-35.5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36">
                <text:p>-36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36.5">
                <text:p>-36.5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37">
                <text:p>-37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37.5">
                <text:p>-37.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38">
                <text:p>-38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38.5">
                <text:p>-38.5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39">
                <text:p>-39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39.5">
                <text:p>-39.5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40">
                <text:p>-4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40.5">
                <text:p>-40.5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41">
                <text:p>-41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41.5">
                <text:p>-41.5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42">
                <text:p>-42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42.5">
                <text:p>-42.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43.5">
                <text:p>-43.5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44">
                <text:p>-44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44.5">
                <text:p>-44.5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45">
                <text:p>-45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45.5">
                <text:p>-45.5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46">
                <text:p>-46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46.5">
                <text:p>-46.5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47">
                <text:p>-47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47.5">
                <text:p>-47.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48.5">
                <text:p>-48.5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49">
                <text:p>-49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49.5">
                <text:p>-49.5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50.5">
                <text:p>-50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51">
                <text:p>-51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51.5">
                <text:p>-51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52">
                <text:p>-52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52.5">
                <text:p>-52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53">
                <text:p>-53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53.5">
                <text:p>-53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54">
                <text:p>-54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54.5">
                <text:p>-54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5">
                <text:p>-5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55.5">
                <text:p>-55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56">
                <text:p>-56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56.5">
                <text:p>-56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57">
                <text:p>-57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57.5">
                <text:p>-57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58">
                <text:p>-58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58.5">
                <text:p>-58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59">
                <text:p>-59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59.5">
                <text:p>-59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60">
                <text:p>-6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60.5">
                <text:p>-60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61">
                <text:p>-61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61.5">
                <text:p>-61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62">
                <text:p>-62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62.5">
                <text:p>-62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63.5">
                <text:p>-63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64">
                <text:p>-64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64.5">
                <text:p>-64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65">
                <text:p>-6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65.5">
                <text:p>-65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66">
                <text:p>-66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66.5">
                <text:p>-66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67">
                <text:p>-67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67.5">
                <text:p>-67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68">
                <text:p>-68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68.5">
                <text:p>-68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69">
                <text:p>-69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69.5">
                <text:p>-69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70">
                <text:p>-7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70.5">
                <text:p>-70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71">
                <text:p>-71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71.5">
                <text:p>-71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72">
                <text:p>-72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72.5">
                <text:p>-72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73">
                <text:p>-73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73.5">
                <text:p>-73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74">
                <text:p>-74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74.5">
                <text:p>-74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75.5">
                <text:p>-75.5</text:p>
              </table:table-cell>
              <table:table-cell office:value-type="float" office:value="49.5">
                <text:p>49.5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76">
                <text:p>-76</text:p>
              </table:table-cell>
              <table:table-cell office:value-type="float" office:value="49">
                <text:p>49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76.5">
                <text:p>-76.5</text:p>
              </table:table-cell>
              <table:table-cell office:value-type="float" office:value="48.5">
                <text:p>48.5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77">
                <text:p>-77</text:p>
              </table:table-cell>
              <table:table-cell office:value-type="float" office:value="48">
                <text:p>48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77.5">
                <text:p>-77.5</text:p>
              </table:table-cell>
              <table:table-cell office:value-type="float" office:value="47.5">
                <text:p>47.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78">
                <text:p>-78</text:p>
              </table:table-cell>
              <table:table-cell office:value-type="float" office:value="47">
                <text:p>47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78.5">
                <text:p>-78.5</text:p>
              </table:table-cell>
              <table:table-cell office:value-type="float" office:value="46.5">
                <text:p>46.5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79">
                <text:p>-79</text:p>
              </table:table-cell>
              <table:table-cell office:value-type="float" office:value="46">
                <text:p>46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79.5">
                <text:p>-79.5</text:p>
              </table:table-cell>
              <table:table-cell office:value-type="float" office:value="45.5">
                <text:p>45.5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80">
                <text:p>-80</text:p>
              </table:table-cell>
              <table:table-cell office:value-type="float" office:value="45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80.5">
                <text:p>-80.5</text:p>
              </table:table-cell>
              <table:table-cell office:value-type="float" office:value="44.5">
                <text:p>44.5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81">
                <text:p>-81</text:p>
              </table:table-cell>
              <table:table-cell office:value-type="float" office:value="44">
                <text:p>44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81.5">
                <text:p>-81.5</text:p>
              </table:table-cell>
              <table:table-cell office:value-type="float" office:value="43.5">
                <text:p>43.5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82">
                <text:p>-82</text:p>
              </table:table-cell>
              <table:table-cell office:value-type="float" office:value="43">
                <text:p>43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82.5">
                <text:p>-82.5</text:p>
              </table:table-cell>
              <table:table-cell office:value-type="float" office:value="42.5">
                <text:p>42.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83">
                <text:p>-83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83.5">
                <text:p>-83.5</text:p>
              </table:table-cell>
              <table:table-cell office:value-type="float" office:value="41.5">
                <text:p>41.5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84">
                <text:p>-8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84.5">
                <text:p>-84.5</text:p>
              </table:table-cell>
              <table:table-cell office:value-type="float" office:value="40.5">
                <text:p>40.5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85">
                <text:p>-85</text:p>
              </table:table-cell>
              <table:table-cell office:value-type="float" office:value="40">
                <text:p>40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85.5">
                <text:p>-85.5</text:p>
              </table:table-cell>
              <table:table-cell office:value-type="float" office:value="39.5">
                <text:p>39.5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86">
                <text:p>-86</text:p>
              </table:table-cell>
              <table:table-cell office:value-type="float" office:value="39">
                <text:p>39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86.5">
                <text:p>-86.5</text:p>
              </table:table-cell>
              <table:table-cell office:value-type="float" office:value="38.5">
                <text:p>38.5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87">
                <text:p>-87</text:p>
              </table:table-cell>
              <table:table-cell office:value-type="float" office:value="38">
                <text:p>38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87.5">
                <text:p>-87.5</text:p>
              </table:table-cell>
              <table:table-cell office:value-type="float" office:value="37.5">
                <text:p>37.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88">
                <text:p>-88</text:p>
              </table:table-cell>
              <table:table-cell office:value-type="float" office:value="37">
                <text:p>37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88.5">
                <text:p>-88.5</text:p>
              </table:table-cell>
              <table:table-cell office:value-type="float" office:value="36.5">
                <text:p>36.5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89">
                <text:p>-89</text:p>
              </table:table-cell>
              <table:table-cell office:value-type="float" office:value="36">
                <text:p>36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89.5">
                <text:p>-89.5</text:p>
              </table:table-cell>
              <table:table-cell office:value-type="float" office:value="35.5">
                <text:p>35.5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90">
                <text:p>-90</text:p>
              </table:table-cell>
              <table:table-cell office:value-type="float" office:value="35">
                <text:p>35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90.5">
                <text:p>-90.5</text:p>
              </table:table-cell>
              <table:table-cell office:value-type="float" office:value="34.5">
                <text:p>34.5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91">
                <text:p>-91</text:p>
              </table:table-cell>
              <table:table-cell office:value-type="float" office:value="34">
                <text:p>34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91.5">
                <text:p>-91.5</text:p>
              </table:table-cell>
              <table:table-cell office:value-type="float" office:value="33.5">
                <text:p>33.5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92">
                <text:p>-92</text:p>
              </table:table-cell>
              <table:table-cell office:value-type="float" office:value="33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92.5">
                <text:p>-92.5</text:p>
              </table:table-cell>
              <table:table-cell office:value-type="float" office:value="32.5">
                <text:p>32.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93">
                <text:p>-93</text:p>
              </table:table-cell>
              <table:table-cell office:value-type="float" office:value="32">
                <text:p>32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93.5">
                <text:p>-93.5</text:p>
              </table:table-cell>
              <table:table-cell office:value-type="float" office:value="31.5">
                <text:p>31.5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94">
                <text:p>-94</text:p>
              </table:table-cell>
              <table:table-cell office:value-type="float" office:value="31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94.5">
                <text:p>-94.5</text:p>
              </table:table-cell>
              <table:table-cell office:value-type="float" office:value="30.5">
                <text:p>30.5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95">
                <text:p>-95</text:p>
              </table:table-cell>
              <table:table-cell office:value-type="float" office:value="30">
                <text:p>30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95.5">
                <text:p>-95.5</text:p>
              </table:table-cell>
              <table:table-cell office:value-type="float" office:value="29.5">
                <text:p>29.5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96">
                <text:p>-96</text:p>
              </table:table-cell>
              <table:table-cell office:value-type="float" office:value="29">
                <text:p>29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96.5">
                <text:p>-96.5</text:p>
              </table:table-cell>
              <table:table-cell office:value-type="float" office:value="28.5">
                <text:p>28.5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97">
                <text:p>-97</text:p>
              </table:table-cell>
              <table:table-cell office:value-type="float" office:value="28">
                <text:p>28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97.5">
                <text:p>-97.5</text:p>
              </table:table-cell>
              <table:table-cell office:value-type="float" office:value="27.5">
                <text:p>27.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98">
                <text:p>-98</text:p>
              </table:table-cell>
              <table:table-cell office:value-type="float" office:value="27">
                <text:p>27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98.5">
                <text:p>-98.5</text:p>
              </table:table-cell>
              <table:table-cell office:value-type="float" office:value="26.5">
                <text:p>26.5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99">
                <text:p>-99</text:p>
              </table:table-cell>
              <table:table-cell office:value-type="float" office:value="26">
                <text:p>26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99.5">
                <text:p>-99.5</text:p>
              </table:table-cell>
              <table:table-cell office:value-type="float" office:value="25.5">
                <text:p>25.5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00">
                <text:p>-1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00.5">
                <text:p>-100.5</text:p>
              </table:table-cell>
              <table:table-cell office:value-type="float" office:value="24.5">
                <text:p>24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01">
                <text:p>-10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01.5">
                <text:p>-101.5</text:p>
              </table:table-cell>
              <table:table-cell office:value-type="float" office:value="23.5">
                <text:p>23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02">
                <text:p>-10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02.5">
                <text:p>-102.5</text:p>
              </table:table-cell>
              <table:table-cell office:value-type="float" office:value="22.5">
                <text:p>22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03">
                <text:p>-10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03.5">
                <text:p>-103.5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04">
                <text:p>-10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04.5">
                <text:p>-104.5</text:p>
              </table:table-cell>
              <table:table-cell office:value-type="float" office:value="20.5">
                <text:p>20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05">
                <text:p>-10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05.5">
                <text:p>-105.5</text:p>
              </table:table-cell>
              <table:table-cell office:value-type="float" office:value="19.5">
                <text:p>19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06">
                <text:p>-106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06.5">
                <text:p>-106.5</text:p>
              </table:table-cell>
              <table:table-cell office:value-type="float" office:value="18.5">
                <text:p>18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07">
                <text:p>-10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07.5">
                <text:p>-107.5</text:p>
              </table:table-cell>
              <table:table-cell office:value-type="float" office:value="17.5">
                <text:p>17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08.5">
                <text:p>-108.5</text:p>
              </table:table-cell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09">
                <text:p>-10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09.5">
                <text:p>-109.5</text:p>
              </table:table-cell>
              <table:table-cell office:value-type="float" office:value="15.5">
                <text:p>15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10">
                <text:p>-1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10.5">
                <text:p>-110.5</text:p>
              </table:table-cell>
              <table:table-cell office:value-type="float" office:value="14.5">
                <text:p>14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11">
                <text:p>-111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11.5">
                <text:p>-111.5</text:p>
              </table:table-cell>
              <table:table-cell office:value-type="float" office:value="13.5">
                <text:p>13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12">
                <text:p>-112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12.5">
                <text:p>-112.5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13">
                <text:p>-11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13.5">
                <text:p>-113.5</text:p>
              </table:table-cell>
              <table:table-cell office:value-type="float" office:value="11.5">
                <text:p>11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14">
                <text:p>-114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14.5">
                <text:p>-114.5</text:p>
              </table:table-cell>
              <table:table-cell office:value-type="float" office:value="10.5">
                <text:p>10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15">
                <text:p>-11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15.5">
                <text:p>-115.5</text:p>
              </table:table-cell>
              <table:table-cell office:value-type="float" office:value="9.5">
                <text:p>9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16">
                <text:p>-116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16.5">
                <text:p>-116.5</text:p>
              </table:table-cell>
              <table:table-cell office:value-type="float" office:value="8.5">
                <text:p>8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17">
                <text:p>-117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17.5">
                <text:p>-117.5</text:p>
              </table:table-cell>
              <table:table-cell office:value-type="float" office:value="7.5">
                <text:p>7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18">
                <text:p>-11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18.5">
                <text:p>-118.5</text:p>
              </table:table-cell>
              <table:table-cell office:value-type="float" office:value="6.5">
                <text:p>6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19">
                <text:p>-119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19.5">
                <text:p>-119.5</text:p>
              </table:table-cell>
              <table:table-cell office:value-type="float" office:value="5.5">
                <text:p>5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20">
                <text:p>-120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20.5">
                <text:p>-120.5</text:p>
              </table:table-cell>
              <table:table-cell office:value-type="float" office:value="4.5">
                <text:p>4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21">
                <text:p>-121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21.5">
                <text:p>-121.5</text:p>
              </table:table-cell>
              <table:table-cell office:value-type="float" office:value="3.5">
                <text:p>3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22">
                <text:p>-122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22.5">
                <text:p>-122.5</text:p>
              </table:table-cell>
              <table:table-cell office:value-type="float" office:value="2.5">
                <text:p>2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23">
                <text:p>-123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23.5">
                <text:p>-123.5</text:p>
              </table:table-cell>
              <table:table-cell office:value-type="float" office:value="1.5">
                <text:p>1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24">
                <text:p>-124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24.5">
                <text:p>-124.5</text:p>
              </table:table-cell>
              <table:table-cell office:value-type="float" office:value="0.5">
                <text:p>0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25">
                <text:p>-12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25.5">
                <text:p>-125.5</text:p>
              </table:table-cell>
              <table:table-cell office:value-type="float" office:value="-0.5">
                <text:p>-0.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26">
                <text:p>-126</text:p>
              </table:table-cell>
              <table:table-cell office:value-type="float" office:value="-1">
                <text:p>-1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26.5">
                <text:p>-126.5</text:p>
              </table:table-cell>
              <table:table-cell office:value-type="float" office:value="-1.5">
                <text:p>-1.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27">
                <text:p>-127</text:p>
              </table:table-cell>
              <table:table-cell office:value-type="float" office:value="-2">
                <text:p>-2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-2.5">
                <text:p>-2.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28">
                <text:p>-128</text:p>
              </table:table-cell>
              <table:table-cell office:value-type="float" office:value="-3">
                <text:p>-3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.5">
                <text:p>-128.5</text:p>
              </table:table-cell>
              <table:table-cell office:value-type="float" office:value="-3.5">
                <text:p>-3.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9">
                <text:p>-129</text:p>
              </table:table-cell>
              <table:table-cell office:value-type="float" office:value="-4">
                <text:p>-4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9.5">
                <text:p>-129.5</text:p>
              </table:table-cell>
              <table:table-cell office:value-type="float" office:value="-4.5">
                <text:p>-4.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30">
                <text:p>-130</text:p>
              </table:table-cell>
              <table:table-cell office:value-type="float" office:value="-5">
                <text:p>-5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30.5">
                <text:p>-130.5</text:p>
              </table:table-cell>
              <table:table-cell office:value-type="float" office:value="-5.5">
                <text:p>-5.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31">
                <text:p>-131</text:p>
              </table:table-cell>
              <table:table-cell office:value-type="float" office:value="-6">
                <text:p>-6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31.5">
                <text:p>-131.5</text:p>
              </table:table-cell>
              <table:table-cell office:value-type="float" office:value="-6.5">
                <text:p>-6.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32">
                <text:p>-132</text:p>
              </table:table-cell>
              <table:table-cell office:value-type="float" office:value="-7">
                <text:p>-7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32.5">
                <text:p>-132.5</text:p>
              </table:table-cell>
              <table:table-cell office:value-type="float" office:value="-7.5">
                <text:p>-7.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33">
                <text:p>-133</text:p>
              </table:table-cell>
              <table:table-cell office:value-type="float" office:value="-8">
                <text:p>-8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3.5">
                <text:p>-133.5</text:p>
              </table:table-cell>
              <table:table-cell office:value-type="float" office:value="-8.5">
                <text:p>-8.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4">
                <text:p>-134</text:p>
              </table:table-cell>
              <table:table-cell office:value-type="float" office:value="-9">
                <text:p>-9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34.5">
                <text:p>-134.5</text:p>
              </table:table-cell>
              <table:table-cell office:value-type="float" office:value="-9.5">
                <text:p>-9.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35">
                <text:p>-135</text:p>
              </table:table-cell>
              <table:table-cell office:value-type="float" office:value="-10">
                <text:p>-10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35.5">
                <text:p>-135.5</text:p>
              </table:table-cell>
              <table:table-cell office:value-type="float" office:value="-10.5">
                <text:p>-10.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36">
                <text:p>-136</text:p>
              </table:table-cell>
              <table:table-cell office:value-type="float" office:value="-11">
                <text:p>-11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36.5">
                <text:p>-136.5</text:p>
              </table:table-cell>
              <table:table-cell office:value-type="float" office:value="-11.5">
                <text:p>-11.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37">
                <text:p>-137</text:p>
              </table:table-cell>
              <table:table-cell office:value-type="float" office:value="-12">
                <text:p>-12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37.5">
                <text:p>-137.5</text:p>
              </table:table-cell>
              <table:table-cell office:value-type="float" office:value="-12.5">
                <text:p>-12.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38">
                <text:p>-138</text:p>
              </table:table-cell>
              <table:table-cell office:value-type="float" office:value="-13">
                <text:p>-13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38.5">
                <text:p>-138.5</text:p>
              </table:table-cell>
              <table:table-cell office:value-type="float" office:value="-13.5">
                <text:p>-13.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39">
                <text:p>-139</text:p>
              </table:table-cell>
              <table:table-cell office:value-type="float" office:value="-14">
                <text:p>-14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39.5">
                <text:p>-139.5</text:p>
              </table:table-cell>
              <table:table-cell office:value-type="float" office:value="-14.5">
                <text:p>-14.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40">
                <text:p>-140</text:p>
              </table:table-cell>
              <table:table-cell office:value-type="float" office:value="-15">
                <text:p>-15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40.5">
                <text:p>-140.5</text:p>
              </table:table-cell>
              <table:table-cell office:value-type="float" office:value="-15.5">
                <text:p>-15.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41">
                <text:p>-141</text:p>
              </table:table-cell>
              <table:table-cell office:value-type="float" office:value="-16">
                <text:p>-16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41.5">
                <text:p>-141.5</text:p>
              </table:table-cell>
              <table:table-cell office:value-type="float" office:value="-16.5">
                <text:p>-16.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42">
                <text:p>-142</text:p>
              </table:table-cell>
              <table:table-cell office:value-type="float" office:value="-17">
                <text:p>-17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42.5">
                <text:p>-142.5</text:p>
              </table:table-cell>
              <table:table-cell office:value-type="float" office:value="-17.5">
                <text:p>-17.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43">
                <text:p>-143</text:p>
              </table:table-cell>
              <table:table-cell office:value-type="float" office:value="-18">
                <text:p>-18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43.5">
                <text:p>-143.5</text:p>
              </table:table-cell>
              <table:table-cell office:value-type="float" office:value="-18.5">
                <text:p>-18.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44">
                <text:p>-144</text:p>
              </table:table-cell>
              <table:table-cell office:value-type="float" office:value="-19">
                <text:p>-19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44.5">
                <text:p>-144.5</text:p>
              </table:table-cell>
              <table:table-cell office:value-type="float" office:value="-19.5">
                <text:p>-19.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45">
                <text:p>-145</text:p>
              </table:table-cell>
              <table:table-cell office:value-type="float" office:value="-20">
                <text:p>-20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45.5">
                <text:p>-145.5</text:p>
              </table:table-cell>
              <table:table-cell office:value-type="float" office:value="-20.5">
                <text:p>-20.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46">
                <text:p>-146</text:p>
              </table:table-cell>
              <table:table-cell office:value-type="float" office:value="-21">
                <text:p>-21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46.5">
                <text:p>-146.5</text:p>
              </table:table-cell>
              <table:table-cell office:value-type="float" office:value="-21.5">
                <text:p>-21.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47">
                <text:p>-147</text:p>
              </table:table-cell>
              <table:table-cell office:value-type="float" office:value="-22">
                <text:p>-22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47.5">
                <text:p>-147.5</text:p>
              </table:table-cell>
              <table:table-cell office:value-type="float" office:value="-22.5">
                <text:p>-22.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48">
                <text:p>-148</text:p>
              </table:table-cell>
              <table:table-cell office:value-type="float" office:value="-23">
                <text:p>-23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48.5">
                <text:p>-148.5</text:p>
              </table:table-cell>
              <table:table-cell office:value-type="float" office:value="-23.5">
                <text:p>-23.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9">
                <text:p>-149</text:p>
              </table:table-cell>
              <table:table-cell office:value-type="float" office:value="-24">
                <text:p>-24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9.5">
                <text:p>-149.5</text:p>
              </table:table-cell>
              <table:table-cell office:value-type="float" office:value="-24.5">
                <text:p>-24.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  <table:table-cell office:value-type="float" office:value="-25">
                <text:p>-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0.5">
                <text:p>-150.5</text:p>
              </table:table-cell>
              <table:table-cell office:value-type="float" office:value="-25.5">
                <text:p>-25.5</text:p>
              </table:table-cell>
              <table:table-cell office:value-type="float" office:value="99.5">
                <text:p>9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1">
                <text:p>-151</text:p>
              </table:table-cell>
              <table:table-cell office:value-type="float" office:value="-26">
                <text:p>-26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1.5">
                <text:p>-151.5</text:p>
              </table:table-cell>
              <table:table-cell office:value-type="float" office:value="-26.5">
                <text:p>-26.5</text:p>
              </table:table-cell>
              <table:table-cell office:value-type="float" office:value="98.5">
                <text:p>9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2">
                <text:p>-152</text:p>
              </table:table-cell>
              <table:table-cell office:value-type="float" office:value="-27">
                <text:p>-27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2.5">
                <text:p>-152.5</text:p>
              </table:table-cell>
              <table:table-cell office:value-type="float" office:value="-27.5">
                <text:p>-27.5</text:p>
              </table:table-cell>
              <table:table-cell office:value-type="float" office:value="97.5">
                <text:p>9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3">
                <text:p>-153</text:p>
              </table:table-cell>
              <table:table-cell office:value-type="float" office:value="-28">
                <text:p>-28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3.5">
                <text:p>-153.5</text:p>
              </table:table-cell>
              <table:table-cell office:value-type="float" office:value="-28.5">
                <text:p>-28.5</text:p>
              </table:table-cell>
              <table:table-cell office:value-type="float" office:value="96.5">
                <text:p>96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4">
                <text:p>-154</text:p>
              </table:table-cell>
              <table:table-cell office:value-type="float" office:value="-29">
                <text:p>-29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54.5">
                <text:p>-154.5</text:p>
              </table:table-cell>
              <table:table-cell office:value-type="float" office:value="-29.5">
                <text:p>-29.5</text:p>
              </table:table-cell>
              <table:table-cell office:value-type="float" office:value="95.5">
                <text:p>95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55">
                <text:p>-155</text:p>
              </table:table-cell>
              <table:table-cell office:value-type="float" office:value="-30">
                <text:p>-3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55.5">
                <text:p>-155.5</text:p>
              </table:table-cell>
              <table:table-cell office:value-type="float" office:value="-30.5">
                <text:p>-30.5</text:p>
              </table:table-cell>
              <table:table-cell office:value-type="float" office:value="94.5">
                <text:p>9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56">
                <text:p>-156</text:p>
              </table:table-cell>
              <table:table-cell office:value-type="float" office:value="-31">
                <text:p>-31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56.5">
                <text:p>-156.5</text:p>
              </table:table-cell>
              <table:table-cell office:value-type="float" office:value="-31.5">
                <text:p>-31.5</text:p>
              </table:table-cell>
              <table:table-cell office:value-type="float" office:value="93.5">
                <text:p>93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57">
                <text:p>-157</text:p>
              </table:table-cell>
              <table:table-cell office:value-type="float" office:value="-32">
                <text:p>-32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57.5">
                <text:p>-157.5</text:p>
              </table:table-cell>
              <table:table-cell office:value-type="float" office:value="-32.5">
                <text:p>-32.5</text:p>
              </table:table-cell>
              <table:table-cell office:value-type="float" office:value="92.5">
                <text:p>92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58">
                <text:p>-158</text:p>
              </table:table-cell>
              <table:table-cell office:value-type="float" office:value="-33">
                <text:p>-33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58.5">
                <text:p>-158.5</text:p>
              </table:table-cell>
              <table:table-cell office:value-type="float" office:value="-33.5">
                <text:p>-33.5</text:p>
              </table:table-cell>
              <table:table-cell office:value-type="float" office:value="91.5">
                <text:p>91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59">
                <text:p>-159</text:p>
              </table:table-cell>
              <table:table-cell office:value-type="float" office:value="-34">
                <text:p>-34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59.5">
                <text:p>-159.5</text:p>
              </table:table-cell>
              <table:table-cell office:value-type="float" office:value="-34.5">
                <text:p>-34.5</text:p>
              </table:table-cell>
              <table:table-cell office:value-type="float" office:value="90.5">
                <text:p>90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0">
                <text:p>-160</text:p>
              </table:table-cell>
              <table:table-cell office:value-type="float" office:value="-35">
                <text:p>-35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0.5">
                <text:p>-160.5</text:p>
              </table:table-cell>
              <table:table-cell office:value-type="float" office:value="-35.5">
                <text:p>-35.5</text:p>
              </table:table-cell>
              <table:table-cell office:value-type="float" office:value="89.5">
                <text:p>89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1">
                <text:p>-161</text:p>
              </table:table-cell>
              <table:table-cell office:value-type="float" office:value="-36">
                <text:p>-36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1.5">
                <text:p>-161.5</text:p>
              </table:table-cell>
              <table:table-cell office:value-type="float" office:value="-36.5">
                <text:p>-36.5</text:p>
              </table:table-cell>
              <table:table-cell office:value-type="float" office:value="88.5">
                <text:p>88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2">
                <text:p>-162</text:p>
              </table:table-cell>
              <table:table-cell office:value-type="float" office:value="-37">
                <text:p>-3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62.5">
                <text:p>-162.5</text:p>
              </table:table-cell>
              <table:table-cell office:value-type="float" office:value="-37.5">
                <text:p>-37.5</text:p>
              </table:table-cell>
              <table:table-cell office:value-type="float" office:value="87.5">
                <text:p>87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63">
                <text:p>-163</text:p>
              </table:table-cell>
              <table:table-cell office:value-type="float" office:value="-38">
                <text:p>-38</text:p>
              </table:table-cell>
              <table:table-cell office:value-type="float" office:value="87">
                <text:p>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63.5">
                <text:p>-163.5</text:p>
              </table:table-cell>
              <table:table-cell office:value-type="float" office:value="-38.5">
                <text:p>-38.5</text:p>
              </table:table-cell>
              <table:table-cell office:value-type="float" office:value="86.5">
                <text:p>86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64">
                <text:p>-164</text:p>
              </table:table-cell>
              <table:table-cell office:value-type="float" office:value="-39">
                <text:p>-39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64.5">
                <text:p>-164.5</text:p>
              </table:table-cell>
              <table:table-cell office:value-type="float" office:value="-39.5">
                <text:p>-39.5</text:p>
              </table:table-cell>
              <table:table-cell office:value-type="float" office:value="85.5">
                <text:p>85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65">
                <text:p>-165</text:p>
              </table:table-cell>
              <table:table-cell office:value-type="float" office:value="-40">
                <text:p>-40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65.5">
                <text:p>-165.5</text:p>
              </table:table-cell>
              <table:table-cell office:value-type="float" office:value="-40.5">
                <text:p>-40.5</text:p>
              </table:table-cell>
              <table:table-cell office:value-type="float" office:value="84.5">
                <text:p>84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66">
                <text:p>-166</text:p>
              </table:table-cell>
              <table:table-cell office:value-type="float" office:value="-41">
                <text:p>-41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66.5">
                <text:p>-166.5</text:p>
              </table:table-cell>
              <table:table-cell office:value-type="float" office:value="-41.5">
                <text:p>-41.5</text:p>
              </table:table-cell>
              <table:table-cell office:value-type="float" office:value="83.5">
                <text:p>83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67">
                <text:p>-167</text:p>
              </table:table-cell>
              <table:table-cell office:value-type="float" office:value="-42">
                <text:p>-42</text:p>
              </table:table-cell>
              <table:table-cell office:value-type="float" office:value="83">
                <text:p>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67.5">
                <text:p>-167.5</text:p>
              </table:table-cell>
              <table:table-cell office:value-type="float" office:value="-42.5">
                <text:p>-42.5</text:p>
              </table:table-cell>
              <table:table-cell office:value-type="float" office:value="82.5">
                <text:p>82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68">
                <text:p>-168</text:p>
              </table:table-cell>
              <table:table-cell office:value-type="float" office:value="-43">
                <text:p>-43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68.5">
                <text:p>-168.5</text:p>
              </table:table-cell>
              <table:table-cell office:value-type="float" office:value="-43.5">
                <text:p>-43.5</text:p>
              </table:table-cell>
              <table:table-cell office:value-type="float" office:value="81.5">
                <text:p>81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69">
                <text:p>-169</text:p>
              </table:table-cell>
              <table:table-cell office:value-type="float" office:value="-44">
                <text:p>-44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69.5">
                <text:p>-169.5</text:p>
              </table:table-cell>
              <table:table-cell office:value-type="float" office:value="-44.5">
                <text:p>-44.5</text:p>
              </table:table-cell>
              <table:table-cell office:value-type="float" office:value="80.5">
                <text:p>80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70">
                <text:p>-170</text:p>
              </table:table-cell>
              <table:table-cell office:value-type="float" office:value="-45">
                <text:p>-45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70.5">
                <text:p>-170.5</text:p>
              </table:table-cell>
              <table:table-cell office:value-type="float" office:value="-45.5">
                <text:p>-45.5</text:p>
              </table:table-cell>
              <table:table-cell office:value-type="float" office:value="79.5">
                <text:p>79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71">
                <text:p>-171</text:p>
              </table:table-cell>
              <table:table-cell office:value-type="float" office:value="-46">
                <text:p>-46</text:p>
              </table:table-cell>
              <table:table-cell office:value-type="float" office:value="79">
                <text:p>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71.5">
                <text:p>-171.5</text:p>
              </table:table-cell>
              <table:table-cell office:value-type="float" office:value="-46.5">
                <text:p>-46.5</text:p>
              </table:table-cell>
              <table:table-cell office:value-type="float" office:value="78.5">
                <text:p>78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72">
                <text:p>-172</text:p>
              </table:table-cell>
              <table:table-cell office:value-type="float" office:value="-47">
                <text:p>-47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72.5">
                <text:p>-172.5</text:p>
              </table:table-cell>
              <table:table-cell office:value-type="float" office:value="-47.5">
                <text:p>-47.5</text:p>
              </table:table-cell>
              <table:table-cell office:value-type="float" office:value="77.5">
                <text:p>77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73">
                <text:p>-173</text:p>
              </table:table-cell>
              <table:table-cell office:value-type="float" office:value="-48">
                <text:p>-48</text:p>
              </table:table-cell>
              <table:table-cell office:value-type="float" office:value="77">
                <text:p>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73.5">
                <text:p>-173.5</text:p>
              </table:table-cell>
              <table:table-cell office:value-type="float" office:value="-48.5">
                <text:p>-48.5</text:p>
              </table:table-cell>
              <table:table-cell office:value-type="float" office:value="76.5">
                <text:p>76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74">
                <text:p>-174</text:p>
              </table:table-cell>
              <table:table-cell office:value-type="float" office:value="-49">
                <text:p>-49</text:p>
              </table:table-cell>
              <table:table-cell office:value-type="float" office:value="76">
                <text:p>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74.5">
                <text:p>-174.5</text:p>
              </table:table-cell>
              <table:table-cell office:value-type="float" office:value="-49.5">
                <text:p>-49.5</text:p>
              </table:table-cell>
              <table:table-cell office:value-type="float" office:value="75.5">
                <text:p>75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75">
                <text:p>-175</text:p>
              </table:table-cell>
              <table:table-cell office:value-type="float" office:value="-50">
                <text:p>-50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75.5">
                <text:p>-175.5</text:p>
              </table:table-cell>
              <table:table-cell office:value-type="float" office:value="-50.5">
                <text:p>-50.5</text:p>
              </table:table-cell>
              <table:table-cell office:value-type="float" office:value="74.5">
                <text:p>74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76">
                <text:p>-176</text:p>
              </table:table-cell>
              <table:table-cell office:value-type="float" office:value="-51">
                <text:p>-51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76.5">
                <text:p>-176.5</text:p>
              </table:table-cell>
              <table:table-cell office:value-type="float" office:value="-51.5">
                <text:p>-51.5</text:p>
              </table:table-cell>
              <table:table-cell office:value-type="float" office:value="73.5">
                <text:p>73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77">
                <text:p>-177</text:p>
              </table:table-cell>
              <table:table-cell office:value-type="float" office:value="-52">
                <text:p>-52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77.5">
                <text:p>-177.5</text:p>
              </table:table-cell>
              <table:table-cell office:value-type="float" office:value="-52.5">
                <text:p>-52.5</text:p>
              </table:table-cell>
              <table:table-cell office:value-type="float" office:value="72.5">
                <text:p>72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78">
                <text:p>-178</text:p>
              </table:table-cell>
              <table:table-cell office:value-type="float" office:value="-53">
                <text:p>-53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78.5">
                <text:p>-178.5</text:p>
              </table:table-cell>
              <table:table-cell office:value-type="float" office:value="-53.5">
                <text:p>-53.5</text:p>
              </table:table-cell>
              <table:table-cell office:value-type="float" office:value="71.5">
                <text:p>71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79">
                <text:p>-179</text:p>
              </table:table-cell>
              <table:table-cell office:value-type="float" office:value="-54">
                <text:p>-54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79.5">
                <text:p>-179.5</text:p>
              </table:table-cell>
              <table:table-cell office:value-type="float" office:value="-54.5">
                <text:p>-54.5</text:p>
              </table:table-cell>
              <table:table-cell office:value-type="float" office:value="70.5">
                <text:p>70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80">
                <text:p>-180</text:p>
              </table:table-cell>
              <table:table-cell office:value-type="float" office:value="-55">
                <text:p>-55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80.5">
                <text:p>-180.5</text:p>
              </table:table-cell>
              <table:table-cell office:value-type="float" office:value="-55.5">
                <text:p>-55.5</text:p>
              </table:table-cell>
              <table:table-cell office:value-type="float" office:value="69.5">
                <text:p>69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81">
                <text:p>-181</text:p>
              </table:table-cell>
              <table:table-cell office:value-type="float" office:value="-56">
                <text:p>-56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81.5">
                <text:p>-181.5</text:p>
              </table:table-cell>
              <table:table-cell office:value-type="float" office:value="-56.5">
                <text:p>-56.5</text:p>
              </table:table-cell>
              <table:table-cell office:value-type="float" office:value="68.5">
                <text:p>68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82">
                <text:p>-182</text:p>
              </table:table-cell>
              <table:table-cell office:value-type="float" office:value="-57">
                <text:p>-57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82.5">
                <text:p>-182.5</text:p>
              </table:table-cell>
              <table:table-cell office:value-type="float" office:value="-57.5">
                <text:p>-57.5</text:p>
              </table:table-cell>
              <table:table-cell office:value-type="float" office:value="67.5">
                <text:p>67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83">
                <text:p>-183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83.5">
                <text:p>-183.5</text:p>
              </table:table-cell>
              <table:table-cell office:value-type="float" office:value="-58.5">
                <text:p>-58.5</text:p>
              </table:table-cell>
              <table:table-cell office:value-type="float" office:value="66.5">
                <text:p>66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84">
                <text:p>-184</text:p>
              </table:table-cell>
              <table:table-cell office:value-type="float" office:value="-59">
                <text:p>-59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84.5">
                <text:p>-184.5</text:p>
              </table:table-cell>
              <table:table-cell office:value-type="float" office:value="-59.5">
                <text:p>-59.5</text:p>
              </table:table-cell>
              <table:table-cell office:value-type="float" office:value="65.5">
                <text:p>65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85">
                <text:p>-185</text:p>
              </table:table-cell>
              <table:table-cell office:value-type="float" office:value="-60">
                <text:p>-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85.5">
                <text:p>-185.5</text:p>
              </table:table-cell>
              <table:table-cell office:value-type="float" office:value="-60.5">
                <text:p>-60.5</text:p>
              </table:table-cell>
              <table:table-cell office:value-type="float" office:value="64.5">
                <text:p>64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86">
                <text:p>-186</text:p>
              </table:table-cell>
              <table:table-cell office:value-type="float" office:value="-61">
                <text:p>-61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86.5">
                <text:p>-186.5</text:p>
              </table:table-cell>
              <table:table-cell office:value-type="float" office:value="-61.5">
                <text:p>-61.5</text:p>
              </table:table-cell>
              <table:table-cell office:value-type="float" office:value="63.5">
                <text:p>63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87">
                <text:p>-187</text:p>
              </table:table-cell>
              <table:table-cell office:value-type="float" office:value="-62">
                <text:p>-62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87.5">
                <text:p>-187.5</text:p>
              </table:table-cell>
              <table:table-cell office:value-type="float" office:value="-62.5">
                <text:p>-62.5</text:p>
              </table:table-cell>
              <table:table-cell office:value-type="float" office:value="62.5">
                <text:p>62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88">
                <text:p>-188</text:p>
              </table:table-cell>
              <table:table-cell office:value-type="float" office:value="-63">
                <text:p>-63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88.5">
                <text:p>-188.5</text:p>
              </table:table-cell>
              <table:table-cell office:value-type="float" office:value="-63.5">
                <text:p>-63.5</text:p>
              </table:table-cell>
              <table:table-cell office:value-type="float" office:value="61.5">
                <text:p>61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89">
                <text:p>-189</text:p>
              </table:table-cell>
              <table:table-cell office:value-type="float" office:value="-64">
                <text:p>-64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89.5">
                <text:p>-189.5</text:p>
              </table:table-cell>
              <table:table-cell office:value-type="float" office:value="-64.5">
                <text:p>-64.5</text:p>
              </table:table-cell>
              <table:table-cell office:value-type="float" office:value="60.5">
                <text:p>60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90">
                <text:p>-190</text:p>
              </table:table-cell>
              <table:table-cell office:value-type="float" office:value="-65">
                <text:p>-65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90.5">
                <text:p>-190.5</text:p>
              </table:table-cell>
              <table:table-cell office:value-type="float" office:value="-65.5">
                <text:p>-65.5</text:p>
              </table:table-cell>
              <table:table-cell office:value-type="float" office:value="59.5">
                <text:p>59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91">
                <text:p>-191</text:p>
              </table:table-cell>
              <table:table-cell office:value-type="float" office:value="-66">
                <text:p>-66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91.5">
                <text:p>-191.5</text:p>
              </table:table-cell>
              <table:table-cell office:value-type="float" office:value="-66.5">
                <text:p>-66.5</text:p>
              </table:table-cell>
              <table:table-cell office:value-type="float" office:value="58.5">
                <text:p>58.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92">
                <text:p>-192</text:p>
              </table:table-cell>
              <table:table-cell office:value-type="float" office:value="-67">
                <text:p>-67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92.5">
                <text:p>-192.5</text:p>
              </table:table-cell>
              <table:table-cell office:value-type="float" office:value="-67.5">
                <text:p>-67.5</text:p>
              </table:table-cell>
              <table:table-cell office:value-type="float" office:value="57.5">
                <text:p>57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93">
                <text:p>-193</text:p>
              </table:table-cell>
              <table:table-cell office:value-type="float" office:value="-68">
                <text:p>-68</text:p>
              </table:table-cell>
              <table:table-cell office:value-type="float" office:value="57">
                <text:p>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93.5">
                <text:p>-193.5</text:p>
              </table:table-cell>
              <table:table-cell office:value-type="float" office:value="-68.5">
                <text:p>-68.5</text:p>
              </table:table-cell>
              <table:table-cell office:value-type="float" office:value="56.5">
                <text:p>56.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94">
                <text:p>-194</text:p>
              </table:table-cell>
              <table:table-cell office:value-type="float" office:value="-69">
                <text:p>-69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94.5">
                <text:p>-194.5</text:p>
              </table:table-cell>
              <table:table-cell office:value-type="float" office:value="-69.5">
                <text:p>-69.5</text:p>
              </table:table-cell>
              <table:table-cell office:value-type="float" office:value="55.5">
                <text:p>55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95">
                <text:p>-195</text:p>
              </table:table-cell>
              <table:table-cell office:value-type="float" office:value="-70">
                <text:p>-70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95.5">
                <text:p>-195.5</text:p>
              </table:table-cell>
              <table:table-cell office:value-type="float" office:value="-70.5">
                <text:p>-70.5</text:p>
              </table:table-cell>
              <table:table-cell office:value-type="float" office:value="54.5">
                <text:p>54.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96">
                <text:p>-196</text:p>
              </table:table-cell>
              <table:table-cell office:value-type="float" office:value="-71">
                <text:p>-71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96.5">
                <text:p>-196.5</text:p>
              </table:table-cell>
              <table:table-cell office:value-type="float" office:value="-71.5">
                <text:p>-71.5</text:p>
              </table:table-cell>
              <table:table-cell office:value-type="float" office:value="53.5">
                <text:p>53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97">
                <text:p>-197</text:p>
              </table:table-cell>
              <table:table-cell office:value-type="float" office:value="-72">
                <text:p>-72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97.5">
                <text:p>-197.5</text:p>
              </table:table-cell>
              <table:table-cell office:value-type="float" office:value="-72.5">
                <text:p>-72.5</text:p>
              </table:table-cell>
              <table:table-cell office:value-type="float" office:value="52.5">
                <text:p>52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98">
                <text:p>-198</text:p>
              </table:table-cell>
              <table:table-cell office:value-type="float" office:value="-73">
                <text:p>-73</text:p>
              </table:table-cell>
              <table:table-cell office:value-type="float" office:value="52">
                <text:p>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98.5">
                <text:p>-198.5</text:p>
              </table:table-cell>
              <table:table-cell office:value-type="float" office:value="-73.5">
                <text:p>-73.5</text:p>
              </table:table-cell>
              <table:table-cell office:value-type="float" office:value="51.5">
                <text:p>51.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99">
                <text:p>-199</text:p>
              </table:table-cell>
              <table:table-cell office:value-type="float" office:value="-74">
                <text:p>-74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99.5">
                <text:p>-199.5</text:p>
              </table:table-cell>
              <table:table-cell office:value-type="float" office:value="-74.5">
                <text:p>-74.5</text:p>
              </table:table-cell>
              <table:table-cell office:value-type="float" office:value="50.5">
                <text:p>50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200">
                <text:p>-200</text:p>
              </table:table-cell>
              <table:table-cell office:value-type="float" office:value="-75">
                <text:p>-7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200.5">
                <text:p>-200.5</text:p>
              </table:table-cell>
              <table:table-cell office:value-type="float" office:value="-75.5">
                <text:p>-75.5</text:p>
              </table:table-cell>
              <table:table-cell office:value-type="float" office:value="49.5">
                <text:p>49.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201">
                <text:p>-201</text:p>
              </table:table-cell>
              <table:table-cell office:value-type="float" office:value="-76">
                <text:p>-76</text:p>
              </table:table-cell>
              <table:table-cell office:value-type="float" office:value="49">
                <text:p>4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201.5">
                <text:p>-201.5</text:p>
              </table:table-cell>
              <table:table-cell office:value-type="float" office:value="-76.5">
                <text:p>-76.5</text:p>
              </table:table-cell>
              <table:table-cell office:value-type="float" office:value="48.5">
                <text:p>48.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202">
                <text:p>-202</text:p>
              </table:table-cell>
              <table:table-cell office:value-type="float" office:value="-77">
                <text:p>-77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202.5">
                <text:p>-202.5</text:p>
              </table:table-cell>
              <table:table-cell office:value-type="float" office:value="-77.5">
                <text:p>-77.5</text:p>
              </table:table-cell>
              <table:table-cell office:value-type="float" office:value="47.5">
                <text:p>47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203">
                <text:p>-203</text:p>
              </table:table-cell>
              <table:table-cell office:value-type="float" office:value="-78">
                <text:p>-78</text:p>
              </table:table-cell>
              <table:table-cell office:value-type="float" office:value="47">
                <text:p>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203.5">
                <text:p>-203.5</text:p>
              </table:table-cell>
              <table:table-cell office:value-type="float" office:value="-78.5">
                <text:p>-78.5</text:p>
              </table:table-cell>
              <table:table-cell office:value-type="float" office:value="46.5">
                <text:p>46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204">
                <text:p>-204</text:p>
              </table:table-cell>
              <table:table-cell office:value-type="float" office:value="-79">
                <text:p>-79</text:p>
              </table:table-cell>
              <table:table-cell office:value-type="float" office:value="46">
                <text:p>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204.5">
                <text:p>-204.5</text:p>
              </table:table-cell>
              <table:table-cell office:value-type="float" office:value="-79.5">
                <text:p>-79.5</text:p>
              </table:table-cell>
              <table:table-cell office:value-type="float" office:value="45.5">
                <text:p>45.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205">
                <text:p>-205</text:p>
              </table:table-cell>
              <table:table-cell office:value-type="float" office:value="-80">
                <text:p>-80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205.5">
                <text:p>-205.5</text:p>
              </table:table-cell>
              <table:table-cell office:value-type="float" office:value="-80.5">
                <text:p>-80.5</text:p>
              </table:table-cell>
              <table:table-cell office:value-type="float" office:value="44.5">
                <text:p>44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206">
                <text:p>-206</text:p>
              </table:table-cell>
              <table:table-cell office:value-type="float" office:value="-81">
                <text:p>-81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206.5">
                <text:p>-206.5</text:p>
              </table:table-cell>
              <table:table-cell office:value-type="float" office:value="-81.5">
                <text:p>-81.5</text:p>
              </table:table-cell>
              <table:table-cell office:value-type="float" office:value="43.5">
                <text:p>43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207">
                <text:p>-207</text:p>
              </table:table-cell>
              <table:table-cell office:value-type="float" office:value="-82">
                <text:p>-82</text:p>
              </table:table-cell>
              <table:table-cell office:value-type="float" office:value="43">
                <text:p>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207.5">
                <text:p>-207.5</text:p>
              </table:table-cell>
              <table:table-cell office:value-type="float" office:value="-82.5">
                <text:p>-82.5</text:p>
              </table:table-cell>
              <table:table-cell office:value-type="float" office:value="42.5">
                <text:p>42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208">
                <text:p>-208</text:p>
              </table:table-cell>
              <table:table-cell office:value-type="float" office:value="-83">
                <text:p>-83</text:p>
              </table:table-cell>
              <table:table-cell office:value-type="float" office:value="42">
                <text:p>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208.5">
                <text:p>-208.5</text:p>
              </table:table-cell>
              <table:table-cell office:value-type="float" office:value="-83.5">
                <text:p>-83.5</text:p>
              </table:table-cell>
              <table:table-cell office:value-type="float" office:value="41.5">
                <text:p>41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209">
                <text:p>-209</text:p>
              </table:table-cell>
              <table:table-cell office:value-type="float" office:value="-84">
                <text:p>-84</text:p>
              </table:table-cell>
              <table:table-cell office:value-type="float" office:value="41">
                <text:p>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209.5">
                <text:p>-209.5</text:p>
              </table:table-cell>
              <table:table-cell office:value-type="float" office:value="-84.5">
                <text:p>-84.5</text:p>
              </table:table-cell>
              <table:table-cell office:value-type="float" office:value="40.5">
                <text:p>40.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210">
                <text:p>-210</text:p>
              </table:table-cell>
              <table:table-cell office:value-type="float" office:value="-85">
                <text:p>-8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210.5">
                <text:p>-210.5</text:p>
              </table:table-cell>
              <table:table-cell office:value-type="float" office:value="-85.5">
                <text:p>-85.5</text:p>
              </table:table-cell>
              <table:table-cell office:value-type="float" office:value="39.5">
                <text:p>39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211">
                <text:p>-211</text:p>
              </table:table-cell>
              <table:table-cell office:value-type="float" office:value="-86">
                <text:p>-86</text:p>
              </table:table-cell>
              <table:table-cell office:value-type="float" office:value="39">
                <text:p>3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211.5">
                <text:p>-211.5</text:p>
              </table:table-cell>
              <table:table-cell office:value-type="float" office:value="-86.5">
                <text:p>-86.5</text:p>
              </table:table-cell>
              <table:table-cell office:value-type="float" office:value="38.5">
                <text:p>38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212">
                <text:p>-212</text:p>
              </table:table-cell>
              <table:table-cell office:value-type="float" office:value="-87">
                <text:p>-87</text:p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212.5">
                <text:p>-212.5</text:p>
              </table:table-cell>
              <table:table-cell office:value-type="float" office:value="-87.5">
                <text:p>-87.5</text:p>
              </table:table-cell>
              <table:table-cell office:value-type="float" office:value="37.5">
                <text:p>37.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213">
                <text:p>-213</text:p>
              </table:table-cell>
              <table:table-cell office:value-type="float" office:value="-88">
                <text:p>-88</text:p>
              </table:table-cell>
              <table:table-cell office:value-type="float" office:value="37">
                <text:p>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213.5">
                <text:p>-213.5</text:p>
              </table:table-cell>
              <table:table-cell office:value-type="float" office:value="-88.5">
                <text:p>-88.5</text:p>
              </table:table-cell>
              <table:table-cell office:value-type="float" office:value="36.5">
                <text:p>36.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214">
                <text:p>-214</text:p>
              </table:table-cell>
              <table:table-cell office:value-type="float" office:value="-89">
                <text:p>-89</text:p>
              </table:table-cell>
              <table:table-cell office:value-type="float" office:value="36">
                <text:p>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214.5">
                <text:p>-214.5</text:p>
              </table:table-cell>
              <table:table-cell office:value-type="float" office:value="-89.5">
                <text:p>-89.5</text:p>
              </table:table-cell>
              <table:table-cell office:value-type="float" office:value="35.5">
                <text:p>35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215">
                <text:p>-215</text:p>
              </table:table-cell>
              <table:table-cell office:value-type="float" office:value="-90">
                <text:p>-90</text:p>
              </table:table-cell>
              <table:table-cell office:value-type="float" office:value="35">
                <text:p>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215.5">
                <text:p>-215.5</text:p>
              </table:table-cell>
              <table:table-cell office:value-type="float" office:value="-90.5">
                <text:p>-90.5</text:p>
              </table:table-cell>
              <table:table-cell office:value-type="float" office:value="34.5">
                <text:p>34.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216">
                <text:p>-216</text:p>
              </table:table-cell>
              <table:table-cell office:value-type="float" office:value="-91">
                <text:p>-91</text:p>
              </table:table-cell>
              <table:table-cell office:value-type="float" office:value="34">
                <text:p>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216.5">
                <text:p>-216.5</text:p>
              </table:table-cell>
              <table:table-cell office:value-type="float" office:value="-91.5">
                <text:p>-91.5</text:p>
              </table:table-cell>
              <table:table-cell office:value-type="float" office:value="33.5">
                <text:p>33.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217">
                <text:p>-217</text:p>
              </table:table-cell>
              <table:table-cell office:value-type="float" office:value="-92">
                <text:p>-92</text:p>
              </table:table-cell>
              <table:table-cell office:value-type="float" office:value="33">
                <text:p>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217.5">
                <text:p>-217.5</text:p>
              </table:table-cell>
              <table:table-cell office:value-type="float" office:value="-92.5">
                <text:p>-92.5</text:p>
              </table:table-cell>
              <table:table-cell office:value-type="float" office:value="32.5">
                <text:p>32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218">
                <text:p>-218</text:p>
              </table:table-cell>
              <table:table-cell office:value-type="float" office:value="-93">
                <text:p>-93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218.5">
                <text:p>-218.5</text:p>
              </table:table-cell>
              <table:table-cell office:value-type="float" office:value="-93.5">
                <text:p>-93.5</text:p>
              </table:table-cell>
              <table:table-cell office:value-type="float" office:value="31.5">
                <text:p>31.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219">
                <text:p>-219</text:p>
              </table:table-cell>
              <table:table-cell office:value-type="float" office:value="-94">
                <text:p>-94</text:p>
              </table:table-cell>
              <table:table-cell office:value-type="float" office:value="31">
                <text:p>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219.5">
                <text:p>-219.5</text:p>
              </table:table-cell>
              <table:table-cell office:value-type="float" office:value="-94.5">
                <text:p>-94.5</text:p>
              </table:table-cell>
              <table:table-cell office:value-type="float" office:value="30.5">
                <text:p>30.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220">
                <text:p>-220</text:p>
              </table:table-cell>
              <table:table-cell office:value-type="float" office:value="-95">
                <text:p>-95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220.5">
                <text:p>-220.5</text:p>
              </table:table-cell>
              <table:table-cell office:value-type="float" office:value="-95.5">
                <text:p>-95.5</text:p>
              </table:table-cell>
              <table:table-cell office:value-type="float" office:value="29.5">
                <text:p>29.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221">
                <text:p>-221</text:p>
              </table:table-cell>
              <table:table-cell office:value-type="float" office:value="-96">
                <text:p>-96</text:p>
              </table:table-cell>
              <table:table-cell office:value-type="float" office:value="29">
                <text:p>2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221.5">
                <text:p>-221.5</text:p>
              </table:table-cell>
              <table:table-cell office:value-type="float" office:value="-96.5">
                <text:p>-96.5</text:p>
              </table:table-cell>
              <table:table-cell office:value-type="float" office:value="28.5">
                <text:p>28.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222">
                <text:p>-222</text:p>
              </table:table-cell>
              <table:table-cell office:value-type="float" office:value="-97">
                <text:p>-97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222.5">
                <text:p>-222.5</text:p>
              </table:table-cell>
              <table:table-cell office:value-type="float" office:value="-97.5">
                <text:p>-97.5</text:p>
              </table:table-cell>
              <table:table-cell office:value-type="float" office:value="27.5">
                <text:p>27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223">
                <text:p>-223</text:p>
              </table:table-cell>
              <table:table-cell office:value-type="float" office:value="-98">
                <text:p>-98</text:p>
              </table:table-cell>
              <table:table-cell office:value-type="float" office:value="27">
                <text:p>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223.5">
                <text:p>-223.5</text:p>
              </table:table-cell>
              <table:table-cell office:value-type="float" office:value="-98.5">
                <text:p>-98.5</text:p>
              </table:table-cell>
              <table:table-cell office:value-type="float" office:value="26.5">
                <text:p>26.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224">
                <text:p>-224</text:p>
              </table:table-cell>
              <table:table-cell office:value-type="float" office:value="-99">
                <text:p>-99</text:p>
              </table:table-cell>
              <table:table-cell office:value-type="float" office:value="26">
                <text:p>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224.5">
                <text:p>-224.5</text:p>
              </table:table-cell>
              <table:table-cell office:value-type="float" office:value="-99.5">
                <text:p>-99.5</text:p>
              </table:table-cell>
              <table:table-cell office:value-type="float" office:value="25.5">
                <text:p>25.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225">
                <text:p>-225</text:p>
              </table:table-cell>
              <table:table-cell office:value-type="float" office:value="-100">
                <text:p>-100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225.5">
                <text:p>-225.5</text:p>
              </table:table-cell>
              <table:table-cell office:value-type="float" office:value="-100.5">
                <text:p>-100.5</text:p>
              </table:table-cell>
              <table:table-cell office:value-type="float" office:value="24.5">
                <text:p>24.5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226">
                <text:p>-226</text:p>
              </table:table-cell>
              <table:table-cell office:value-type="float" office:value="-101">
                <text:p>-101</text:p>
              </table:table-cell>
              <table:table-cell office:value-type="float" office:value="24">
                <text:p>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226.5">
                <text:p>-226.5</text:p>
              </table:table-cell>
              <table:table-cell office:value-type="float" office:value="-101.5">
                <text:p>-101.5</text:p>
              </table:table-cell>
              <table:table-cell office:value-type="float" office:value="23.5">
                <text:p>23.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227">
                <text:p>-227</text:p>
              </table:table-cell>
              <table:table-cell office:value-type="float" office:value="-102">
                <text:p>-102</text:p>
              </table:table-cell>
              <table:table-cell office:value-type="float" office:value="23">
                <text:p>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227.5">
                <text:p>-227.5</text:p>
              </table:table-cell>
              <table:table-cell office:value-type="float" office:value="-102.5">
                <text:p>-102.5</text:p>
              </table:table-cell>
              <table:table-cell office:value-type="float" office:value="22.5">
                <text:p>22.5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228">
                <text:p>-228</text:p>
              </table:table-cell>
              <table:table-cell office:value-type="float" office:value="-103">
                <text:p>-103</text:p>
              </table:table-cell>
              <table:table-cell office:value-type="float" office:value="22">
                <text:p>2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228.5">
                <text:p>-228.5</text:p>
              </table:table-cell>
              <table:table-cell office:value-type="float" office:value="-103.5">
                <text:p>-103.5</text:p>
              </table:table-cell>
              <table:table-cell office:value-type="float" office:value="21.5">
                <text:p>21.5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229">
                <text:p>-229</text:p>
              </table:table-cell>
              <table:table-cell office:value-type="float" office:value="-104">
                <text:p>-104</text:p>
              </table:table-cell>
              <table:table-cell office:value-type="float" office:value="21">
                <text:p>2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229.5">
                <text:p>-229.5</text:p>
              </table:table-cell>
              <table:table-cell office:value-type="float" office:value="-104.5">
                <text:p>-104.5</text:p>
              </table:table-cell>
              <table:table-cell office:value-type="float" office:value="20.5">
                <text:p>20.5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230">
                <text:p>-230</text:p>
              </table:table-cell>
              <table:table-cell office:value-type="float" office:value="-105">
                <text:p>-105</text:p>
              </table:table-cell>
              <table:table-cell office:value-type="float" office:value="20">
                <text:p>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230.5">
                <text:p>-230.5</text:p>
              </table:table-cell>
              <table:table-cell office:value-type="float" office:value="-105.5">
                <text:p>-105.5</text:p>
              </table:table-cell>
              <table:table-cell office:value-type="float" office:value="19.5">
                <text:p>19.5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231">
                <text:p>-231</text:p>
              </table:table-cell>
              <table:table-cell office:value-type="float" office:value="-106">
                <text:p>-106</text:p>
              </table:table-cell>
              <table:table-cell office:value-type="float" office:value="19">
                <text:p>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231.5">
                <text:p>-231.5</text:p>
              </table:table-cell>
              <table:table-cell office:value-type="float" office:value="-106.5">
                <text:p>-106.5</text:p>
              </table:table-cell>
              <table:table-cell office:value-type="float" office:value="18.5">
                <text:p>18.5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232">
                <text:p>-232</text:p>
              </table:table-cell>
              <table:table-cell office:value-type="float" office:value="-107">
                <text:p>-107</text:p>
              </table:table-cell>
              <table:table-cell office:value-type="float" office:value="18">
                <text:p>1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232.5">
                <text:p>-232.5</text:p>
              </table:table-cell>
              <table:table-cell office:value-type="float" office:value="-107.5">
                <text:p>-107.5</text:p>
              </table:table-cell>
              <table:table-cell office:value-type="float" office:value="17.5">
                <text:p>17.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233">
                <text:p>-233</text:p>
              </table:table-cell>
              <table:table-cell office:value-type="float" office:value="-108">
                <text:p>-108</text:p>
              </table:table-cell>
              <table:table-cell office:value-type="float" office:value="17">
                <text:p>1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233.5">
                <text:p>-233.5</text:p>
              </table:table-cell>
              <table:table-cell office:value-type="float" office:value="-108.5">
                <text:p>-108.5</text:p>
              </table:table-cell>
              <table:table-cell office:value-type="float" office:value="16.5">
                <text:p>16.5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234">
                <text:p>-234</text:p>
              </table:table-cell>
              <table:table-cell office:value-type="float" office:value="-109">
                <text:p>-109</text:p>
              </table:table-cell>
              <table:table-cell office:value-type="float" office:value="16">
                <text:p>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234.5">
                <text:p>-234.5</text:p>
              </table:table-cell>
              <table:table-cell office:value-type="float" office:value="-109.5">
                <text:p>-109.5</text:p>
              </table:table-cell>
              <table:table-cell office:value-type="float" office:value="15.5">
                <text:p>15.5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235">
                <text:p>-235</text:p>
              </table:table-cell>
              <table:table-cell office:value-type="float" office:value="-110">
                <text:p>-110</text:p>
              </table:table-cell>
              <table:table-cell office:value-type="float" office:value="15">
                <text:p>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235.5">
                <text:p>-235.5</text:p>
              </table:table-cell>
              <table:table-cell office:value-type="float" office:value="-110.5">
                <text:p>-110.5</text:p>
              </table:table-cell>
              <table:table-cell office:value-type="float" office:value="14.5">
                <text:p>14.5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236">
                <text:p>-236</text:p>
              </table:table-cell>
              <table:table-cell office:value-type="float" office:value="-111">
                <text:p>-111</text:p>
              </table:table-cell>
              <table:table-cell office:value-type="float" office:value="14">
                <text:p>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236.5">
                <text:p>-236.5</text:p>
              </table:table-cell>
              <table:table-cell office:value-type="float" office:value="-111.5">
                <text:p>-111.5</text:p>
              </table:table-cell>
              <table:table-cell office:value-type="float" office:value="13.5">
                <text:p>13.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237">
                <text:p>-237</text:p>
              </table:table-cell>
              <table:table-cell office:value-type="float" office:value="-112">
                <text:p>-112</text:p>
              </table:table-cell>
              <table:table-cell office:value-type="float" office:value="13">
                <text:p>1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237.5">
                <text:p>-237.5</text:p>
              </table:table-cell>
              <table:table-cell office:value-type="float" office:value="-112.5">
                <text:p>-112.5</text:p>
              </table:table-cell>
              <table:table-cell office:value-type="float" office:value="12.5">
                <text:p>12.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238">
                <text:p>-238</text:p>
              </table:table-cell>
              <table:table-cell office:value-type="float" office:value="-113">
                <text:p>-113</text:p>
              </table:table-cell>
              <table:table-cell office:value-type="float" office:value="12">
                <text:p>1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38.5">
                <text:p>-238.5</text:p>
              </table:table-cell>
              <table:table-cell office:value-type="float" office:value="-113.5">
                <text:p>-113.5</text:p>
              </table:table-cell>
              <table:table-cell office:value-type="float" office:value="11.5">
                <text:p>11.5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39">
                <text:p>-239</text:p>
              </table:table-cell>
              <table:table-cell office:value-type="float" office:value="-114">
                <text:p>-114</text:p>
              </table:table-cell>
              <table:table-cell office:value-type="float" office:value="11">
                <text:p>1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239.5">
                <text:p>-239.5</text:p>
              </table:table-cell>
              <table:table-cell office:value-type="float" office:value="-114.5">
                <text:p>-114.5</text:p>
              </table:table-cell>
              <table:table-cell office:value-type="float" office:value="10.5">
                <text:p>10.5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240">
                <text:p>-240</text:p>
              </table:table-cell>
              <table:table-cell office:value-type="float" office:value="-115">
                <text:p>-115</text:p>
              </table:table-cell>
              <table:table-cell office:value-type="float" office:value="10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240.5">
                <text:p>-240.5</text:p>
              </table:table-cell>
              <table:table-cell office:value-type="float" office:value="-115.5">
                <text:p>-115.5</text:p>
              </table:table-cell>
              <table:table-cell office:value-type="float" office:value="9.5">
                <text:p>9.5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241">
                <text:p>-241</text:p>
              </table:table-cell>
              <table:table-cell office:value-type="float" office:value="-116">
                <text:p>-116</text:p>
              </table:table-cell>
              <table:table-cell office:value-type="float" office:value="9">
                <text:p>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241.5">
                <text:p>-241.5</text:p>
              </table:table-cell>
              <table:table-cell office:value-type="float" office:value="-116.5">
                <text:p>-116.5</text:p>
              </table:table-cell>
              <table:table-cell office:value-type="float" office:value="8.5">
                <text:p>8.5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242">
                <text:p>-242</text:p>
              </table:table-cell>
              <table:table-cell office:value-type="float" office:value="-117">
                <text:p>-117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242.5">
                <text:p>-242.5</text:p>
              </table:table-cell>
              <table:table-cell office:value-type="float" office:value="-117.5">
                <text:p>-117.5</text:p>
              </table:table-cell>
              <table:table-cell office:value-type="float" office:value="7.5">
                <text:p>7.5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243">
                <text:p>-243</text:p>
              </table:table-cell>
              <table:table-cell office:value-type="float" office:value="-118">
                <text:p>-118</text:p>
              </table:table-cell>
              <table:table-cell office:value-type="float" office:value="7">
                <text:p>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243.5">
                <text:p>-243.5</text:p>
              </table:table-cell>
              <table:table-cell office:value-type="float" office:value="-118.5">
                <text:p>-118.5</text:p>
              </table:table-cell>
              <table:table-cell office:value-type="float" office:value="6.5">
                <text:p>6.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244">
                <text:p>-244</text:p>
              </table:table-cell>
              <table:table-cell office:value-type="float" office:value="-119">
                <text:p>-119</text:p>
              </table:table-cell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44.5">
                <text:p>-244.5</text:p>
              </table:table-cell>
              <table:table-cell office:value-type="float" office:value="-119.5">
                <text:p>-119.5</text:p>
              </table:table-cell>
              <table:table-cell office:value-type="float" office:value="5.5">
                <text:p>5.5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45">
                <text:p>-245</text:p>
              </table:table-cell>
              <table:table-cell office:value-type="float" office:value="-120">
                <text:p>-120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45.5">
                <text:p>-245.5</text:p>
              </table:table-cell>
              <table:table-cell office:value-type="float" office:value="-120.5">
                <text:p>-120.5</text:p>
              </table:table-cell>
              <table:table-cell office:value-type="float" office:value="4.5">
                <text:p>4.5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46">
                <text:p>-246</text:p>
              </table:table-cell>
              <table:table-cell office:value-type="float" office:value="-121">
                <text:p>-121</text:p>
              </table:table-cell>
              <table:table-cell office:value-type="float" office:value="4">
                <text:p>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46.5">
                <text:p>-246.5</text:p>
              </table:table-cell>
              <table:table-cell office:value-type="float" office:value="-121.5">
                <text:p>-121.5</text:p>
              </table:table-cell>
              <table:table-cell office:value-type="float" office:value="3.5">
                <text:p>3.5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247">
                <text:p>-247</text:p>
              </table:table-cell>
              <table:table-cell office:value-type="float" office:value="-122">
                <text:p>-122</text:p>
              </table:table-cell>
              <table:table-cell office:value-type="float" office:value="3">
                <text:p>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247.5">
                <text:p>-247.5</text:p>
              </table:table-cell>
              <table:table-cell office:value-type="float" office:value="-122.5">
                <text:p>-122.5</text:p>
              </table:table-cell>
              <table:table-cell office:value-type="float" office:value="2.5">
                <text:p>2.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248">
                <text:p>-248</text:p>
              </table:table-cell>
              <table:table-cell office:value-type="float" office:value="-123">
                <text:p>-123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248.5">
                <text:p>-248.5</text:p>
              </table:table-cell>
              <table:table-cell office:value-type="float" office:value="-123.5">
                <text:p>-123.5</text:p>
              </table:table-cell>
              <table:table-cell office:value-type="float" office:value="1.5">
                <text:p>1.5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249">
                <text:p>-249</text:p>
              </table:table-cell>
              <table:table-cell office:value-type="float" office:value="-124">
                <text:p>-124</text:p>
              </table:table-cell>
              <table:table-cell office:value-type="float" office:value="1">
                <text:p>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249.5">
                <text:p>-249.5</text:p>
              </table:table-cell>
              <table:table-cell office:value-type="float" office:value="-124.5">
                <text:p>-124.5</text:p>
              </table:table-cell>
              <table:table-cell office:value-type="float" office:value="0.5">
                <text:p>0.5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250">
                <text:p>-250</text:p>
              </table:table-cell>
              <table:table-cell office:value-type="float" office:value="-125">
                <text:p>-125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250.5">
                <text:p>-250.5</text:p>
              </table:table-cell>
              <table:table-cell office:value-type="float" office:value="-125.5">
                <text:p>-125.5</text:p>
              </table:table-cell>
              <table:table-cell office:value-type="float" office:value="-0.5">
                <text:p>-0.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251">
                <text:p>-251</text:p>
              </table:table-cell>
              <table:table-cell office:value-type="float" office:value="-126">
                <text:p>-126</text:p>
              </table:table-cell>
              <table:table-cell office:value-type="float" office:value="-1">
                <text:p>-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251.5">
                <text:p>-251.5</text:p>
              </table:table-cell>
              <table:table-cell office:value-type="float" office:value="-126.5">
                <text:p>-126.5</text:p>
              </table:table-cell>
              <table:table-cell office:value-type="float" office:value="-1.5">
                <text:p>-1.5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252">
                <text:p>-252</text:p>
              </table:table-cell>
              <table:table-cell office:value-type="float" office:value="-127">
                <text:p>-127</text:p>
              </table:table-cell>
              <table:table-cell office:value-type="float" office:value="-2">
                <text:p>-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252.5">
                <text:p>-252.5</text:p>
              </table:table-cell>
              <table:table-cell office:value-type="float" office:value="-127.5">
                <text:p>-127.5</text:p>
              </table:table-cell>
              <table:table-cell office:value-type="float" office:value="-2.5">
                <text:p>-2.5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253">
                <text:p>-253</text:p>
              </table:table-cell>
              <table:table-cell office:value-type="float" office:value="-128">
                <text:p>-128</text:p>
              </table:table-cell>
              <table:table-cell office:value-type="float" office:value="-3">
                <text:p>-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253.5">
                <text:p>-253.5</text:p>
              </table:table-cell>
              <table:table-cell office:value-type="float" office:value="-128.5">
                <text:p>-128.5</text:p>
              </table:table-cell>
              <table:table-cell office:value-type="float" office:value="-3.5">
                <text:p>-3.5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254">
                <text:p>-254</text:p>
              </table:table-cell>
              <table:table-cell office:value-type="float" office:value="-129">
                <text:p>-129</text:p>
              </table:table-cell>
              <table:table-cell office:value-type="float" office:value="-4">
                <text:p>-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254.5">
                <text:p>-254.5</text:p>
              </table:table-cell>
              <table:table-cell office:value-type="float" office:value="-129.5">
                <text:p>-129.5</text:p>
              </table:table-cell>
              <table:table-cell office:value-type="float" office:value="-4.5">
                <text:p>-4.5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255">
                <text:p>-255</text:p>
              </table:table-cell>
              <table:table-cell office:value-type="float" office:value="-130">
                <text:p>-130</text:p>
              </table:table-cell>
              <table:table-cell office:value-type="float" office:value="-5">
                <text:p>-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255.5">
                <text:p>-255.5</text:p>
              </table:table-cell>
              <table:table-cell office:value-type="float" office:value="-130.5">
                <text:p>-130.5</text:p>
              </table:table-cell>
              <table:table-cell office:value-type="float" office:value="-5.5">
                <text:p>-5.5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256">
                <text:p>-256</text:p>
              </table:table-cell>
              <table:table-cell office:value-type="float" office:value="-131">
                <text:p>-131</text:p>
              </table:table-cell>
              <table:table-cell office:value-type="float" office:value="-6">
                <text:p>-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256.5">
                <text:p>-256.5</text:p>
              </table:table-cell>
              <table:table-cell office:value-type="float" office:value="-131.5">
                <text:p>-131.5</text:p>
              </table:table-cell>
              <table:table-cell office:value-type="float" office:value="-6.5">
                <text:p>-6.5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257">
                <text:p>-257</text:p>
              </table:table-cell>
              <table:table-cell office:value-type="float" office:value="-132">
                <text:p>-132</text:p>
              </table:table-cell>
              <table:table-cell office:value-type="float" office:value="-7">
                <text:p>-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257.5">
                <text:p>-257.5</text:p>
              </table:table-cell>
              <table:table-cell office:value-type="float" office:value="-132.5">
                <text:p>-132.5</text:p>
              </table:table-cell>
              <table:table-cell office:value-type="float" office:value="-7.5">
                <text:p>-7.5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258">
                <text:p>-258</text:p>
              </table:table-cell>
              <table:table-cell office:value-type="float" office:value="-133">
                <text:p>-133</text:p>
              </table:table-cell>
              <table:table-cell office:value-type="float" office:value="-8">
                <text:p>-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258.5">
                <text:p>-258.5</text:p>
              </table:table-cell>
              <table:table-cell office:value-type="float" office:value="-133.5">
                <text:p>-133.5</text:p>
              </table:table-cell>
              <table:table-cell office:value-type="float" office:value="-8.5">
                <text:p>-8.5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259">
                <text:p>-259</text:p>
              </table:table-cell>
              <table:table-cell office:value-type="float" office:value="-134">
                <text:p>-134</text:p>
              </table:table-cell>
              <table:table-cell office:value-type="float" office:value="-9">
                <text:p>-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259.5">
                <text:p>-259.5</text:p>
              </table:table-cell>
              <table:table-cell office:value-type="float" office:value="-134.5">
                <text:p>-134.5</text:p>
              </table:table-cell>
              <table:table-cell office:value-type="float" office:value="-9.5">
                <text:p>-9.5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260">
                <text:p>-260</text:p>
              </table:table-cell>
              <table:table-cell office:value-type="float" office:value="-135">
                <text:p>-135</text:p>
              </table:table-cell>
              <table:table-cell office:value-type="float" office:value="-10">
                <text:p>-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260.5">
                <text:p>-260.5</text:p>
              </table:table-cell>
              <table:table-cell office:value-type="float" office:value="-135.5">
                <text:p>-135.5</text:p>
              </table:table-cell>
              <table:table-cell office:value-type="float" office:value="-10.5">
                <text:p>-10.5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261">
                <text:p>-261</text:p>
              </table:table-cell>
              <table:table-cell office:value-type="float" office:value="-136">
                <text:p>-136</text:p>
              </table:table-cell>
              <table:table-cell office:value-type="float" office:value="-11">
                <text:p>-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261.5">
                <text:p>-261.5</text:p>
              </table:table-cell>
              <table:table-cell office:value-type="float" office:value="-136.5">
                <text:p>-136.5</text:p>
              </table:table-cell>
              <table:table-cell office:value-type="float" office:value="-11.5">
                <text:p>-11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262">
                <text:p>-262</text:p>
              </table:table-cell>
              <table:table-cell office:value-type="float" office:value="-137">
                <text:p>-137</text:p>
              </table:table-cell>
              <table:table-cell office:value-type="float" office:value="-12">
                <text:p>-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262.5">
                <text:p>-262.5</text:p>
              </table:table-cell>
              <table:table-cell office:value-type="float" office:value="-137.5">
                <text:p>-137.5</text:p>
              </table:table-cell>
              <table:table-cell office:value-type="float" office:value="-12.5">
                <text:p>-12.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263">
                <text:p>-263</text:p>
              </table:table-cell>
              <table:table-cell office:value-type="float" office:value="-138">
                <text:p>-138</text:p>
              </table:table-cell>
              <table:table-cell office:value-type="float" office:value="-13">
                <text:p>-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263.5">
                <text:p>-263.5</text:p>
              </table:table-cell>
              <table:table-cell office:value-type="float" office:value="-138.5">
                <text:p>-138.5</text:p>
              </table:table-cell>
              <table:table-cell office:value-type="float" office:value="-13.5">
                <text:p>-13.5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264">
                <text:p>-264</text:p>
              </table:table-cell>
              <table:table-cell office:value-type="float" office:value="-139">
                <text:p>-139</text:p>
              </table:table-cell>
              <table:table-cell office:value-type="float" office:value="-14">
                <text:p>-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264.5">
                <text:p>-264.5</text:p>
              </table:table-cell>
              <table:table-cell office:value-type="float" office:value="-139.5">
                <text:p>-139.5</text:p>
              </table:table-cell>
              <table:table-cell office:value-type="float" office:value="-14.5">
                <text:p>-14.5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265">
                <text:p>-265</text:p>
              </table:table-cell>
              <table:table-cell office:value-type="float" office:value="-140">
                <text:p>-140</text:p>
              </table:table-cell>
              <table:table-cell office:value-type="float" office:value="-15">
                <text:p>-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265.5">
                <text:p>-265.5</text:p>
              </table:table-cell>
              <table:table-cell office:value-type="float" office:value="-140.5">
                <text:p>-140.5</text:p>
              </table:table-cell>
              <table:table-cell office:value-type="float" office:value="-15.5">
                <text:p>-15.5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266">
                <text:p>-266</text:p>
              </table:table-cell>
              <table:table-cell office:value-type="float" office:value="-141">
                <text:p>-141</text:p>
              </table:table-cell>
              <table:table-cell office:value-type="float" office:value="-16">
                <text:p>-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266.5">
                <text:p>-266.5</text:p>
              </table:table-cell>
              <table:table-cell office:value-type="float" office:value="-141.5">
                <text:p>-141.5</text:p>
              </table:table-cell>
              <table:table-cell office:value-type="float" office:value="-16.5">
                <text:p>-16.5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267">
                <text:p>-267</text:p>
              </table:table-cell>
              <table:table-cell office:value-type="float" office:value="-142">
                <text:p>-142</text:p>
              </table:table-cell>
              <table:table-cell office:value-type="float" office:value="-17">
                <text:p>-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267.5">
                <text:p>-267.5</text:p>
              </table:table-cell>
              <table:table-cell office:value-type="float" office:value="-142.5">
                <text:p>-142.5</text:p>
              </table:table-cell>
              <table:table-cell office:value-type="float" office:value="-17.5">
                <text:p>-17.5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268">
                <text:p>-268</text:p>
              </table:table-cell>
              <table:table-cell office:value-type="float" office:value="-143">
                <text:p>-143</text:p>
              </table:table-cell>
              <table:table-cell office:value-type="float" office:value="-18">
                <text:p>-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268.5">
                <text:p>-268.5</text:p>
              </table:table-cell>
              <table:table-cell office:value-type="float" office:value="-143.5">
                <text:p>-143.5</text:p>
              </table:table-cell>
              <table:table-cell office:value-type="float" office:value="-18.5">
                <text:p>-18.5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269">
                <text:p>-269</text:p>
              </table:table-cell>
              <table:table-cell office:value-type="float" office:value="-144">
                <text:p>-144</text:p>
              </table:table-cell>
              <table:table-cell office:value-type="float" office:value="-19">
                <text:p>-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269.5">
                <text:p>-269.5</text:p>
              </table:table-cell>
              <table:table-cell office:value-type="float" office:value="-144.5">
                <text:p>-144.5</text:p>
              </table:table-cell>
              <table:table-cell office:value-type="float" office:value="-19.5">
                <text:p>-19.5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270">
                <text:p>-270</text:p>
              </table:table-cell>
              <table:table-cell office:value-type="float" office:value="-145">
                <text:p>-145</text:p>
              </table:table-cell>
              <table:table-cell office:value-type="float" office:value="-20">
                <text:p>-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270.5">
                <text:p>-270.5</text:p>
              </table:table-cell>
              <table:table-cell office:value-type="float" office:value="-145.5">
                <text:p>-145.5</text:p>
              </table:table-cell>
              <table:table-cell office:value-type="float" office:value="-20.5">
                <text:p>-20.5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271">
                <text:p>-271</text:p>
              </table:table-cell>
              <table:table-cell office:value-type="float" office:value="-146">
                <text:p>-146</text:p>
              </table:table-cell>
              <table:table-cell office:value-type="float" office:value="-21">
                <text:p>-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271.5">
                <text:p>-271.5</text:p>
              </table:table-cell>
              <table:table-cell office:value-type="float" office:value="-146.5">
                <text:p>-146.5</text:p>
              </table:table-cell>
              <table:table-cell office:value-type="float" office:value="-21.5">
                <text:p>-21.5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272">
                <text:p>-272</text:p>
              </table:table-cell>
              <table:table-cell office:value-type="float" office:value="-147">
                <text:p>-147</text:p>
              </table:table-cell>
              <table:table-cell office:value-type="float" office:value="-22">
                <text:p>-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272.5">
                <text:p>-272.5</text:p>
              </table:table-cell>
              <table:table-cell office:value-type="float" office:value="-147.5">
                <text:p>-147.5</text:p>
              </table:table-cell>
              <table:table-cell office:value-type="float" office:value="-22.5">
                <text:p>-22.5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273">
                <text:p>-273</text:p>
              </table:table-cell>
              <table:table-cell office:value-type="float" office:value="-148">
                <text:p>-148</text:p>
              </table:table-cell>
              <table:table-cell office:value-type="float" office:value="-23">
                <text:p>-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273.5">
                <text:p>-273.5</text:p>
              </table:table-cell>
              <table:table-cell office:value-type="float" office:value="-148.5">
                <text:p>-148.5</text:p>
              </table:table-cell>
              <table:table-cell office:value-type="float" office:value="-23.5">
                <text:p>-23.5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274">
                <text:p>-274</text:p>
              </table:table-cell>
              <table:table-cell office:value-type="float" office:value="-149">
                <text:p>-149</text:p>
              </table:table-cell>
              <table:table-cell office:value-type="float" office:value="-24">
                <text:p>-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274.5">
                <text:p>-274.5</text:p>
              </table:table-cell>
              <table:table-cell office:value-type="float" office:value="-149.5">
                <text:p>-149.5</text:p>
              </table:table-cell>
              <table:table-cell office:value-type="float" office:value="-24.5">
                <text:p>-24.5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275">
                <text:p>-275</text:p>
              </table:table-cell>
              <table:table-cell office:value-type="float" office:value="-150">
                <text:p>-150</text:p>
              </table:table-cell>
              <table:table-cell office:value-type="float" office:value="-25">
                <text:p>-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275.5">
                <text:p>-275.5</text:p>
              </table:table-cell>
              <table:table-cell office:value-type="float" office:value="-150.5">
                <text:p>-150.5</text:p>
              </table:table-cell>
              <table:table-cell office:value-type="float" office:value="-25.5">
                <text:p>-25.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276">
                <text:p>-276</text:p>
              </table:table-cell>
              <table:table-cell office:value-type="float" office:value="-151">
                <text:p>-151</text:p>
              </table:table-cell>
              <table:table-cell office:value-type="float" office:value="-26">
                <text:p>-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276.5">
                <text:p>-276.5</text:p>
              </table:table-cell>
              <table:table-cell office:value-type="float" office:value="-151.5">
                <text:p>-151.5</text:p>
              </table:table-cell>
              <table:table-cell office:value-type="float" office:value="-26.5">
                <text:p>-26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277">
                <text:p>-277</text:p>
              </table:table-cell>
              <table:table-cell office:value-type="float" office:value="-152">
                <text:p>-152</text:p>
              </table:table-cell>
              <table:table-cell office:value-type="float" office:value="-27">
                <text:p>-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277.5">
                <text:p>-277.5</text:p>
              </table:table-cell>
              <table:table-cell office:value-type="float" office:value="-152.5">
                <text:p>-152.5</text:p>
              </table:table-cell>
              <table:table-cell office:value-type="float" office:value="-27.5">
                <text:p>-27.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278">
                <text:p>-278</text:p>
              </table:table-cell>
              <table:table-cell office:value-type="float" office:value="-153">
                <text:p>-153</text:p>
              </table:table-cell>
              <table:table-cell office:value-type="float" office:value="-28">
                <text:p>-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278.5">
                <text:p>-278.5</text:p>
              </table:table-cell>
              <table:table-cell office:value-type="float" office:value="-153.5">
                <text:p>-153.5</text:p>
              </table:table-cell>
              <table:table-cell office:value-type="float" office:value="-28.5">
                <text:p>-28.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279">
                <text:p>-279</text:p>
              </table:table-cell>
              <table:table-cell office:value-type="float" office:value="-154">
                <text:p>-154</text:p>
              </table:table-cell>
              <table:table-cell office:value-type="float" office:value="-29">
                <text:p>-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279.5">
                <text:p>-279.5</text:p>
              </table:table-cell>
              <table:table-cell office:value-type="float" office:value="-154.5">
                <text:p>-154.5</text:p>
              </table:table-cell>
              <table:table-cell office:value-type="float" office:value="-29.5">
                <text:p>-29.5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280">
                <text:p>-280</text:p>
              </table:table-cell>
              <table:table-cell office:value-type="float" office:value="-155">
                <text:p>-155</text:p>
              </table:table-cell>
              <table:table-cell office:value-type="float" office:value="-30">
                <text:p>-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280.5">
                <text:p>-280.5</text:p>
              </table:table-cell>
              <table:table-cell office:value-type="float" office:value="-155.5">
                <text:p>-155.5</text:p>
              </table:table-cell>
              <table:table-cell office:value-type="float" office:value="-30.5">
                <text:p>-30.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281">
                <text:p>-281</text:p>
              </table:table-cell>
              <table:table-cell office:value-type="float" office:value="-156">
                <text:p>-156</text:p>
              </table:table-cell>
              <table:table-cell office:value-type="float" office:value="-31">
                <text:p>-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281.5">
                <text:p>-281.5</text:p>
              </table:table-cell>
              <table:table-cell office:value-type="float" office:value="-156.5">
                <text:p>-156.5</text:p>
              </table:table-cell>
              <table:table-cell office:value-type="float" office:value="-31.5">
                <text:p>-31.5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282">
                <text:p>-282</text:p>
              </table:table-cell>
              <table:table-cell office:value-type="float" office:value="-157">
                <text:p>-157</text:p>
              </table:table-cell>
              <table:table-cell office:value-type="float" office:value="-32">
                <text:p>-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282.5">
                <text:p>-282.5</text:p>
              </table:table-cell>
              <table:table-cell office:value-type="float" office:value="-157.5">
                <text:p>-157.5</text:p>
              </table:table-cell>
              <table:table-cell office:value-type="float" office:value="-32.5">
                <text:p>-32.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283">
                <text:p>-283</text:p>
              </table:table-cell>
              <table:table-cell office:value-type="float" office:value="-158">
                <text:p>-158</text:p>
              </table:table-cell>
              <table:table-cell office:value-type="float" office:value="-33">
                <text:p>-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283.5">
                <text:p>-283.5</text:p>
              </table:table-cell>
              <table:table-cell office:value-type="float" office:value="-158.5">
                <text:p>-158.5</text:p>
              </table:table-cell>
              <table:table-cell office:value-type="float" office:value="-33.5">
                <text:p>-33.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284">
                <text:p>-284</text:p>
              </table:table-cell>
              <table:table-cell office:value-type="float" office:value="-159">
                <text:p>-159</text:p>
              </table:table-cell>
              <table:table-cell office:value-type="float" office:value="-34">
                <text:p>-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284.5">
                <text:p>-284.5</text:p>
              </table:table-cell>
              <table:table-cell office:value-type="float" office:value="-159.5">
                <text:p>-159.5</text:p>
              </table:table-cell>
              <table:table-cell office:value-type="float" office:value="-34.5">
                <text:p>-34.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285">
                <text:p>-285</text:p>
              </table:table-cell>
              <table:table-cell office:value-type="float" office:value="-160">
                <text:p>-160</text:p>
              </table:table-cell>
              <table:table-cell office:value-type="float" office:value="-35">
                <text:p>-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285.5">
                <text:p>-285.5</text:p>
              </table:table-cell>
              <table:table-cell office:value-type="float" office:value="-160.5">
                <text:p>-160.5</text:p>
              </table:table-cell>
              <table:table-cell office:value-type="float" office:value="-35.5">
                <text:p>-35.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86">
                <text:p>-286</text:p>
              </table:table-cell>
              <table:table-cell office:value-type="float" office:value="-161">
                <text:p>-161</text:p>
              </table:table-cell>
              <table:table-cell office:value-type="float" office:value="-36">
                <text:p>-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86.5">
                <text:p>-286.5</text:p>
              </table:table-cell>
              <table:table-cell office:value-type="float" office:value="-161.5">
                <text:p>-161.5</text:p>
              </table:table-cell>
              <table:table-cell office:value-type="float" office:value="-36.5">
                <text:p>-36.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287">
                <text:p>-287</text:p>
              </table:table-cell>
              <table:table-cell office:value-type="float" office:value="-162">
                <text:p>-162</text:p>
              </table:table-cell>
              <table:table-cell office:value-type="float" office:value="-37">
                <text:p>-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287.5">
                <text:p>-287.5</text:p>
              </table:table-cell>
              <table:table-cell office:value-type="float" office:value="-162.5">
                <text:p>-162.5</text:p>
              </table:table-cell>
              <table:table-cell office:value-type="float" office:value="-37.5">
                <text:p>-37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288">
                <text:p>-288</text:p>
              </table:table-cell>
              <table:table-cell office:value-type="float" office:value="-163">
                <text:p>-163</text:p>
              </table:table-cell>
              <table:table-cell office:value-type="float" office:value="-38">
                <text:p>-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288.5">
                <text:p>-288.5</text:p>
              </table:table-cell>
              <table:table-cell office:value-type="float" office:value="-163.5">
                <text:p>-163.5</text:p>
              </table:table-cell>
              <table:table-cell office:value-type="float" office:value="-38.5">
                <text:p>-38.5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289">
                <text:p>-289</text:p>
              </table:table-cell>
              <table:table-cell office:value-type="float" office:value="-164">
                <text:p>-164</text:p>
              </table:table-cell>
              <table:table-cell office:value-type="float" office:value="-39">
                <text:p>-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289.5">
                <text:p>-289.5</text:p>
              </table:table-cell>
              <table:table-cell office:value-type="float" office:value="-164.5">
                <text:p>-164.5</text:p>
              </table:table-cell>
              <table:table-cell office:value-type="float" office:value="-39.5">
                <text:p>-39.5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290">
                <text:p>-290</text:p>
              </table:table-cell>
              <table:table-cell office:value-type="float" office:value="-165">
                <text:p>-165</text:p>
              </table:table-cell>
              <table:table-cell office:value-type="float" office:value="-40">
                <text:p>-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290.5">
                <text:p>-290.5</text:p>
              </table:table-cell>
              <table:table-cell office:value-type="float" office:value="-165.5">
                <text:p>-165.5</text:p>
              </table:table-cell>
              <table:table-cell office:value-type="float" office:value="-40.5">
                <text:p>-40.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91">
                <text:p>-291</text:p>
              </table:table-cell>
              <table:table-cell office:value-type="float" office:value="-166">
                <text:p>-166</text:p>
              </table:table-cell>
              <table:table-cell office:value-type="float" office:value="-41">
                <text:p>-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91.5">
                <text:p>-291.5</text:p>
              </table:table-cell>
              <table:table-cell office:value-type="float" office:value="-166.5">
                <text:p>-166.5</text:p>
              </table:table-cell>
              <table:table-cell office:value-type="float" office:value="-41.5">
                <text:p>-41.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92">
                <text:p>-292</text:p>
              </table:table-cell>
              <table:table-cell office:value-type="float" office:value="-167">
                <text:p>-167</text:p>
              </table:table-cell>
              <table:table-cell office:value-type="float" office:value="-42">
                <text:p>-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92.5">
                <text:p>-292.5</text:p>
              </table:table-cell>
              <table:table-cell office:value-type="float" office:value="-167.5">
                <text:p>-167.5</text:p>
              </table:table-cell>
              <table:table-cell office:value-type="float" office:value="-42.5">
                <text:p>-42.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93">
                <text:p>-293</text:p>
              </table:table-cell>
              <table:table-cell office:value-type="float" office:value="-168">
                <text:p>-168</text:p>
              </table:table-cell>
              <table:table-cell office:value-type="float" office:value="-43">
                <text:p>-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293.5">
                <text:p>-293.5</text:p>
              </table:table-cell>
              <table:table-cell office:value-type="float" office:value="-168.5">
                <text:p>-168.5</text:p>
              </table:table-cell>
              <table:table-cell office:value-type="float" office:value="-43.5">
                <text:p>-43.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294">
                <text:p>-294</text:p>
              </table:table-cell>
              <table:table-cell office:value-type="float" office:value="-169">
                <text:p>-169</text:p>
              </table:table-cell>
              <table:table-cell office:value-type="float" office:value="-44">
                <text:p>-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294.5">
                <text:p>-294.5</text:p>
              </table:table-cell>
              <table:table-cell office:value-type="float" office:value="-169.5">
                <text:p>-169.5</text:p>
              </table:table-cell>
              <table:table-cell office:value-type="float" office:value="-44.5">
                <text:p>-44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295">
                <text:p>-295</text:p>
              </table:table-cell>
              <table:table-cell office:value-type="float" office:value="-170">
                <text:p>-170</text:p>
              </table:table-cell>
              <table:table-cell office:value-type="float" office:value="-45">
                <text:p>-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295.5">
                <text:p>-295.5</text:p>
              </table:table-cell>
              <table:table-cell office:value-type="float" office:value="-170.5">
                <text:p>-170.5</text:p>
              </table:table-cell>
              <table:table-cell office:value-type="float" office:value="-45.5">
                <text:p>-45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296">
                <text:p>-296</text:p>
              </table:table-cell>
              <table:table-cell office:value-type="float" office:value="-171">
                <text:p>-171</text:p>
              </table:table-cell>
              <table:table-cell office:value-type="float" office:value="-46">
                <text:p>-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296.5">
                <text:p>-296.5</text:p>
              </table:table-cell>
              <table:table-cell office:value-type="float" office:value="-171.5">
                <text:p>-171.5</text:p>
              </table:table-cell>
              <table:table-cell office:value-type="float" office:value="-46.5">
                <text:p>-46.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297">
                <text:p>-297</text:p>
              </table:table-cell>
              <table:table-cell office:value-type="float" office:value="-172">
                <text:p>-172</text:p>
              </table:table-cell>
              <table:table-cell office:value-type="float" office:value="-47">
                <text:p>-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297.5">
                <text:p>-297.5</text:p>
              </table:table-cell>
              <table:table-cell office:value-type="float" office:value="-172.5">
                <text:p>-172.5</text:p>
              </table:table-cell>
              <table:table-cell office:value-type="float" office:value="-47.5">
                <text:p>-47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298">
                <text:p>-298</text:p>
              </table:table-cell>
              <table:table-cell office:value-type="float" office:value="-173">
                <text:p>-173</text:p>
              </table:table-cell>
              <table:table-cell office:value-type="float" office:value="-48">
                <text:p>-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298.5">
                <text:p>-298.5</text:p>
              </table:table-cell>
              <table:table-cell office:value-type="float" office:value="-173.5">
                <text:p>-173.5</text:p>
              </table:table-cell>
              <table:table-cell office:value-type="float" office:value="-48.5">
                <text:p>-48.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299">
                <text:p>-299</text:p>
              </table:table-cell>
              <table:table-cell office:value-type="float" office:value="-174">
                <text:p>-174</text:p>
              </table:table-cell>
              <table:table-cell office:value-type="float" office:value="-49">
                <text:p>-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299.5">
                <text:p>-299.5</text:p>
              </table:table-cell>
              <table:table-cell office:value-type="float" office:value="-174.5">
                <text:p>-174.5</text:p>
              </table:table-cell>
              <table:table-cell office:value-type="float" office:value="-49.5">
                <text:p>-49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300">
                <text:p>-300</text:p>
              </table:table-cell>
              <table:table-cell office:value-type="float" office:value="-175">
                <text:p>-175</text:p>
              </table:table-cell>
              <table:table-cell office:value-type="float" office:value="-50">
                <text:p>-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300.5">
                <text:p>-300.5</text:p>
              </table:table-cell>
              <table:table-cell office:value-type="float" office:value="-175.5">
                <text:p>-175.5</text:p>
              </table:table-cell>
              <table:table-cell office:value-type="float" office:value="-50.5">
                <text:p>-5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301">
                <text:p>-301</text:p>
              </table:table-cell>
              <table:table-cell office:value-type="float" office:value="-176">
                <text:p>-176</text:p>
              </table:table-cell>
              <table:table-cell office:value-type="float" office:value="-51">
                <text:p>-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301.5">
                <text:p>-301.5</text:p>
              </table:table-cell>
              <table:table-cell office:value-type="float" office:value="-176.5">
                <text:p>-176.5</text:p>
              </table:table-cell>
              <table:table-cell office:value-type="float" office:value="-51.5">
                <text:p>-5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302">
                <text:p>-302</text:p>
              </table:table-cell>
              <table:table-cell office:value-type="float" office:value="-177">
                <text:p>-177</text:p>
              </table:table-cell>
              <table:table-cell office:value-type="float" office:value="-52">
                <text:p>-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302.5">
                <text:p>-302.5</text:p>
              </table:table-cell>
              <table:table-cell office:value-type="float" office:value="-177.5">
                <text:p>-177.5</text:p>
              </table:table-cell>
              <table:table-cell office:value-type="float" office:value="-52.5">
                <text:p>-52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303">
                <text:p>-303</text:p>
              </table:table-cell>
              <table:table-cell office:value-type="float" office:value="-178">
                <text:p>-178</text:p>
              </table:table-cell>
              <table:table-cell office:value-type="float" office:value="-53">
                <text:p>-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303.5">
                <text:p>-303.5</text:p>
              </table:table-cell>
              <table:table-cell office:value-type="float" office:value="-178.5">
                <text:p>-178.5</text:p>
              </table:table-cell>
              <table:table-cell office:value-type="float" office:value="-53.5">
                <text:p>-53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304">
                <text:p>-304</text:p>
              </table:table-cell>
              <table:table-cell office:value-type="float" office:value="-179">
                <text:p>-179</text:p>
              </table:table-cell>
              <table:table-cell office:value-type="float" office:value="-54">
                <text:p>-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304.5">
                <text:p>-304.5</text:p>
              </table:table-cell>
              <table:table-cell office:value-type="float" office:value="-179.5">
                <text:p>-179.5</text:p>
              </table:table-cell>
              <table:table-cell office:value-type="float" office:value="-54.5">
                <text:p>-54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305">
                <text:p>-305</text:p>
              </table:table-cell>
              <table:table-cell office:value-type="float" office:value="-180">
                <text:p>-180</text:p>
              </table:table-cell>
              <table:table-cell office:value-type="float" office:value="-55">
                <text:p>-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305.5">
                <text:p>-305.5</text:p>
              </table:table-cell>
              <table:table-cell office:value-type="float" office:value="-180.5">
                <text:p>-180.5</text:p>
              </table:table-cell>
              <table:table-cell office:value-type="float" office:value="-55.5">
                <text:p>-55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306">
                <text:p>-306</text:p>
              </table:table-cell>
              <table:table-cell office:value-type="float" office:value="-181">
                <text:p>-181</text:p>
              </table:table-cell>
              <table:table-cell office:value-type="float" office:value="-56">
                <text:p>-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306.5">
                <text:p>-306.5</text:p>
              </table:table-cell>
              <table:table-cell office:value-type="float" office:value="-181.5">
                <text:p>-181.5</text:p>
              </table:table-cell>
              <table:table-cell office:value-type="float" office:value="-56.5">
                <text:p>-56.5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307">
                <text:p>-307</text:p>
              </table:table-cell>
              <table:table-cell office:value-type="float" office:value="-182">
                <text:p>-182</text:p>
              </table:table-cell>
              <table:table-cell office:value-type="float" office:value="-57">
                <text:p>-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307.5">
                <text:p>-307.5</text:p>
              </table:table-cell>
              <table:table-cell office:value-type="float" office:value="-182.5">
                <text:p>-182.5</text:p>
              </table:table-cell>
              <table:table-cell office:value-type="float" office:value="-57.5">
                <text:p>-57.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308">
                <text:p>-308</text:p>
              </table:table-cell>
              <table:table-cell office:value-type="float" office:value="-183">
                <text:p>-183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308.5">
                <text:p>-308.5</text:p>
              </table:table-cell>
              <table:table-cell office:value-type="float" office:value="-183.5">
                <text:p>-183.5</text:p>
              </table:table-cell>
              <table:table-cell office:value-type="float" office:value="-58.5">
                <text:p>-58.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309">
                <text:p>-309</text:p>
              </table:table-cell>
              <table:table-cell office:value-type="float" office:value="-184">
                <text:p>-184</text:p>
              </table:table-cell>
              <table:table-cell office:value-type="float" office:value="-59">
                <text:p>-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309.5">
                <text:p>-309.5</text:p>
              </table:table-cell>
              <table:table-cell office:value-type="float" office:value="-184.5">
                <text:p>-184.5</text:p>
              </table:table-cell>
              <table:table-cell office:value-type="float" office:value="-59.5">
                <text:p>-59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310">
                <text:p>-310</text:p>
              </table:table-cell>
              <table:table-cell office:value-type="float" office:value="-185">
                <text:p>-185</text:p>
              </table:table-cell>
              <table:table-cell office:value-type="float" office:value="-60">
                <text:p>-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310.5">
                <text:p>-310.5</text:p>
              </table:table-cell>
              <table:table-cell office:value-type="float" office:value="-185.5">
                <text:p>-185.5</text:p>
              </table:table-cell>
              <table:table-cell office:value-type="float" office:value="-60.5">
                <text:p>-60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311">
                <text:p>-311</text:p>
              </table:table-cell>
              <table:table-cell office:value-type="float" office:value="-186">
                <text:p>-186</text:p>
              </table:table-cell>
              <table:table-cell office:value-type="float" office:value="-61">
                <text:p>-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311.5">
                <text:p>-311.5</text:p>
              </table:table-cell>
              <table:table-cell office:value-type="float" office:value="-186.5">
                <text:p>-186.5</text:p>
              </table:table-cell>
              <table:table-cell office:value-type="float" office:value="-61.5">
                <text:p>-61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312">
                <text:p>-312</text:p>
              </table:table-cell>
              <table:table-cell office:value-type="float" office:value="-187">
                <text:p>-187</text:p>
              </table:table-cell>
              <table:table-cell office:value-type="float" office:value="-62">
                <text:p>-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312.5">
                <text:p>-312.5</text:p>
              </table:table-cell>
              <table:table-cell office:value-type="float" office:value="-187.5">
                <text:p>-187.5</text:p>
              </table:table-cell>
              <table:table-cell office:value-type="float" office:value="-62.5">
                <text:p>-6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313">
                <text:p>-313</text:p>
              </table:table-cell>
              <table:table-cell office:value-type="float" office:value="-188">
                <text:p>-188</text:p>
              </table:table-cell>
              <table:table-cell office:value-type="float" office:value="-63">
                <text:p>-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313.5">
                <text:p>-313.5</text:p>
              </table:table-cell>
              <table:table-cell office:value-type="float" office:value="-188.5">
                <text:p>-188.5</text:p>
              </table:table-cell>
              <table:table-cell office:value-type="float" office:value="-63.5">
                <text:p>-63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314">
                <text:p>-314</text:p>
              </table:table-cell>
              <table:table-cell office:value-type="float" office:value="-189">
                <text:p>-189</text:p>
              </table:table-cell>
              <table:table-cell office:value-type="float" office:value="-64">
                <text:p>-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314.5">
                <text:p>-314.5</text:p>
              </table:table-cell>
              <table:table-cell office:value-type="float" office:value="-189.5">
                <text:p>-189.5</text:p>
              </table:table-cell>
              <table:table-cell office:value-type="float" office:value="-64.5">
                <text:p>-64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315">
                <text:p>-315</text:p>
              </table:table-cell>
              <table:table-cell office:value-type="float" office:value="-190">
                <text:p>-190</text:p>
              </table:table-cell>
              <table:table-cell office:value-type="float" office:value="-65">
                <text:p>-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315.5">
                <text:p>-315.5</text:p>
              </table:table-cell>
              <table:table-cell office:value-type="float" office:value="-190.5">
                <text:p>-190.5</text:p>
              </table:table-cell>
              <table:table-cell office:value-type="float" office:value="-65.5">
                <text:p>-65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316">
                <text:p>-316</text:p>
              </table:table-cell>
              <table:table-cell office:value-type="float" office:value="-191">
                <text:p>-191</text:p>
              </table:table-cell>
              <table:table-cell office:value-type="float" office:value="-66">
                <text:p>-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316.5">
                <text:p>-316.5</text:p>
              </table:table-cell>
              <table:table-cell office:value-type="float" office:value="-191.5">
                <text:p>-191.5</text:p>
              </table:table-cell>
              <table:table-cell office:value-type="float" office:value="-66.5">
                <text:p>-66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317">
                <text:p>-317</text:p>
              </table:table-cell>
              <table:table-cell office:value-type="float" office:value="-192">
                <text:p>-192</text:p>
              </table:table-cell>
              <table:table-cell office:value-type="float" office:value="-67">
                <text:p>-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317.5">
                <text:p>-317.5</text:p>
              </table:table-cell>
              <table:table-cell office:value-type="float" office:value="-192.5">
                <text:p>-192.5</text:p>
              </table:table-cell>
              <table:table-cell office:value-type="float" office:value="-67.5">
                <text:p>-6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318">
                <text:p>-318</text:p>
              </table:table-cell>
              <table:table-cell office:value-type="float" office:value="-193">
                <text:p>-193</text:p>
              </table:table-cell>
              <table:table-cell office:value-type="float" office:value="-68">
                <text:p>-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318.5">
                <text:p>-318.5</text:p>
              </table:table-cell>
              <table:table-cell office:value-type="float" office:value="-193.5">
                <text:p>-193.5</text:p>
              </table:table-cell>
              <table:table-cell office:value-type="float" office:value="-68.5">
                <text:p>-68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319">
                <text:p>-319</text:p>
              </table:table-cell>
              <table:table-cell office:value-type="float" office:value="-194">
                <text:p>-194</text:p>
              </table:table-cell>
              <table:table-cell office:value-type="float" office:value="-69">
                <text:p>-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319.5">
                <text:p>-319.5</text:p>
              </table:table-cell>
              <table:table-cell office:value-type="float" office:value="-194.5">
                <text:p>-194.5</text:p>
              </table:table-cell>
              <table:table-cell office:value-type="float" office:value="-69.5">
                <text:p>-69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320">
                <text:p>-320</text:p>
              </table:table-cell>
              <table:table-cell office:value-type="float" office:value="-195">
                <text:p>-195</text:p>
              </table:table-cell>
              <table:table-cell office:value-type="float" office:value="-70">
                <text:p>-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320.5">
                <text:p>-320.5</text:p>
              </table:table-cell>
              <table:table-cell office:value-type="float" office:value="-195.5">
                <text:p>-195.5</text:p>
              </table:table-cell>
              <table:table-cell office:value-type="float" office:value="-70.5">
                <text:p>-70.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321">
                <text:p>-321</text:p>
              </table:table-cell>
              <table:table-cell office:value-type="float" office:value="-196">
                <text:p>-196</text:p>
              </table:table-cell>
              <table:table-cell office:value-type="float" office:value="-71">
                <text:p>-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321.5">
                <text:p>-321.5</text:p>
              </table:table-cell>
              <table:table-cell office:value-type="float" office:value="-196.5">
                <text:p>-196.5</text:p>
              </table:table-cell>
              <table:table-cell office:value-type="float" office:value="-71.5">
                <text:p>-71.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322">
                <text:p>-322</text:p>
              </table:table-cell>
              <table:table-cell office:value-type="float" office:value="-197">
                <text:p>-197</text:p>
              </table:table-cell>
              <table:table-cell office:value-type="float" office:value="-72">
                <text:p>-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322.5">
                <text:p>-322.5</text:p>
              </table:table-cell>
              <table:table-cell office:value-type="float" office:value="-197.5">
                <text:p>-197.5</text:p>
              </table:table-cell>
              <table:table-cell office:value-type="float" office:value="-72.5">
                <text:p>-72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323">
                <text:p>-323</text:p>
              </table:table-cell>
              <table:table-cell office:value-type="float" office:value="-198">
                <text:p>-198</text:p>
              </table:table-cell>
              <table:table-cell office:value-type="float" office:value="-73">
                <text:p>-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323.5">
                <text:p>-323.5</text:p>
              </table:table-cell>
              <table:table-cell office:value-type="float" office:value="-198.5">
                <text:p>-198.5</text:p>
              </table:table-cell>
              <table:table-cell office:value-type="float" office:value="-73.5">
                <text:p>-73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324">
                <text:p>-324</text:p>
              </table:table-cell>
              <table:table-cell office:value-type="float" office:value="-199">
                <text:p>-199</text:p>
              </table:table-cell>
              <table:table-cell office:value-type="float" office:value="-74">
                <text:p>-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324.5">
                <text:p>-324.5</text:p>
              </table:table-cell>
              <table:table-cell office:value-type="float" office:value="-199.5">
                <text:p>-199.5</text:p>
              </table:table-cell>
              <table:table-cell office:value-type="float" office:value="-74.5">
                <text:p>-74.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325">
                <text:p>-325</text:p>
              </table:table-cell>
              <table:table-cell office:value-type="float" office:value="-200">
                <text:p>-200</text:p>
              </table:table-cell>
              <table:table-cell office:value-type="float" office:value="-75">
                <text:p>-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325.5">
                <text:p>-325.5</text:p>
              </table:table-cell>
              <table:table-cell office:value-type="float" office:value="-200.5">
                <text:p>-200.5</text:p>
              </table:table-cell>
              <table:table-cell office:value-type="float" office:value="-75.5">
                <text:p>-75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326">
                <text:p>-326</text:p>
              </table:table-cell>
              <table:table-cell office:value-type="float" office:value="-201">
                <text:p>-201</text:p>
              </table:table-cell>
              <table:table-cell office:value-type="float" office:value="-76">
                <text:p>-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326.5">
                <text:p>-326.5</text:p>
              </table:table-cell>
              <table:table-cell office:value-type="float" office:value="-201.5">
                <text:p>-201.5</text:p>
              </table:table-cell>
              <table:table-cell office:value-type="float" office:value="-76.5">
                <text:p>-76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327">
                <text:p>-327</text:p>
              </table:table-cell>
              <table:table-cell office:value-type="float" office:value="-202">
                <text:p>-202</text:p>
              </table:table-cell>
              <table:table-cell office:value-type="float" office:value="-77">
                <text:p>-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327.5">
                <text:p>-327.5</text:p>
              </table:table-cell>
              <table:table-cell office:value-type="float" office:value="-202.5">
                <text:p>-202.5</text:p>
              </table:table-cell>
              <table:table-cell office:value-type="float" office:value="-77.5">
                <text:p>-77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328">
                <text:p>-328</text:p>
              </table:table-cell>
              <table:table-cell office:value-type="float" office:value="-203">
                <text:p>-203</text:p>
              </table:table-cell>
              <table:table-cell office:value-type="float" office:value="-78">
                <text:p>-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328.5">
                <text:p>-328.5</text:p>
              </table:table-cell>
              <table:table-cell office:value-type="float" office:value="-203.5">
                <text:p>-203.5</text:p>
              </table:table-cell>
              <table:table-cell office:value-type="float" office:value="-78.5">
                <text:p>-78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329">
                <text:p>-329</text:p>
              </table:table-cell>
              <table:table-cell office:value-type="float" office:value="-204">
                <text:p>-204</text:p>
              </table:table-cell>
              <table:table-cell office:value-type="float" office:value="-79">
                <text:p>-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329.5">
                <text:p>-329.5</text:p>
              </table:table-cell>
              <table:table-cell office:value-type="float" office:value="-204.5">
                <text:p>-204.5</text:p>
              </table:table-cell>
              <table:table-cell office:value-type="float" office:value="-79.5">
                <text:p>-79.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330">
                <text:p>-330</text:p>
              </table:table-cell>
              <table:table-cell office:value-type="float" office:value="-205">
                <text:p>-205</text:p>
              </table:table-cell>
              <table:table-cell office:value-type="float" office:value="-80">
                <text:p>-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330.5">
                <text:p>-330.5</text:p>
              </table:table-cell>
              <table:table-cell office:value-type="float" office:value="-205.5">
                <text:p>-205.5</text:p>
              </table:table-cell>
              <table:table-cell office:value-type="float" office:value="-80.5">
                <text:p>-80.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331">
                <text:p>-331</text:p>
              </table:table-cell>
              <table:table-cell office:value-type="float" office:value="-206">
                <text:p>-206</text:p>
              </table:table-cell>
              <table:table-cell office:value-type="float" office:value="-81">
                <text:p>-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331.5">
                <text:p>-331.5</text:p>
              </table:table-cell>
              <table:table-cell office:value-type="float" office:value="-206.5">
                <text:p>-206.5</text:p>
              </table:table-cell>
              <table:table-cell office:value-type="float" office:value="-81.5">
                <text:p>-81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332">
                <text:p>-332</text:p>
              </table:table-cell>
              <table:table-cell office:value-type="float" office:value="-207">
                <text:p>-207</text:p>
              </table:table-cell>
              <table:table-cell office:value-type="float" office:value="-82">
                <text:p>-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332.5">
                <text:p>-332.5</text:p>
              </table:table-cell>
              <table:table-cell office:value-type="float" office:value="-207.5">
                <text:p>-207.5</text:p>
              </table:table-cell>
              <table:table-cell office:value-type="float" office:value="-82.5">
                <text:p>-82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333">
                <text:p>-333</text:p>
              </table:table-cell>
              <table:table-cell office:value-type="float" office:value="-208">
                <text:p>-208</text:p>
              </table:table-cell>
              <table:table-cell office:value-type="float" office:value="-83">
                <text:p>-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333.5">
                <text:p>-333.5</text:p>
              </table:table-cell>
              <table:table-cell office:value-type="float" office:value="-208.5">
                <text:p>-208.5</text:p>
              </table:table-cell>
              <table:table-cell office:value-type="float" office:value="-83.5">
                <text:p>-8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334">
                <text:p>-334</text:p>
              </table:table-cell>
              <table:table-cell office:value-type="float" office:value="-209">
                <text:p>-209</text:p>
              </table:table-cell>
              <table:table-cell office:value-type="float" office:value="-84">
                <text:p>-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334.5">
                <text:p>-334.5</text:p>
              </table:table-cell>
              <table:table-cell office:value-type="float" office:value="-209.5">
                <text:p>-209.5</text:p>
              </table:table-cell>
              <table:table-cell office:value-type="float" office:value="-84.5">
                <text:p>-84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335">
                <text:p>-335</text:p>
              </table:table-cell>
              <table:table-cell office:value-type="float" office:value="-210">
                <text:p>-210</text:p>
              </table:table-cell>
              <table:table-cell office:value-type="float" office:value="-85">
                <text:p>-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335.5">
                <text:p>-335.5</text:p>
              </table:table-cell>
              <table:table-cell office:value-type="float" office:value="-210.5">
                <text:p>-210.5</text:p>
              </table:table-cell>
              <table:table-cell office:value-type="float" office:value="-85.5">
                <text:p>-85.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336">
                <text:p>-336</text:p>
              </table:table-cell>
              <table:table-cell office:value-type="float" office:value="-211">
                <text:p>-211</text:p>
              </table:table-cell>
              <table:table-cell office:value-type="float" office:value="-86">
                <text:p>-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336.5">
                <text:p>-336.5</text:p>
              </table:table-cell>
              <table:table-cell office:value-type="float" office:value="-211.5">
                <text:p>-211.5</text:p>
              </table:table-cell>
              <table:table-cell office:value-type="float" office:value="-86.5">
                <text:p>-86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337">
                <text:p>-337</text:p>
              </table:table-cell>
              <table:table-cell office:value-type="float" office:value="-212">
                <text:p>-212</text:p>
              </table:table-cell>
              <table:table-cell office:value-type="float" office:value="-87">
                <text:p>-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337.5">
                <text:p>-337.5</text:p>
              </table:table-cell>
              <table:table-cell office:value-type="float" office:value="-212.5">
                <text:p>-212.5</text:p>
              </table:table-cell>
              <table:table-cell office:value-type="float" office:value="-87.5">
                <text:p>-87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338">
                <text:p>-338</text:p>
              </table:table-cell>
              <table:table-cell office:value-type="float" office:value="-213">
                <text:p>-213</text:p>
              </table:table-cell>
              <table:table-cell office:value-type="float" office:value="-88">
                <text:p>-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338.5">
                <text:p>-338.5</text:p>
              </table:table-cell>
              <table:table-cell office:value-type="float" office:value="-213.5">
                <text:p>-213.5</text:p>
              </table:table-cell>
              <table:table-cell office:value-type="float" office:value="-88.5">
                <text:p>-88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339">
                <text:p>-339</text:p>
              </table:table-cell>
              <table:table-cell office:value-type="float" office:value="-214">
                <text:p>-214</text:p>
              </table:table-cell>
              <table:table-cell office:value-type="float" office:value="-89">
                <text:p>-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339.5">
                <text:p>-339.5</text:p>
              </table:table-cell>
              <table:table-cell office:value-type="float" office:value="-214.5">
                <text:p>-214.5</text:p>
              </table:table-cell>
              <table:table-cell office:value-type="float" office:value="-89.5">
                <text:p>-89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340">
                <text:p>-340</text:p>
              </table:table-cell>
              <table:table-cell office:value-type="float" office:value="-215">
                <text:p>-215</text:p>
              </table:table-cell>
              <table:table-cell office:value-type="float" office:value="-90">
                <text:p>-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340.5">
                <text:p>-340.5</text:p>
              </table:table-cell>
              <table:table-cell office:value-type="float" office:value="-215.5">
                <text:p>-215.5</text:p>
              </table:table-cell>
              <table:table-cell office:value-type="float" office:value="-90.5">
                <text:p>-90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341">
                <text:p>-341</text:p>
              </table:table-cell>
              <table:table-cell office:value-type="float" office:value="-216">
                <text:p>-216</text:p>
              </table:table-cell>
              <table:table-cell office:value-type="float" office:value="-91">
                <text:p>-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41.5">
                <text:p>-341.5</text:p>
              </table:table-cell>
              <table:table-cell office:value-type="float" office:value="-216.5">
                <text:p>-216.5</text:p>
              </table:table-cell>
              <table:table-cell office:value-type="float" office:value="-91.5">
                <text:p>-9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42">
                <text:p>-342</text:p>
              </table:table-cell>
              <table:table-cell office:value-type="float" office:value="-217">
                <text:p>-217</text:p>
              </table:table-cell>
              <table:table-cell office:value-type="float" office:value="-92">
                <text:p>-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42.5">
                <text:p>-342.5</text:p>
              </table:table-cell>
              <table:table-cell office:value-type="float" office:value="-217.5">
                <text:p>-217.5</text:p>
              </table:table-cell>
              <table:table-cell office:value-type="float" office:value="-92.5">
                <text:p>-92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43">
                <text:p>-343</text:p>
              </table:table-cell>
              <table:table-cell office:value-type="float" office:value="-218">
                <text:p>-218</text:p>
              </table:table-cell>
              <table:table-cell office:value-type="float" office:value="-93">
                <text:p>-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43.5">
                <text:p>-343.5</text:p>
              </table:table-cell>
              <table:table-cell office:value-type="float" office:value="-218.5">
                <text:p>-218.5</text:p>
              </table:table-cell>
              <table:table-cell office:value-type="float" office:value="-93.5">
                <text:p>-93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44">
                <text:p>-344</text:p>
              </table:table-cell>
              <table:table-cell office:value-type="float" office:value="-219">
                <text:p>-219</text:p>
              </table:table-cell>
              <table:table-cell office:value-type="float" office:value="-94">
                <text:p>-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344.5">
                <text:p>-344.5</text:p>
              </table:table-cell>
              <table:table-cell office:value-type="float" office:value="-219.5">
                <text:p>-219.5</text:p>
              </table:table-cell>
              <table:table-cell office:value-type="float" office:value="-94.5">
                <text:p>-94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345">
                <text:p>-345</text:p>
              </table:table-cell>
              <table:table-cell office:value-type="float" office:value="-220">
                <text:p>-220</text:p>
              </table:table-cell>
              <table:table-cell office:value-type="float" office:value="-95">
                <text:p>-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345.5">
                <text:p>-345.5</text:p>
              </table:table-cell>
              <table:table-cell office:value-type="float" office:value="-220.5">
                <text:p>-220.5</text:p>
              </table:table-cell>
              <table:table-cell office:value-type="float" office:value="-95.5">
                <text:p>-95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346">
                <text:p>-346</text:p>
              </table:table-cell>
              <table:table-cell office:value-type="float" office:value="-221">
                <text:p>-221</text:p>
              </table:table-cell>
              <table:table-cell office:value-type="float" office:value="-96">
                <text:p>-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346.5">
                <text:p>-346.5</text:p>
              </table:table-cell>
              <table:table-cell office:value-type="float" office:value="-221.5">
                <text:p>-221.5</text:p>
              </table:table-cell>
              <table:table-cell office:value-type="float" office:value="-96.5">
                <text:p>-96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347">
                <text:p>-347</text:p>
              </table:table-cell>
              <table:table-cell office:value-type="float" office:value="-222">
                <text:p>-222</text:p>
              </table:table-cell>
              <table:table-cell office:value-type="float" office:value="-97">
                <text:p>-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347.5">
                <text:p>-347.5</text:p>
              </table:table-cell>
              <table:table-cell office:value-type="float" office:value="-222.5">
                <text:p>-222.5</text:p>
              </table:table-cell>
              <table:table-cell office:value-type="float" office:value="-97.5">
                <text:p>-97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348">
                <text:p>-348</text:p>
              </table:table-cell>
              <table:table-cell office:value-type="float" office:value="-223">
                <text:p>-223</text:p>
              </table:table-cell>
              <table:table-cell office:value-type="float" office:value="-98">
                <text:p>-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348.5">
                <text:p>-348.5</text:p>
              </table:table-cell>
              <table:table-cell office:value-type="float" office:value="-223.5">
                <text:p>-223.5</text:p>
              </table:table-cell>
              <table:table-cell office:value-type="float" office:value="-98.5">
                <text:p>-98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349">
                <text:p>-349</text:p>
              </table:table-cell>
              <table:table-cell office:value-type="float" office:value="-224">
                <text:p>-224</text:p>
              </table:table-cell>
              <table:table-cell office:value-type="float" office:value="-99">
                <text:p>-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349.5">
                <text:p>-349.5</text:p>
              </table:table-cell>
              <table:table-cell office:value-type="float" office:value="-224.5">
                <text:p>-224.5</text:p>
              </table:table-cell>
              <table:table-cell office:value-type="float" office:value="-99.5">
                <text:p>-99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350">
                <text:p>-350</text:p>
              </table:table-cell>
              <table:table-cell office:value-type="float" office:value="-225">
                <text:p>-225</text:p>
              </table:table-cell>
              <table:table-cell office:value-type="float" office:value="-100">
                <text:p>-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350.5">
                <text:p>-350.5</text:p>
              </table:table-cell>
              <table:table-cell office:value-type="float" office:value="-225.5">
                <text:p>-225.5</text:p>
              </table:table-cell>
              <table:table-cell office:value-type="float" office:value="-100.5">
                <text:p>-100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351">
                <text:p>-351</text:p>
              </table:table-cell>
              <table:table-cell office:value-type="float" office:value="-226">
                <text:p>-226</text:p>
              </table:table-cell>
              <table:table-cell office:value-type="float" office:value="-101">
                <text:p>-1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351.5">
                <text:p>-351.5</text:p>
              </table:table-cell>
              <table:table-cell office:value-type="float" office:value="-226.5">
                <text:p>-226.5</text:p>
              </table:table-cell>
              <table:table-cell office:value-type="float" office:value="-101.5">
                <text:p>-101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352">
                <text:p>-352</text:p>
              </table:table-cell>
              <table:table-cell office:value-type="float" office:value="-227">
                <text:p>-227</text:p>
              </table:table-cell>
              <table:table-cell office:value-type="float" office:value="-102">
                <text:p>-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352.5">
                <text:p>-352.5</text:p>
              </table:table-cell>
              <table:table-cell office:value-type="float" office:value="-227.5">
                <text:p>-227.5</text:p>
              </table:table-cell>
              <table:table-cell office:value-type="float" office:value="-102.5">
                <text:p>-102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353">
                <text:p>-353</text:p>
              </table:table-cell>
              <table:table-cell office:value-type="float" office:value="-228">
                <text:p>-228</text:p>
              </table:table-cell>
              <table:table-cell office:value-type="float" office:value="-103">
                <text:p>-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353.5">
                <text:p>-353.5</text:p>
              </table:table-cell>
              <table:table-cell office:value-type="float" office:value="-228.5">
                <text:p>-228.5</text:p>
              </table:table-cell>
              <table:table-cell office:value-type="float" office:value="-103.5">
                <text:p>-103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354">
                <text:p>-354</text:p>
              </table:table-cell>
              <table:table-cell office:value-type="float" office:value="-229">
                <text:p>-229</text:p>
              </table:table-cell>
              <table:table-cell office:value-type="float" office:value="-104">
                <text:p>-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354.5">
                <text:p>-354.5</text:p>
              </table:table-cell>
              <table:table-cell office:value-type="float" office:value="-229.5">
                <text:p>-229.5</text:p>
              </table:table-cell>
              <table:table-cell office:value-type="float" office:value="-104.5">
                <text:p>-104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355">
                <text:p>-355</text:p>
              </table:table-cell>
              <table:table-cell office:value-type="float" office:value="-230">
                <text:p>-230</text:p>
              </table:table-cell>
              <table:table-cell office:value-type="float" office:value="-105">
                <text:p>-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355.5">
                <text:p>-355.5</text:p>
              </table:table-cell>
              <table:table-cell office:value-type="float" office:value="-230.5">
                <text:p>-230.5</text:p>
              </table:table-cell>
              <table:table-cell office:value-type="float" office:value="-105.5">
                <text:p>-105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356">
                <text:p>-356</text:p>
              </table:table-cell>
              <table:table-cell office:value-type="float" office:value="-231">
                <text:p>-231</text:p>
              </table:table-cell>
              <table:table-cell office:value-type="float" office:value="-106">
                <text:p>-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356.5">
                <text:p>-356.5</text:p>
              </table:table-cell>
              <table:table-cell office:value-type="float" office:value="-231.5">
                <text:p>-231.5</text:p>
              </table:table-cell>
              <table:table-cell office:value-type="float" office:value="-106.5">
                <text:p>-106.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357">
                <text:p>-357</text:p>
              </table:table-cell>
              <table:table-cell office:value-type="float" office:value="-232">
                <text:p>-232</text:p>
              </table:table-cell>
              <table:table-cell office:value-type="float" office:value="-107">
                <text:p>-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357.5">
                <text:p>-357.5</text:p>
              </table:table-cell>
              <table:table-cell office:value-type="float" office:value="-232.5">
                <text:p>-232.5</text:p>
              </table:table-cell>
              <table:table-cell office:value-type="float" office:value="-107.5">
                <text:p>-10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358">
                <text:p>-358</text:p>
              </table:table-cell>
              <table:table-cell office:value-type="float" office:value="-233">
                <text:p>-233</text:p>
              </table:table-cell>
              <table:table-cell office:value-type="float" office:value="-108">
                <text:p>-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358.5">
                <text:p>-358.5</text:p>
              </table:table-cell>
              <table:table-cell office:value-type="float" office:value="-233.5">
                <text:p>-233.5</text:p>
              </table:table-cell>
              <table:table-cell office:value-type="float" office:value="-108.5">
                <text:p>-108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359">
                <text:p>-359</text:p>
              </table:table-cell>
              <table:table-cell office:value-type="float" office:value="-234">
                <text:p>-234</text:p>
              </table:table-cell>
              <table:table-cell office:value-type="float" office:value="-109">
                <text:p>-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359.5">
                <text:p>-359.5</text:p>
              </table:table-cell>
              <table:table-cell office:value-type="float" office:value="-234.5">
                <text:p>-234.5</text:p>
              </table:table-cell>
              <table:table-cell office:value-type="float" office:value="-109.5">
                <text:p>-109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360">
                <text:p>-360</text:p>
              </table:table-cell>
              <table:table-cell office:value-type="float" office:value="-235">
                <text:p>-235</text:p>
              </table:table-cell>
              <table:table-cell office:value-type="float" office:value="-110">
                <text:p>-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360.5">
                <text:p>-360.5</text:p>
              </table:table-cell>
              <table:table-cell office:value-type="float" office:value="-235.5">
                <text:p>-235.5</text:p>
              </table:table-cell>
              <table:table-cell office:value-type="float" office:value="-110.5">
                <text:p>-110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361">
                <text:p>-361</text:p>
              </table:table-cell>
              <table:table-cell office:value-type="float" office:value="-236">
                <text:p>-236</text:p>
              </table:table-cell>
              <table:table-cell office:value-type="float" office:value="-111">
                <text:p>-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361.5">
                <text:p>-361.5</text:p>
              </table:table-cell>
              <table:table-cell office:value-type="float" office:value="-236.5">
                <text:p>-236.5</text:p>
              </table:table-cell>
              <table:table-cell office:value-type="float" office:value="-111.5">
                <text:p>-111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362">
                <text:p>-362</text:p>
              </table:table-cell>
              <table:table-cell office:value-type="float" office:value="-237">
                <text:p>-237</text:p>
              </table:table-cell>
              <table:table-cell office:value-type="float" office:value="-112">
                <text:p>-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362.5">
                <text:p>-362.5</text:p>
              </table:table-cell>
              <table:table-cell office:value-type="float" office:value="-237.5">
                <text:p>-237.5</text:p>
              </table:table-cell>
              <table:table-cell office:value-type="float" office:value="-112.5">
                <text:p>-1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363">
                <text:p>-363</text:p>
              </table:table-cell>
              <table:table-cell office:value-type="float" office:value="-238">
                <text:p>-238</text:p>
              </table:table-cell>
              <table:table-cell office:value-type="float" office:value="-113">
                <text:p>-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363.5">
                <text:p>-363.5</text:p>
              </table:table-cell>
              <table:table-cell office:value-type="float" office:value="-238.5">
                <text:p>-238.5</text:p>
              </table:table-cell>
              <table:table-cell office:value-type="float" office:value="-113.5">
                <text:p>-113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364">
                <text:p>-364</text:p>
              </table:table-cell>
              <table:table-cell office:value-type="float" office:value="-239">
                <text:p>-239</text:p>
              </table:table-cell>
              <table:table-cell office:value-type="float" office:value="-114">
                <text:p>-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364.5">
                <text:p>-364.5</text:p>
              </table:table-cell>
              <table:table-cell office:value-type="float" office:value="-239.5">
                <text:p>-239.5</text:p>
              </table:table-cell>
              <table:table-cell office:value-type="float" office:value="-114.5">
                <text:p>-114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365">
                <text:p>-365</text:p>
              </table:table-cell>
              <table:table-cell office:value-type="float" office:value="-240">
                <text:p>-240</text:p>
              </table:table-cell>
              <table:table-cell office:value-type="float" office:value="-115">
                <text:p>-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365.5">
                <text:p>-365.5</text:p>
              </table:table-cell>
              <table:table-cell office:value-type="float" office:value="-240.5">
                <text:p>-240.5</text:p>
              </table:table-cell>
              <table:table-cell office:value-type="float" office:value="-115.5">
                <text:p>-115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366">
                <text:p>-366</text:p>
              </table:table-cell>
              <table:table-cell office:value-type="float" office:value="-241">
                <text:p>-241</text:p>
              </table:table-cell>
              <table:table-cell office:value-type="float" office:value="-116">
                <text:p>-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366.5">
                <text:p>-366.5</text:p>
              </table:table-cell>
              <table:table-cell office:value-type="float" office:value="-241.5">
                <text:p>-241.5</text:p>
              </table:table-cell>
              <table:table-cell office:value-type="float" office:value="-116.5">
                <text:p>-116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367">
                <text:p>-367</text:p>
              </table:table-cell>
              <table:table-cell office:value-type="float" office:value="-242">
                <text:p>-242</text:p>
              </table:table-cell>
              <table:table-cell office:value-type="float" office:value="-117">
                <text:p>-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367.5">
                <text:p>-367.5</text:p>
              </table:table-cell>
              <table:table-cell office:value-type="float" office:value="-242.5">
                <text:p>-242.5</text:p>
              </table:table-cell>
              <table:table-cell office:value-type="float" office:value="-117.5">
                <text:p>-11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368">
                <text:p>-368</text:p>
              </table:table-cell>
              <table:table-cell office:value-type="float" office:value="-243">
                <text:p>-243</text:p>
              </table:table-cell>
              <table:table-cell office:value-type="float" office:value="-118">
                <text:p>-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368.5">
                <text:p>-368.5</text:p>
              </table:table-cell>
              <table:table-cell office:value-type="float" office:value="-243.5">
                <text:p>-243.5</text:p>
              </table:table-cell>
              <table:table-cell office:value-type="float" office:value="-118.5">
                <text:p>-118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369">
                <text:p>-369</text:p>
              </table:table-cell>
              <table:table-cell office:value-type="float" office:value="-244">
                <text:p>-244</text:p>
              </table:table-cell>
              <table:table-cell office:value-type="float" office:value="-119">
                <text:p>-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369.5">
                <text:p>-369.5</text:p>
              </table:table-cell>
              <table:table-cell office:value-type="float" office:value="-244.5">
                <text:p>-244.5</text:p>
              </table:table-cell>
              <table:table-cell office:value-type="float" office:value="-119.5">
                <text:p>-119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370">
                <text:p>-370</text:p>
              </table:table-cell>
              <table:table-cell office:value-type="float" office:value="-245">
                <text:p>-245</text:p>
              </table:table-cell>
              <table:table-cell office:value-type="float" office:value="-120">
                <text:p>-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370.5">
                <text:p>-370.5</text:p>
              </table:table-cell>
              <table:table-cell office:value-type="float" office:value="-245.5">
                <text:p>-245.5</text:p>
              </table:table-cell>
              <table:table-cell office:value-type="float" office:value="-120.5">
                <text:p>-12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371">
                <text:p>-371</text:p>
              </table:table-cell>
              <table:table-cell office:value-type="float" office:value="-246">
                <text:p>-246</text:p>
              </table:table-cell>
              <table:table-cell office:value-type="float" office:value="-121">
                <text:p>-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371.5">
                <text:p>-371.5</text:p>
              </table:table-cell>
              <table:table-cell office:value-type="float" office:value="-246.5">
                <text:p>-246.5</text:p>
              </table:table-cell>
              <table:table-cell office:value-type="float" office:value="-121.5">
                <text:p>-121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372">
                <text:p>-372</text:p>
              </table:table-cell>
              <table:table-cell office:value-type="float" office:value="-247">
                <text:p>-247</text:p>
              </table:table-cell>
              <table:table-cell office:value-type="float" office:value="-122">
                <text:p>-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372.5">
                <text:p>-372.5</text:p>
              </table:table-cell>
              <table:table-cell office:value-type="float" office:value="-247.5">
                <text:p>-247.5</text:p>
              </table:table-cell>
              <table:table-cell office:value-type="float" office:value="-122.5">
                <text:p>-12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373">
                <text:p>-373</text:p>
              </table:table-cell>
              <table:table-cell office:value-type="float" office:value="-248">
                <text:p>-248</text:p>
              </table:table-cell>
              <table:table-cell office:value-type="float" office:value="-123">
                <text:p>-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373.5">
                <text:p>-373.5</text:p>
              </table:table-cell>
              <table:table-cell office:value-type="float" office:value="-248.5">
                <text:p>-248.5</text:p>
              </table:table-cell>
              <table:table-cell office:value-type="float" office:value="-123.5">
                <text:p>-123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374">
                <text:p>-374</text:p>
              </table:table-cell>
              <table:table-cell office:value-type="float" office:value="-249">
                <text:p>-249</text:p>
              </table:table-cell>
              <table:table-cell office:value-type="float" office:value="-124">
                <text:p>-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374.5">
                <text:p>-374.5</text:p>
              </table:table-cell>
              <table:table-cell office:value-type="float" office:value="-249.5">
                <text:p>-249.5</text:p>
              </table:table-cell>
              <table:table-cell office:value-type="float" office:value="-124.5">
                <text:p>-124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375">
                <text:p>-375</text:p>
              </table:table-cell>
              <table:table-cell office:value-type="float" office:value="-250">
                <text:p>-250</text:p>
              </table:table-cell>
              <table:table-cell office:value-type="float" office:value="-125">
                <text:p>-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375.5">
                <text:p>-375.5</text:p>
              </table:table-cell>
              <table:table-cell office:value-type="float" office:value="-250.5">
                <text:p>-250.5</text:p>
              </table:table-cell>
              <table:table-cell office:value-type="float" office:value="-125.5">
                <text:p>-125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376">
                <text:p>-376</text:p>
              </table:table-cell>
              <table:table-cell office:value-type="float" office:value="-251">
                <text:p>-251</text:p>
              </table:table-cell>
              <table:table-cell office:value-type="float" office:value="-126">
                <text:p>-1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376.5">
                <text:p>-376.5</text:p>
              </table:table-cell>
              <table:table-cell office:value-type="float" office:value="-251.5">
                <text:p>-251.5</text:p>
              </table:table-cell>
              <table:table-cell office:value-type="float" office:value="-126.5">
                <text:p>-126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377">
                <text:p>-377</text:p>
              </table:table-cell>
              <table:table-cell office:value-type="float" office:value="-252">
                <text:p>-252</text:p>
              </table:table-cell>
              <table:table-cell office:value-type="float" office:value="-127">
                <text:p>-1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377.5">
                <text:p>-377.5</text:p>
              </table:table-cell>
              <table:table-cell office:value-type="float" office:value="-252.5">
                <text:p>-252.5</text:p>
              </table:table-cell>
              <table:table-cell office:value-type="float" office:value="-127.5">
                <text:p>-127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378">
                <text:p>-378</text:p>
              </table:table-cell>
              <table:table-cell office:value-type="float" office:value="-253">
                <text:p>-253</text:p>
              </table:table-cell>
              <table:table-cell office:value-type="float" office:value="-128">
                <text:p>-1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378.5">
                <text:p>-378.5</text:p>
              </table:table-cell>
              <table:table-cell office:value-type="float" office:value="-253.5">
                <text:p>-253.5</text:p>
              </table:table-cell>
              <table:table-cell office:value-type="float" office:value="-128.5">
                <text:p>-128.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379">
                <text:p>-379</text:p>
              </table:table-cell>
              <table:table-cell office:value-type="float" office:value="-254">
                <text:p>-254</text:p>
              </table:table-cell>
              <table:table-cell office:value-type="float" office:value="-129">
                <text:p>-12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379.5">
                <text:p>-379.5</text:p>
              </table:table-cell>
              <table:table-cell office:value-type="float" office:value="-254.5">
                <text:p>-254.5</text:p>
              </table:table-cell>
              <table:table-cell office:value-type="float" office:value="-129.5">
                <text:p>-129.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380">
                <text:p>-380</text:p>
              </table:table-cell>
              <table:table-cell office:value-type="float" office:value="-255">
                <text:p>-255</text:p>
              </table:table-cell>
              <table:table-cell office:value-type="float" office:value="-130">
                <text:p>-1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380.5">
                <text:p>-380.5</text:p>
              </table:table-cell>
              <table:table-cell office:value-type="float" office:value="-255.5">
                <text:p>-255.5</text:p>
              </table:table-cell>
              <table:table-cell office:value-type="float" office:value="-130.5">
                <text:p>-130.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381">
                <text:p>-381</text:p>
              </table:table-cell>
              <table:table-cell office:value-type="float" office:value="-256">
                <text:p>-256</text:p>
              </table:table-cell>
              <table:table-cell office:value-type="float" office:value="-131">
                <text:p>-13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381.5">
                <text:p>-381.5</text:p>
              </table:table-cell>
              <table:table-cell office:value-type="float" office:value="-256.5">
                <text:p>-256.5</text:p>
              </table:table-cell>
              <table:table-cell office:value-type="float" office:value="-131.5">
                <text:p>-131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382">
                <text:p>-382</text:p>
              </table:table-cell>
              <table:table-cell office:value-type="float" office:value="-257">
                <text:p>-257</text:p>
              </table:table-cell>
              <table:table-cell office:value-type="float" office:value="-132">
                <text:p>-13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382.5">
                <text:p>-382.5</text:p>
              </table:table-cell>
              <table:table-cell office:value-type="float" office:value="-257.5">
                <text:p>-257.5</text:p>
              </table:table-cell>
              <table:table-cell office:value-type="float" office:value="-132.5">
                <text:p>-132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383">
                <text:p>-383</text:p>
              </table:table-cell>
              <table:table-cell office:value-type="float" office:value="-258">
                <text:p>-258</text:p>
              </table:table-cell>
              <table:table-cell office:value-type="float" office:value="-133">
                <text:p>-1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383.5">
                <text:p>-383.5</text:p>
              </table:table-cell>
              <table:table-cell office:value-type="float" office:value="-258.5">
                <text:p>-258.5</text:p>
              </table:table-cell>
              <table:table-cell office:value-type="float" office:value="-133.5">
                <text:p>-133.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384">
                <text:p>-384</text:p>
              </table:table-cell>
              <table:table-cell office:value-type="float" office:value="-259">
                <text:p>-259</text:p>
              </table:table-cell>
              <table:table-cell office:value-type="float" office:value="-134">
                <text:p>-13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384.5">
                <text:p>-384.5</text:p>
              </table:table-cell>
              <table:table-cell office:value-type="float" office:value="-259.5">
                <text:p>-259.5</text:p>
              </table:table-cell>
              <table:table-cell office:value-type="float" office:value="-134.5">
                <text:p>-134.5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385">
                <text:p>-385</text:p>
              </table:table-cell>
              <table:table-cell office:value-type="float" office:value="-260">
                <text:p>-260</text:p>
              </table:table-cell>
              <table:table-cell office:value-type="float" office:value="-135">
                <text:p>-1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385.5">
                <text:p>-385.5</text:p>
              </table:table-cell>
              <table:table-cell office:value-type="float" office:value="-260.5">
                <text:p>-260.5</text:p>
              </table:table-cell>
              <table:table-cell office:value-type="float" office:value="-135.5">
                <text:p>-135.5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386">
                <text:p>-386</text:p>
              </table:table-cell>
              <table:table-cell office:value-type="float" office:value="-261">
                <text:p>-261</text:p>
              </table:table-cell>
              <table:table-cell office:value-type="float" office:value="-136">
                <text:p>-13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386.5">
                <text:p>-386.5</text:p>
              </table:table-cell>
              <table:table-cell office:value-type="float" office:value="-261.5">
                <text:p>-261.5</text:p>
              </table:table-cell>
              <table:table-cell office:value-type="float" office:value="-136.5">
                <text:p>-136.5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387">
                <text:p>-387</text:p>
              </table:table-cell>
              <table:table-cell office:value-type="float" office:value="-262">
                <text:p>-262</text:p>
              </table:table-cell>
              <table:table-cell office:value-type="float" office:value="-137">
                <text:p>-13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387.5">
                <text:p>-387.5</text:p>
              </table:table-cell>
              <table:table-cell office:value-type="float" office:value="-262.5">
                <text:p>-262.5</text:p>
              </table:table-cell>
              <table:table-cell office:value-type="float" office:value="-137.5">
                <text:p>-137.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388">
                <text:p>-388</text:p>
              </table:table-cell>
              <table:table-cell office:value-type="float" office:value="-263">
                <text:p>-263</text:p>
              </table:table-cell>
              <table:table-cell office:value-type="float" office:value="-138">
                <text:p>-13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388.5">
                <text:p>-388.5</text:p>
              </table:table-cell>
              <table:table-cell office:value-type="float" office:value="-263.5">
                <text:p>-263.5</text:p>
              </table:table-cell>
              <table:table-cell office:value-type="float" office:value="-138.5">
                <text:p>-138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389">
                <text:p>-389</text:p>
              </table:table-cell>
              <table:table-cell office:value-type="float" office:value="-264">
                <text:p>-264</text:p>
              </table:table-cell>
              <table:table-cell office:value-type="float" office:value="-139">
                <text:p>-1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389.5">
                <text:p>-389.5</text:p>
              </table:table-cell>
              <table:table-cell office:value-type="float" office:value="-264.5">
                <text:p>-264.5</text:p>
              </table:table-cell>
              <table:table-cell office:value-type="float" office:value="-139.5">
                <text:p>-139.5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390">
                <text:p>-390</text:p>
              </table:table-cell>
              <table:table-cell office:value-type="float" office:value="-265">
                <text:p>-265</text:p>
              </table:table-cell>
              <table:table-cell office:value-type="float" office:value="-140">
                <text:p>-1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390.5">
                <text:p>-390.5</text:p>
              </table:table-cell>
              <table:table-cell office:value-type="float" office:value="-265.5">
                <text:p>-265.5</text:p>
              </table:table-cell>
              <table:table-cell office:value-type="float" office:value="-140.5">
                <text:p>-140.5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391">
                <text:p>-391</text:p>
              </table:table-cell>
              <table:table-cell office:value-type="float" office:value="-266">
                <text:p>-266</text:p>
              </table:table-cell>
              <table:table-cell office:value-type="float" office:value="-141">
                <text:p>-14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391.5">
                <text:p>-391.5</text:p>
              </table:table-cell>
              <table:table-cell office:value-type="float" office:value="-266.5">
                <text:p>-266.5</text:p>
              </table:table-cell>
              <table:table-cell office:value-type="float" office:value="-141.5">
                <text:p>-141.5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392">
                <text:p>-392</text:p>
              </table:table-cell>
              <table:table-cell office:value-type="float" office:value="-267">
                <text:p>-267</text:p>
              </table:table-cell>
              <table:table-cell office:value-type="float" office:value="-142">
                <text:p>-14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392.5">
                <text:p>-392.5</text:p>
              </table:table-cell>
              <table:table-cell office:value-type="float" office:value="-267.5">
                <text:p>-267.5</text:p>
              </table:table-cell>
              <table:table-cell office:value-type="float" office:value="-142.5">
                <text:p>-142.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393">
                <text:p>-393</text:p>
              </table:table-cell>
              <table:table-cell office:value-type="float" office:value="-268">
                <text:p>-268</text:p>
              </table:table-cell>
              <table:table-cell office:value-type="float" office:value="-143">
                <text:p>-14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393.5">
                <text:p>-393.5</text:p>
              </table:table-cell>
              <table:table-cell office:value-type="float" office:value="-268.5">
                <text:p>-268.5</text:p>
              </table:table-cell>
              <table:table-cell office:value-type="float" office:value="-143.5">
                <text:p>-143.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394">
                <text:p>-394</text:p>
              </table:table-cell>
              <table:table-cell office:value-type="float" office:value="-269">
                <text:p>-269</text:p>
              </table:table-cell>
              <table:table-cell office:value-type="float" office:value="-144">
                <text:p>-14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394.5">
                <text:p>-394.5</text:p>
              </table:table-cell>
              <table:table-cell office:value-type="float" office:value="-269.5">
                <text:p>-269.5</text:p>
              </table:table-cell>
              <table:table-cell office:value-type="float" office:value="-144.5">
                <text:p>-144.5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395">
                <text:p>-395</text:p>
              </table:table-cell>
              <table:table-cell office:value-type="float" office:value="-270">
                <text:p>-270</text:p>
              </table:table-cell>
              <table:table-cell office:value-type="float" office:value="-145">
                <text:p>-14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395.5">
                <text:p>-395.5</text:p>
              </table:table-cell>
              <table:table-cell office:value-type="float" office:value="-270.5">
                <text:p>-270.5</text:p>
              </table:table-cell>
              <table:table-cell office:value-type="float" office:value="-145.5">
                <text:p>-145.5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396">
                <text:p>-396</text:p>
              </table:table-cell>
              <table:table-cell office:value-type="float" office:value="-271">
                <text:p>-271</text:p>
              </table:table-cell>
              <table:table-cell office:value-type="float" office:value="-146">
                <text:p>-14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396.5">
                <text:p>-396.5</text:p>
              </table:table-cell>
              <table:table-cell office:value-type="float" office:value="-271.5">
                <text:p>-271.5</text:p>
              </table:table-cell>
              <table:table-cell office:value-type="float" office:value="-146.5">
                <text:p>-146.5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397">
                <text:p>-397</text:p>
              </table:table-cell>
              <table:table-cell office:value-type="float" office:value="-272">
                <text:p>-272</text:p>
              </table:table-cell>
              <table:table-cell office:value-type="float" office:value="-147">
                <text:p>-14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397.5">
                <text:p>-397.5</text:p>
              </table:table-cell>
              <table:table-cell office:value-type="float" office:value="-272.5">
                <text:p>-272.5</text:p>
              </table:table-cell>
              <table:table-cell office:value-type="float" office:value="-147.5">
                <text:p>-147.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398">
                <text:p>-398</text:p>
              </table:table-cell>
              <table:table-cell office:value-type="float" office:value="-273">
                <text:p>-273</text:p>
              </table:table-cell>
              <table:table-cell office:value-type="float" office:value="-148">
                <text:p>-14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398.5">
                <text:p>-398.5</text:p>
              </table:table-cell>
              <table:table-cell office:value-type="float" office:value="-273.5">
                <text:p>-273.5</text:p>
              </table:table-cell>
              <table:table-cell office:value-type="float" office:value="-148.5">
                <text:p>-148.5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399">
                <text:p>-399</text:p>
              </table:table-cell>
              <table:table-cell office:value-type="float" office:value="-274">
                <text:p>-274</text:p>
              </table:table-cell>
              <table:table-cell office:value-type="float" office:value="-149">
                <text:p>-14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399.5">
                <text:p>-399.5</text:p>
              </table:table-cell>
              <table:table-cell office:value-type="float" office:value="-274.5">
                <text:p>-274.5</text:p>
              </table:table-cell>
              <table:table-cell office:value-type="float" office:value="-149.5">
                <text:p>-149.5</text:p>
              </table:table-cell>
              <table:table-cell office:value-type="float" office:value="-24.5">
                <text:p>-2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graph.A1:graph.A800 graph.F1:graph.F800" svg:x="0.32cm" svg:y="0.18cm" svg:width="12.534cm" svg:height="8.64cm">
          <chartooo:coordinate-region svg:x="1.047cm" svg:y="0.38cm" svg:width="11.44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F1:graph.F800" chart:class="chart:scatter">
            <chart:domain table:cell-range-address="graph.A1:graph.A800"/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F1:graph.F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24.5">
                <text:p>-2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